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style:font-name="Liberation Serif" fo:font-size="17pt" fo:font-weight="bold" officeooo:rsid="24ffe503" officeooo:paragraph-rsid="29306eec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style:use-window-font-color="true" style:font-name="Liberation Serif" fo:font-size="17pt" fo:font-weight="bold" officeooo:rsid="24ffe503" officeooo:paragraph-rsid="2bb70f5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style:use-window-font-color="true" style:font-name="Liberation Serif" fo:font-size="17pt" fo:font-weight="bold" officeooo:rsid="24ffe503" officeooo:paragraph-rsid="2bc0832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24ffe503" officeooo:paragraph-rsid="29306eec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24ffe503" officeooo:paragraph-rsid="30b7ed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24ffe503" officeooo:paragraph-rsid="2f4c90e4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24ffe503" officeooo:paragraph-rsid="2bd50f9e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24ffe503" officeooo:paragraph-rsid="2be6ec24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24ffe503" officeooo:paragraph-rsid="2d3df533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24ffe503" officeooo:paragraph-rsid="2bf19164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24ffe503" officeooo:paragraph-rsid="2bf25097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24ffe503" officeooo:paragraph-rsid="2d316245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24ffe503" officeooo:paragraph-rsid="2d544709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24ffe503" officeooo:paragraph-rsid="2d9b7fc0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24ffe503" officeooo:paragraph-rsid="2da885fd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24ffe503" officeooo:paragraph-rsid="2dbc037e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24ffe503" officeooo:paragraph-rsid="2da69d96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ffe503" officeooo:paragraph-rsid="2dae6703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24ffe503" officeooo:paragraph-rsid="2d9f44d0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24ffe503" officeooo:paragraph-rsid="2bb70f5e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24ffe503" officeooo:paragraph-rsid="2e031752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24ffe503" officeooo:paragraph-rsid="2bc0734c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24ffe503" officeooo:paragraph-rsid="2bc08321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24ffe503" officeooo:paragraph-rsid="2bfa6408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24ffe503" officeooo:paragraph-rsid="2bfaabae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24ffe503" officeooo:paragraph-rsid="2eb31cbe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24ffe503" officeooo:paragraph-rsid="2ea63d06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24ffe503" officeooo:paragraph-rsid="2ea83b0b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24ffe503" officeooo:paragraph-rsid="2eb5ea6e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24ffe503" officeooo:paragraph-rsid="2eb00180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24ffe503" officeooo:paragraph-rsid="2a20ca3a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24ffe503" officeooo:paragraph-rsid="2a24a83e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24ffe503" officeooo:paragraph-rsid="2a2a9728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24ffe503" officeooo:paragraph-rsid="2a3f16a7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24ffe503" officeooo:paragraph-rsid="28d25918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24ffe503" officeooo:paragraph-rsid="28d809a2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24ffe503" officeooo:paragraph-rsid="2a74bba8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24ffe503" officeooo:paragraph-rsid="2a71e6dc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24ffe503" officeooo:paragraph-rsid="2bd386ea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24ffe503" officeooo:paragraph-rsid="2bd1e5d8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24ffe503" officeooo:paragraph-rsid="2caa3267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2f43f806" officeooo:paragraph-rsid="2f43f806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2f4411c9" officeooo:paragraph-rsid="2f4e523a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2ad697e7" officeooo:paragraph-rsid="2bd50f9e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2ad697e7" officeooo:paragraph-rsid="2f74a8ae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2ad697e7" officeooo:paragraph-rsid="2f7655d7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fo:font-weight="bold" officeooo:rsid="2ad697e7" officeooo:paragraph-rsid="2bd1e5d8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fo:font-weight="bold" officeooo:rsid="2ad697e7" officeooo:paragraph-rsid="2bd73e49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fo:font-weight="bold" officeooo:rsid="2bbc158f" officeooo:paragraph-rsid="2bbc158f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fo:font-weight="bold" officeooo:rsid="2bbc158f" officeooo:paragraph-rsid="2c3aea9a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fo:font-weight="bold" officeooo:rsid="2bbc158f" officeooo:paragraph-rsid="2e9acfeb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fo:font-weight="bold" officeooo:rsid="2bbc158f" officeooo:paragraph-rsid="2bd9e133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fo:font-weight="bold" officeooo:rsid="2bbc158f" officeooo:paragraph-rsid="2de93ccb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fo:font-weight="bold" officeooo:rsid="2e0ab31d" officeooo:paragraph-rsid="2e0ab31d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fo:font-weight="bold" officeooo:rsid="2dc2231e" officeooo:paragraph-rsid="2dc2231e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28d25918" officeooo:paragraph-rsid="28d25918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2b6f314a" officeooo:paragraph-rsid="2bd386ea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2b6f314a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2b6f314a" officeooo:paragraph-rsid="2cb750a1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2b6f314a" officeooo:paragraph-rsid="2ccdf830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2b6f314a" officeooo:paragraph-rsid="2cf5b90a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2b6f314a" officeooo:paragraph-rsid="2cd0407c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2b6f314a" officeooo:paragraph-rsid="2cd3cd52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2e6d9e00" officeooo:paragraph-rsid="2e738336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fo:font-weight="bold" officeooo:rsid="2e6d9e00" officeooo:paragraph-rsid="2e807a6f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bc158f" officeooo:paragraph-rsid="2ea0cba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bc158f" officeooo:paragraph-rsid="2e9c92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bd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d6077f6" officeooo:paragraph-rsid="2d6077f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d6077f6" officeooo:paragraph-rsid="2d6358c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d6077f6" officeooo:paragraph-rsid="2d7f761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f507eeb" officeooo:paragraph-rsid="2f507ee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f507eeb" officeooo:paragraph-rsid="2fcaa9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f507eeb" officeooo:paragraph-rsid="2f5528e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e37be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950d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a8db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f5e55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f8de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8168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8010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7fe7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7daaa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836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fa70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f4f84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85e1b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93a1d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92cc6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9e33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9e8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aa19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bf132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2fbfd1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1e6cb1db" officeooo:paragraph-rsid="2fa8db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1e6cb1db" officeooo:paragraph-rsid="2faa19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1e6cb1db" officeooo:paragraph-rsid="2fc18d7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1e6cb1db" officeooo:paragraph-rsid="2fbf132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1d4c8afb" officeooo:paragraph-rsid="2fb1cc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1ed6674c" officeooo:paragraph-rsid="2f7e46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1d502999" officeooo:paragraph-rsid="2fa0ab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15ddbb2" officeooo:paragraph-rsid="30af7f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15ddbb2" officeooo:paragraph-rsid="30b6f0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15ddbb2" officeooo:paragraph-rsid="30263cb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1df7a400" officeooo:paragraph-rsid="2e738336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1df7a400" officeooo:paragraph-rsid="2e807a6f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1df7a400" officeooo:paragraph-rsid="2ed17133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1df7a400" officeooo:paragraph-rsid="2eeabc66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1df7a400" officeooo:paragraph-rsid="2ee7ba46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1df7a400" officeooo:paragraph-rsid="2efa2abd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1df7a400" officeooo:paragraph-rsid="2efc6dc7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1df7a400" officeooo:paragraph-rsid="2efc6186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1df7a400" officeooo:paragraph-rsid="2f3a0f43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1df7a400" officeooo:paragraph-rsid="2f3fa9dc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2ef9b8c9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e807a6f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efedf26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f37239b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f39d0f6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f404ce2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f42472e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f4c335e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f4e73bc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f66cd6a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f6d0196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f7123b0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f72e1e5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f75370f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ef9b8c9" officeooo:paragraph-rsid="2f78e5ce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f78e5ce" officeooo:paragraph-rsid="2f78e5ce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f78e5ce" officeooo:paragraph-rsid="2f7a3150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f78e5ce" officeooo:paragraph-rsid="2f7ad6fc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2f78e5ce" officeooo:paragraph-rsid="2f7b5c88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2f78e5ce" officeooo:paragraph-rsid="2f93df81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2f78e5ce" officeooo:paragraph-rsid="2fa45fb5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2f78e5ce" officeooo:paragraph-rsid="2fdf4a78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2f4f1859" officeooo:paragraph-rsid="2f4f1859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2f4f1859" officeooo:paragraph-rsid="2f64d02c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2f4f1859" officeooo:paragraph-rsid="2f507eeb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2f4f1859" officeooo:paragraph-rsid="2f5528e3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1e6cb1db" officeooo:paragraph-rsid="2f85e1bb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e37be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9c4bb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9c79f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e2320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30184fe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e457b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e5c72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e7900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971ce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9e8e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30102c8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ae63f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b0e61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eb4d3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acff7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be92e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bf08a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db64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c288c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1eba5f30" officeooo:paragraph-rsid="2fe2175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ffb1c0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1f82ea76" officeooo:paragraph-rsid="2ffe52a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1fe2c3bf" officeooo:paragraph-rsid="2ffae54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1f64582b" officeooo:paragraph-rsid="30b7ce6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style:font-name-asian="Liberation Serif"/>
    </style:style>
    <style:style style:name="P169" style:family="paragraph" style:parent-style-name="Standard" style:list-style-name="L1">
      <style:text-properties fo:color="#333333" style:font-name="Liberation Serif" officeooo:paragraph-rsid="3086429d" style:font-name-asian="Liberation Serif"/>
    </style:style>
    <style:style style:name="P170" style:family="paragraph" style:parent-style-name="Standard" style:list-style-name="L1">
      <style:text-properties fo:color="#333333" style:font-name="Liberation Serif" officeooo:paragraph-rsid="30893e97" style:font-name-asian="Liberation Serif"/>
    </style:style>
    <style:style style:name="P171" style:family="paragraph" style:parent-style-name="Standard" style:list-style-name="L1">
      <style:text-properties fo:color="#333333" style:font-name="Liberation Serif" officeooo:paragraph-rsid="308dd6d1" style:font-name-asian="Liberation Serif"/>
    </style:style>
    <style:style style:name="P172" style:family="paragraph" style:parent-style-name="Standard" style:list-style-name="L1">
      <style:text-properties fo:color="#333333" style:font-name="Liberation Serif" officeooo:paragraph-rsid="308f2f3e" style:font-name-asian="標楷體1"/>
    </style:style>
    <style:style style:name="P173" style:family="paragraph" style:parent-style-name="Standard" style:list-style-name="L1">
      <style:text-properties fo:color="#333333" style:font-name="Liberation Serif" officeooo:paragraph-rsid="30910183" style:font-name-asian="標楷體1"/>
    </style:style>
    <style:style style:name="P174" style:family="paragraph" style:parent-style-name="Standard" style:list-style-name="L1">
      <style:text-properties fo:color="#333333" style:font-name="Liberation Serif" officeooo:paragraph-rsid="3092e79c" style:font-name-asian="標楷體1"/>
    </style:style>
    <style:style style:name="P175" style:family="paragraph" style:parent-style-name="Standard" style:list-style-name="L1">
      <style:text-properties fo:color="#333333" style:font-name="Liberation Serif" officeooo:paragraph-rsid="30968a8f" style:font-name-asian="標楷體1"/>
    </style:style>
    <style:style style:name="P176" style:family="paragraph" style:parent-style-name="Standard" style:list-style-name="L1">
      <style:text-properties fo:color="#333333" style:font-name="Liberation Serif" officeooo:paragraph-rsid="3094b687" style:font-name-asian="標楷體1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0016f0d" officeooo:paragraph-rsid="30033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00332d0" officeooo:paragraph-rsid="30050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00332d0" officeooo:paragraph-rsid="30033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00332d0" officeooo:paragraph-rsid="304d25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officeooo:paragraph-rsid="2de93c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officeooo:paragraph-rsid="30a8c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officeooo:paragraph-rsid="309bd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officeooo:paragraph-rsid="309e0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officeooo:paragraph-rsid="30a70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officeooo:paragraph-rsid="309b27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officeooo:paragraph-rsid="2e0ab3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officeooo:paragraph-rsid="2dc223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officeooo:paragraph-rsid="2dd469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officeooo:paragraph-rsid="2dcb91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officeooo:paragraph-rsid="2e6670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officeooo:paragraph-rsid="2e3e91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031752" officeooo:paragraph-rsid="2e2a8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031752" officeooo:paragraph-rsid="2e031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dd649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f507eeb" officeooo:paragraph-rsid="2fb55f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f7a400" officeooo:paragraph-rsid="2fb6b5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53fc7d" officeooo:paragraph-rsid="2dcb91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2dcb91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2f2deb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2f179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429f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4fb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4e4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50fc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5556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5ad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5c9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5f88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602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62a0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6984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6ae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6ce1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6de7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79b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70e8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76bb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72b2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42d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3c8b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8e44b6" officeooo:paragraph-rsid="302c1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302a05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3039c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30380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3041bc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304e4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3050fc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305590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305556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305ad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306de7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3042d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30312b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302d72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ffe503" officeooo:paragraph-rsid="2a828e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02f5f43" officeooo:paragraph-rsid="302f5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02f5f43" officeooo:paragraph-rsid="303bd3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02f5f43" officeooo:paragraph-rsid="3032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02f5f43" officeooo:paragraph-rsid="303545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02f5f43" officeooo:paragraph-rsid="30447e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02f5f43" officeooo:paragraph-rsid="3035a8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828eaf" officeooo:paragraph-rsid="2a87a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828eaf" officeooo:paragraph-rsid="2bd12b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1add7b" officeooo:paragraph-rsid="2dc2231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e53fc7d" officeooo:paragraph-rsid="2dcb913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de93ccb" officeooo:paragraph-rsid="309a01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bae896a" officeooo:paragraph-rsid="2eac6b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a1add7b" officeooo:paragraph-rsid="2dc223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ddd659c" officeooo:paragraph-rsid="2de220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c59e9a1" officeooo:paragraph-rsid="2dcb91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61261e" officeooo:paragraph-rsid="2dcb91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e53fc7d" officeooo:paragraph-rsid="2dcb91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582de89" officeooo:paragraph-rsid="2a370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582de89" officeooo:paragraph-rsid="29306e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582de89" officeooo:paragraph-rsid="2a401f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582de89" officeooo:paragraph-rsid="2a3f16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582de89" officeooo:paragraph-rsid="2a828e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582de89" officeooo:paragraph-rsid="2a87a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fe37b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fea6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febe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30009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5968ea" officeooo:paragraph-rsid="2fc441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officeooo:paragraph-rsid="2fc6c7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4c8afb" officeooo:paragraph-rsid="2ff3f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4c8afb" officeooo:paragraph-rsid="2febe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4c8afb" officeooo:paragraph-rsid="2fedc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febe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ffad8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301f66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307ff9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30845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3082e3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30974d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309865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3097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ff5e5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ffad4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3027a6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ffad8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ffae5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ffbe2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2ffe4d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30b51d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30b9f4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d9bb035" officeooo:paragraph-rsid="30ba29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119868" officeooo:paragraph-rsid="3021b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119868" officeooo:paragraph-rsid="3013e9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c657e" officeooo:paragraph-rsid="301cce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c657e" officeooo:paragraph-rsid="301d20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15ddbb2" officeooo:paragraph-rsid="30268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15ddbb2" officeooo:paragraph-rsid="307e37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309865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82ea76" officeooo:paragraph-rsid="30009b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d4c8afb" officeooo:paragraph-rsid="2fedc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font-name="標楷體1" fo:font-size="17pt" fo:font-weight="bold" officeooo:rsid="2de93ccb" officeooo:paragraph-rsid="2de93ccb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 style:list-style-name="L1">
      <style:text-properties fo:color="#333333" style:font-name="標楷體1" fo:font-size="17pt" fo:font-weight="bold" officeooo:rsid="2ad697e7" officeooo:paragraph-rsid="2bd1e5d8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 style:list-style-name="L1">
      <style:text-properties fo:color="#1c1c1c" style:font-name="Liberation Serif" fo:font-size="17pt" fo:font-weight="bold" officeooo:rsid="2ad697e7" officeooo:paragraph-rsid="2f77a797" style:font-name-asian="標楷體1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 style:list-style-name="L1">
      <style:text-properties fo:color="#1c1c1c" style:font-name="Liberation Serif" fo:font-size="17pt" fo:font-weight="bold" officeooo:rsid="24ffe503" officeooo:paragraph-rsid="2bf3d476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 style:list-style-name="L1">
      <style:text-properties fo:color="#1c1c1c" style:font-name="Liberation Serif" fo:font-size="17pt" fo:font-weight="bold" officeooo:rsid="24ffe503" officeooo:paragraph-rsid="2da2ee24" style:font-name-asian="標楷體1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 style:list-style-name="L1">
      <style:text-properties fo:color="#1c1c1c" style:font-name="Liberation Serif" fo:font-size="17pt" fo:font-weight="bold" officeooo:rsid="24ffe503" officeooo:paragraph-rsid="2cfbda30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 style:list-style-name="L1">
      <style:text-properties fo:color="#1c1c1c" style:font-name="Liberation Serif" fo:font-size="17pt" fo:font-weight="bold" officeooo:rsid="24ffe503" officeooo:paragraph-rsid="2a24a83e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 style:list-style-name="L1">
      <style:text-properties fo:color="#1c1c1c" style:font-name="Liberation Serif" fo:font-size="17pt" fo:font-weight="bold" officeooo:rsid="2bb970bb" officeooo:paragraph-rsid="2bd50f9e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 style:list-style-name="L1">
      <style:text-properties fo:color="#1c1c1c" style:font-name="Liberation Serif" fo:font-size="17pt" fo:font-weight="bold" officeooo:rsid="2bb970bb" officeooo:paragraph-rsid="2bd73e49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 style:list-style-name="L1">
      <style:text-properties fo:color="#1c1c1c" style:font-name="Liberation Serif" fo:font-size="17pt" fo:font-weight="bold" officeooo:rsid="2b6f314a" officeooo:paragraph-rsid="2cd0407c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1c1c1c" style:font-name="Liberation Serif" fo:font-size="17pt" style:text-underline-style="none" fo:font-weight="bold" officeooo:rsid="2f4f1859" officeooo:paragraph-rsid="2f56d364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1c1c1c" style:font-name="Liberation Serif" style:font-name-asian="Liberation Serif"/>
    </style:style>
    <style:style style:name="P310" style:family="paragraph" style:parent-style-name="Standard" style:list-style-name="L1">
      <style:text-properties fo:color="#1c1c1c" style:font-name="Liberation Serif" officeooo:paragraph-rsid="3094b687" style:font-name-asian="標楷體1"/>
    </style:style>
    <style:style style:name="P3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82ea76" officeooo:paragraph-rsid="2ffae54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050505"/>
    </style:style>
    <style:style style:name="T2" style:family="text">
      <style:text-properties fo:color="#050505" style:font-name-asian="標楷體1"/>
    </style:style>
    <style:style style:name="T3" style:family="text">
      <style:text-properties fo:color="#050505" style:font-name="標楷體1" officeooo:rsid="2ddd659c" style:font-name-asian="標楷體1"/>
    </style:style>
    <style:style style:name="T4" style:family="text">
      <style:text-properties fo:color="#050505" style:font-name="標楷體1" officeooo:rsid="2dde0cd4" style:font-name-asian="標楷體1"/>
    </style:style>
    <style:style style:name="T5" style:family="text">
      <style:text-properties fo:color="#050505" style:font-name="標楷體1" officeooo:rsid="2b6f314a"/>
    </style:style>
    <style:style style:name="T6" style:family="text">
      <style:text-properties fo:color="#050505" style:font-name="標楷體1" fo:font-size="11pt" officeooo:rsid="2b6f314a" style:font-size-asian="11pt" style:font-size-complex="11pt"/>
    </style:style>
    <style:style style:name="T7" style:family="text">
      <style:text-properties fo:color="#050505" style:font-name="標楷體1" fo:font-size="15pt" officeooo:rsid="2b6f314a" style:font-size-asian="15pt" style:font-size-complex="15pt"/>
    </style:style>
    <style:style style:name="T8" style:family="text">
      <style:text-properties fo:color="#050505" style:font-name="標楷體1" officeooo:rsid="1f9386ea"/>
    </style:style>
    <style:style style:name="T9" style:family="text">
      <style:text-properties fo:color="#050505" style:font-name="標楷體1" fo:font-size="10pt" officeooo:rsid="2b6f314a" style:font-size-asian="10pt" style:font-size-complex="10pt"/>
    </style:style>
    <style:style style:name="T10" style:family="text">
      <style:text-properties fo:color="#050505" style:text-outline="false" style:text-line-through-style="none" style:text-line-through-type="none" fo:font-style="normal" fo:text-shadow="none" style:text-underline-style="none" officeooo:rsid="2e01c52a" style:font-style-asian="normal" style:font-name-complex="標楷體" style:text-emphasize="none"/>
    </style:style>
    <style:style style:name="T11" style:family="text">
      <style:text-properties fo:color="#050505" style:text-outline="false" style:text-line-through-style="none" style:text-line-through-type="none" style:text-position="0% 100%" fo:font-style="normal" fo:text-shadow="none" officeooo:rsid="1f2b5203" style:font-name-asian="標楷體1" style:font-style-asian="normal" style:text-emphasize="none"/>
    </style:style>
    <style:style style:name="T12" style:family="text">
      <style:text-properties fo:color="#050505" style:text-outline="false" style:text-line-through-style="none" style:text-line-through-type="none" style:text-position="0% 100%" fo:font-style="normal" fo:text-shadow="none" officeooo:rsid="1e6cb1db" style:font-name-asian="標楷體1" style:font-style-asian="normal" style:text-emphasize="none"/>
    </style:style>
    <style:style style:name="T13" style:family="text">
      <style:text-properties fo:color="#050505" style:text-outline="false" style:text-line-through-style="none" style:text-line-through-type="none" style:text-position="0% 100%" fo:font-style="normal" fo:text-shadow="none" officeooo:rsid="1e2c657e" style:font-name-asian="標楷體1" style:font-style-asian="normal" style:text-emphasize="none"/>
    </style:style>
    <style:style style:name="T14" style:family="text">
      <style:text-properties fo:color="#050505" style:text-outline="false" style:text-line-through-style="none" style:text-line-through-type="none" style:text-position="0% 100%" fo:font-style="normal" fo:text-shadow="none" officeooo:rsid="1f2b5203" style:font-style-asian="normal" style:text-emphasize="none"/>
    </style:style>
    <style:style style:name="T15" style:family="text">
      <style:text-properties fo:color="#050505" style:text-outline="false" style:text-line-through-style="none" style:text-line-through-type="none" style:text-position="0% 100%" fo:font-style="normal" fo:text-shadow="none" officeooo:rsid="1e6cb1db" style:font-style-asian="normal" style:text-emphasize="none"/>
    </style:style>
    <style:style style:name="T16" style:family="text">
      <style:text-properties fo:color="#050505" style:text-outline="false" style:text-line-through-style="none" style:text-line-through-type="none" style:text-position="0% 100%" fo:font-style="normal" fo:text-shadow="none" officeooo:rsid="1e2c657e" style:font-style-asian="normal" style:text-emphasize="none"/>
    </style:style>
    <style:style style:name="T17" style:family="text">
      <style:text-properties fo:color="#050505"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18" style:family="text">
      <style:text-properties fo:color="#050505"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19" style:family="text">
      <style:text-properties fo:color="#050505" style:text-outline="false" style:text-line-through-style="none" style:text-line-through-type="none" style:text-position="0% 100%" style:font-name="標楷體1" fo:font-style="normal" fo:text-shadow="none" officeooo:rsid="2b6f314a" style:font-style-asian="normal" style:text-emphasize="none"/>
    </style:style>
    <style:style style:name="T20" style:family="text">
      <style:text-properties fo:color="#050505" officeooo:rsid="1d9bb035"/>
    </style:style>
    <style:style style:name="T21" style:family="text">
      <style:text-properties fo:color="#050505" officeooo:rsid="1e6cb1db"/>
    </style:style>
    <style:style style:name="T22" style:family="text">
      <style:text-properties fo:color="#050505" fo:font-size="11pt" officeooo:rsid="1e6cb1db" style:font-size-asian="11pt" style:font-size-complex="11pt"/>
    </style:style>
    <style:style style:name="T23" style:family="text">
      <style:text-properties fo:color="#050505" fo:font-size="15pt" officeooo:rsid="1e6cb1db" style:font-size-asian="15pt" style:font-size-complex="15pt"/>
    </style:style>
    <style:style style:name="T24" style:family="text">
      <style:text-properties fo:color="#050505" officeooo:rsid="1e2c657e"/>
    </style:style>
    <style:style style:name="T25" style:family="text">
      <style:text-properties fo:color="#050505" fo:font-size="10pt" officeooo:rsid="1e6cb1db" style:font-size-asian="10pt" style:font-size-complex="10pt"/>
    </style:style>
    <style:style style:name="T26" style:family="text">
      <style:text-properties fo:color="#050505" officeooo:rsid="17cb7444"/>
    </style:style>
    <style:style style:name="T27" style:family="text">
      <style:text-properties style:font-name="標楷體1"/>
    </style:style>
    <style:style style:name="T28" style:family="text">
      <style:text-properties style:font-name="標楷體1" style:font-name-asian="標楷體1"/>
    </style:style>
    <style:style style:name="T29" style:family="text">
      <style:text-properties style:font-name="標楷體1" officeooo:rsid="2ae9e95b" style:font-name-asian="標楷體1"/>
    </style:style>
    <style:style style:name="T30" style:family="text">
      <style:text-properties style:font-name="標楷體1" officeooo:rsid="2caa3267" style:font-name-asian="標楷體1"/>
    </style:style>
    <style:style style:name="T31" style:family="text">
      <style:text-properties style:font-name="標楷體1" officeooo:rsid="2d3446cd" style:font-name-asian="標楷體1"/>
    </style:style>
    <style:style style:name="T32" style:family="text">
      <style:text-properties style:font-name="標楷體1" officeooo:rsid="2d35749b" style:font-name-asian="標楷體1"/>
    </style:style>
    <style:style style:name="T33" style:family="text">
      <style:text-properties style:font-name="標楷體1" officeooo:rsid="2d39aef8" style:font-name-asian="標楷體1"/>
    </style:style>
    <style:style style:name="T34" style:family="text">
      <style:text-properties style:font-name="標楷體1" officeooo:rsid="2e8e44b6" style:font-name-asian="標楷體1"/>
    </style:style>
    <style:style style:name="T35" style:family="text">
      <style:text-properties style:font-name="標楷體1" officeooo:rsid="2f1dc2e4" style:font-name-asian="標楷體1"/>
    </style:style>
    <style:style style:name="T36" style:family="text">
      <style:text-properties style:font-name="標楷體1" officeooo:rsid="2f43f806" style:font-name-asian="標楷體1"/>
    </style:style>
    <style:style style:name="T37" style:family="text">
      <style:text-properties style:font-name="標楷體1" style:font-name-asian="標楷體1" style:font-name-complex="Arial1"/>
    </style:style>
    <style:style style:name="T38" style:family="text">
      <style:text-properties style:font-name="標楷體1" officeooo:rsid="304a82fc" style:font-name-asian="標楷體1" style:font-name-complex="Arial1"/>
    </style:style>
    <style:style style:name="T39" style:family="text">
      <style:text-properties style:font-name="標楷體1" officeooo:rsid="1d9bb035" style:font-name-asian="標楷體1"/>
    </style:style>
    <style:style style:name="T40" style:family="text">
      <style:text-properties style:font-name="標楷體1" officeooo:rsid="1e259b6b" style:font-name-asian="標楷體1"/>
    </style:style>
    <style:style style:name="T41" style:family="text">
      <style:text-properties style:font-name="標楷體1" officeooo:rsid="1e6e43e6" style:font-name-asian="標楷體1"/>
    </style:style>
    <style:style style:name="T42" style:family="text">
      <style:text-properties style:font-name="標楷體1" officeooo:rsid="1e5a8a74" style:font-name-asian="標楷體1"/>
    </style:style>
    <style:style style:name="T43" style:family="text">
      <style:text-properties style:font-name="標楷體1" officeooo:rsid="1e65a078" style:font-name-asian="標楷體1"/>
    </style:style>
    <style:style style:name="T44" style:family="text">
      <style:text-properties style:font-name="標楷體1" officeooo:rsid="0a7edee9" style:font-name-asian="標楷體1"/>
    </style:style>
    <style:style style:name="T45" style:family="text">
      <style:text-properties style:font-name="標楷體1" officeooo:rsid="1d4c8afb" style:font-name-asian="標楷體1"/>
    </style:style>
    <style:style style:name="T46" style:family="text">
      <style:text-properties style:font-name="標楷體1" officeooo:rsid="303545f4" style:font-name-asian="標楷體1"/>
    </style:style>
    <style:style style:name="T47" style:family="text">
      <style:text-properties style:font-name="標楷體1" officeooo:rsid="28cad682"/>
    </style:style>
    <style:style style:name="T48" style:family="text">
      <style:text-properties style:font-name="標楷體1" style:text-underline-style="solid" style:text-underline-width="auto" style:text-underline-color="font-color" officeooo:rsid="0a7edee9" style:font-name-complex="標楷體"/>
    </style:style>
    <style:style style:name="T49" style:family="text">
      <style:text-properties style:font-name="標楷體1" style:text-underline-style="solid" style:text-underline-width="auto" style:text-underline-color="font-color" officeooo:rsid="221126fb" style:font-name-complex="標楷體"/>
    </style:style>
    <style:style style:name="T50" style:family="text">
      <style:text-properties style:font-name="標楷體1" style:text-underline-style="solid" style:text-underline-width="auto" style:text-underline-color="font-color" officeooo:rsid="215a5241" style:font-name-complex="標楷體"/>
    </style:style>
    <style:style style:name="T51" style:family="text">
      <style:text-properties style:font-name="標楷體1" style:text-underline-style="solid" style:text-underline-width="auto" style:text-underline-color="font-color" style:font-name-asian="標楷體1"/>
    </style:style>
    <style:style style:name="T52" style:family="text">
      <style:text-properties style:font-name="標楷體1" style:text-underline-style="solid" style:text-underline-width="auto" style:text-underline-color="font-color" officeooo:rsid="2f507eeb" style:font-name-asian="標楷體1" style:font-name-complex="標楷體"/>
    </style:style>
    <style:style style:name="T53" style:family="text">
      <style:text-properties style:font-name="標楷體1" officeooo:rsid="2a217977"/>
    </style:style>
    <style:style style:name="T54" style:family="text">
      <style:text-properties style:font-name="標楷體1" style:text-underline-style="none" officeooo:rsid="2f9be6fe" style:font-name-complex="標楷體"/>
    </style:style>
    <style:style style:name="T55" style:family="text">
      <style:text-properties style:font-name="標楷體1" style:text-underline-style="none" officeooo:rsid="0a7edee9" style:font-name-complex="標楷體"/>
    </style:style>
    <style:style style:name="T56" style:family="text">
      <style:text-properties style:font-name="標楷體1" style:text-underline-style="none" officeooo:rsid="1df7e161" style:font-name-complex="標楷體"/>
    </style:style>
    <style:style style:name="T57" style:family="text">
      <style:text-properties style:font-name="標楷體1" officeooo:rsid="2ca9d8a1"/>
    </style:style>
    <style:style style:name="T58" style:family="text">
      <style:text-properties style:font-name="標楷體1" officeooo:rsid="2e3546aa"/>
    </style:style>
    <style:style style:name="T59" style:family="text">
      <style:text-properties style:font-name="標楷體1" officeooo:rsid="2e3ac1df"/>
    </style:style>
    <style:style style:name="T60" style:family="text">
      <style:text-properties style:font-name="標楷體1" officeooo:rsid="2e477efb"/>
    </style:style>
    <style:style style:name="T61" style:family="text">
      <style:text-properties style:font-name="標楷體1" officeooo:rsid="2e53fc7d"/>
    </style:style>
    <style:style style:name="T62" style:family="text">
      <style:text-properties style:font-name="標楷體1" officeooo:rsid="1c59e9a1"/>
    </style:style>
    <style:style style:name="T63" style:family="text">
      <style:text-properties style:font-name="標楷體1" officeooo:rsid="2e61261e"/>
    </style:style>
    <style:style style:name="T64" style:family="text">
      <style:text-properties style:font-name="標楷體1" officeooo:rsid="2e6553f9"/>
    </style:style>
    <style:style style:name="T65" style:family="text">
      <style:text-properties style:font-name="標楷體1" officeooo:rsid="2ec9fd4d"/>
    </style:style>
    <style:style style:name="T66" style:family="text">
      <style:text-properties style:font-name="標楷體1" officeooo:rsid="2f091540"/>
    </style:style>
    <style:style style:name="T67" style:family="text">
      <style:text-properties style:font-name="標楷體1" officeooo:rsid="2f22ec6d"/>
    </style:style>
    <style:style style:name="T68" style:family="text">
      <style:text-properties style:font-name="標楷體1" officeooo:rsid="2f236b4c"/>
    </style:style>
    <style:style style:name="T69" style:family="text">
      <style:text-properties style:font-name="標楷體1" officeooo:rsid="1d9bb035"/>
    </style:style>
    <style:style style:name="T70" style:family="text">
      <style:text-properties style:font-name="標楷體1" officeooo:rsid="2f39d0f6"/>
    </style:style>
    <style:style style:name="T71" style:family="text">
      <style:text-properties style:font-name="標楷體1" officeooo:rsid="0a5718ff" style:font-name-complex="標楷體"/>
    </style:style>
    <style:style style:name="T72" style:family="text">
      <style:text-properties style:font-name="標楷體1" officeooo:rsid="24bee14a" style:font-name-complex="標楷體"/>
    </style:style>
    <style:style style:name="T73" style:family="text">
      <style:text-properties style:font-name="標楷體1" officeooo:rsid="2f3e9640" style:font-name-complex="標楷體"/>
    </style:style>
    <style:style style:name="T74" style:family="text">
      <style:text-properties style:font-name="標楷體1" officeooo:rsid="2f3fa9dc" style:font-name-complex="標楷體"/>
    </style:style>
    <style:style style:name="T75" style:family="text">
      <style:text-properties style:font-name="標楷體1" officeooo:rsid="24743952" style:font-name-complex="標楷體"/>
    </style:style>
    <style:style style:name="T76" style:family="text">
      <style:text-properties style:font-name="標楷體1" officeooo:rsid="1e4bd0b0"/>
    </style:style>
    <style:style style:name="T77" style:family="text">
      <style:text-properties style:font-name="標楷體1" officeooo:rsid="1e7f952c"/>
    </style:style>
    <style:style style:name="T78" style:family="text">
      <style:text-properties style:font-name="標楷體1" style:font-name-complex="Arial1"/>
    </style:style>
    <style:style style:name="T79" style:family="text">
      <style:text-properties style:font-name="標楷體1" style:font-name-asian="Liberation Serif1" style:font-name-complex="Liberation Serif1"/>
    </style:style>
    <style:style style:name="T80" style:family="text">
      <style:text-properties style:font-name="標楷體1" officeooo:rsid="1e2676ed"/>
    </style:style>
    <style:style style:name="T81" style:family="text">
      <style:text-properties style:font-name="標楷體1" officeooo:rsid="2f6d0196"/>
    </style:style>
    <style:style style:name="T82" style:family="text">
      <style:text-properties style:font-name="標楷體1" officeooo:rsid="1e2c2fe7"/>
    </style:style>
    <style:style style:name="T83" style:family="text">
      <style:text-properties style:font-name="標楷體1" officeooo:rsid="1e0491ca"/>
    </style:style>
    <style:style style:name="T84" style:family="text">
      <style:text-properties style:font-name="標楷體1" officeooo:rsid="2b6f314a"/>
    </style:style>
    <style:style style:name="T85" style:family="text">
      <style:text-properties style:font-name="標楷體1" officeooo:rsid="2f72e1e5"/>
    </style:style>
    <style:style style:name="T86" style:family="text">
      <style:text-properties style:font-name="標楷體1" officeooo:rsid="2f75370f"/>
    </style:style>
    <style:style style:name="T87" style:family="text">
      <style:text-properties style:font-name="標楷體1" officeooo:rsid="2f7a3150"/>
    </style:style>
    <style:style style:name="T88" style:family="text">
      <style:text-properties style:font-name="標楷體1" officeooo:rsid="2ef9b8c9"/>
    </style:style>
    <style:style style:name="T89" style:family="text">
      <style:text-properties style:font-name="標楷體1" officeooo:rsid="2f7b5c88"/>
    </style:style>
    <style:style style:name="T90" style:family="text">
      <style:text-properties style:font-name="標楷體1" officeooo:rsid="1e5a8a74"/>
    </style:style>
    <style:style style:name="T91" style:family="text">
      <style:text-properties style:font-name="標楷體1" officeooo:rsid="1e65a078"/>
    </style:style>
    <style:style style:name="T92" style:family="text">
      <style:text-properties style:font-name="標楷體1" officeooo:rsid="1e6e43e6"/>
    </style:style>
    <style:style style:name="T93" style:family="text">
      <style:text-properties style:font-name="標楷體1" officeooo:rsid="1e259b6b"/>
    </style:style>
    <style:style style:name="T94" style:family="text">
      <style:text-properties style:font-name="標楷體1" officeooo:rsid="300ea1ef"/>
    </style:style>
    <style:style style:name="T95" style:family="text">
      <style:text-properties style:font-name="標楷體1" officeooo:rsid="2de93ccb"/>
    </style:style>
    <style:style style:name="T96" style:family="text">
      <style:text-properties style:font-name="標楷體1" officeooo:rsid="1eb2fe05"/>
    </style:style>
    <style:style style:name="T97" style:family="text">
      <style:text-properties style:font-name="標楷體1" officeooo:rsid="1ea6697f"/>
    </style:style>
    <style:style style:name="T98" style:family="text">
      <style:text-properties officeooo:rsid="28cd43e6"/>
    </style:style>
    <style:style style:name="T99" style:family="text">
      <style:text-properties officeooo:rsid="28ce835b"/>
    </style:style>
    <style:style style:name="T100" style:family="text">
      <style:text-properties style:text-underline-style="none" style:font-name-complex="標楷體"/>
    </style:style>
    <style:style style:name="T101" style:family="text">
      <style:text-properties style:text-underline-style="none" officeooo:rsid="28d41afd" style:font-name-complex="標楷體"/>
    </style:style>
    <style:style style:name="T102" style:family="text">
      <style:text-properties style:text-underline-style="none" officeooo:rsid="17cb7444"/>
    </style:style>
    <style:style style:name="T103" style:family="text">
      <style:text-properties style:text-underline-style="none" officeooo:rsid="24ffe503"/>
    </style:style>
    <style:style style:name="T104" style:family="text">
      <style:text-properties style:text-underline-style="none" officeooo:rsid="1df7a400"/>
    </style:style>
    <style:style style:name="T105" style:family="text">
      <style:text-properties style:text-underline-style="none" officeooo:rsid="2e807a6f"/>
    </style:style>
    <style:style style:name="T106" style:family="text">
      <style:text-properties officeooo:rsid="28d25918"/>
    </style:style>
    <style:style style:name="T107" style:family="text">
      <style:text-properties style:text-underline-style="solid" style:text-underline-width="auto" style:text-underline-color="font-color"/>
    </style:style>
    <style:style style:name="T108" style:family="text">
      <style:text-properties style:text-underline-style="solid" style:text-underline-width="auto" style:text-underline-color="font-color" style:font-name-complex="標楷體"/>
    </style:style>
    <style:style style:name="T109" style:family="text">
      <style:text-properties style:text-underline-style="solid" style:text-underline-width="auto" style:text-underline-color="font-color" officeooo:rsid="0a7edee9" style:font-name-complex="標楷體"/>
    </style:style>
    <style:style style:name="T110" style:family="text">
      <style:text-properties style:text-underline-style="solid" style:text-underline-width="auto" style:text-underline-color="font-color" officeooo:rsid="2f507eeb" style:font-name-complex="標楷體"/>
    </style:style>
    <style:style style:name="T111" style:family="text">
      <style:text-properties style:text-underline-style="solid" style:text-underline-width="auto" style:text-underline-color="font-color" officeooo:rsid="17cb7444" style:font-name-complex="標楷體"/>
    </style:style>
    <style:style style:name="T112" style:family="text">
      <style:text-properties style:text-underline-style="solid" style:text-underline-width="auto" style:text-underline-color="font-color" officeooo:rsid="24ffe503"/>
    </style:style>
    <style:style style:name="T113" style:family="text">
      <style:text-properties style:text-underline-style="solid" style:text-underline-width="auto" style:text-underline-color="font-color" officeooo:rsid="3d61ab4d" style:font-name-asian="標楷體1"/>
    </style:style>
    <style:style style:name="T114" style:family="text">
      <style:text-properties style:font-name="Liberation Serif" officeooo:rsid="24ffe503"/>
    </style:style>
    <style:style style:name="T115" style:family="text">
      <style:text-properties style:font-name="Liberation Serif" officeooo:rsid="2a828eaf"/>
    </style:style>
    <style:style style:name="T116" style:family="text">
      <style:text-properties style:font-name="Liberation Serif" officeooo:rsid="1f2b5203" style:font-name-asian="標楷體1"/>
    </style:style>
    <style:style style:name="T117" style:family="text">
      <style:text-properties style:font-name="Liberation Serif" officeooo:rsid="1e6cb1db" style:font-name-asian="標楷體1"/>
    </style:style>
    <style:style style:name="T118" style:family="text">
      <style:text-properties officeooo:rsid="2a20ca3a"/>
    </style:style>
    <style:style style:name="T119" style:family="text">
      <style:text-properties style:text-outline="false" style:text-line-through-style="none" style:text-line-through-type="none" style:font-name="標楷體1" fo:font-style="normal" fo:text-shadow="none" style:text-underline-style="none" officeooo:rsid="3582de89" style:font-style-asian="normal" style:font-name-complex="標楷體" style:text-emphasize="none"/>
    </style:style>
    <style:style style:name="T120" style:family="text">
      <style:text-properties style:text-outline="false" style:text-line-through-style="none" style:text-line-through-type="none" style:font-name="標楷體1" fo:font-style="normal" fo:text-shadow="none" style:text-underline-style="none" officeooo:rsid="1bd889d8" style:font-style-asian="normal" style:font-name-complex="標楷體" style:text-emphasize="none"/>
    </style:style>
    <style:style style:name="T121" style:family="text">
      <style:text-properties style:text-outline="false" style:text-line-through-style="none" style:text-line-through-type="none" style:font-name="標楷體1" fo:font-style="normal" fo:text-shadow="none" style:text-underline-style="none" officeooo:rsid="1bdb5bf8" style:font-style-asian="normal" style:font-name-complex="標楷體" style:text-emphasize="none"/>
    </style:style>
    <style:style style:name="T122" style:family="text">
      <style:text-properties style:text-outline="false" style:text-line-through-style="none" style:text-line-through-type="none" style:font-name="標楷體1" fo:font-style="normal" fo:text-shadow="none" officeooo:rsid="1e3a859e" style:font-style-asian="normal" style:font-name-complex="標楷體" style:text-emphasize="none"/>
    </style:style>
    <style:style style:name="T123" style:family="text">
      <style:text-properties style:text-outline="false" style:text-line-through-style="none" style:text-line-through-type="none" style:font-name="標楷體1" fo:font-style="normal" fo:text-shadow="none" officeooo:rsid="2b6f314a" style:font-style-asian="normal" style:font-name-complex="標楷體" style:text-emphasize="none"/>
    </style:style>
    <style:style style:name="T124" style:family="text">
      <style:text-properties style:text-outline="false" style:text-line-through-style="none" style:text-line-through-type="none" fo:font-style="normal" fo:text-shadow="none" style:text-underline-style="none" style:font-style-asian="normal" style:font-name-complex="標楷體" style:text-emphasize="none"/>
    </style:style>
    <style:style style:name="T125" style:family="text">
      <style:text-properties style:text-outline="false" style:text-line-through-style="none" style:text-line-through-type="none" fo:font-style="normal" fo:text-shadow="none" style:text-underline-style="none" officeooo:rsid="2a1add7b" style:font-style-asian="normal" style:font-name-complex="標楷體" style:text-emphasize="none"/>
    </style:style>
    <style:style style:name="T126" style:family="text">
      <style:text-properties style:text-outline="false" style:text-line-through-style="none" style:text-line-through-type="none" fo:font-style="normal" fo:text-shadow="none" style:text-underline-style="none" officeooo:rsid="2e031752" style:font-style-asian="normal" style:font-name-complex="標楷體" style:text-emphasize="none"/>
    </style:style>
    <style:style style:name="T127" style:family="text">
      <style:text-properties style:text-outline="false" style:text-line-through-style="none" style:text-line-through-type="none" fo:font-style="normal" fo:text-shadow="none" style:text-underline-style="none" officeooo:rsid="2e06642a" style:font-style-asian="normal" style:font-name-complex="標楷體" style:text-emphasize="none"/>
    </style:style>
    <style:style style:name="T128" style:family="text">
      <style:text-properties style:text-outline="false" style:text-line-through-style="none" style:text-line-through-type="none" fo:font-style="normal" fo:text-shadow="none" style:text-underline-style="none" officeooo:rsid="2e24d9a5" style:font-style-asian="normal" style:font-name-complex="標楷體" style:text-emphasize="none"/>
    </style:style>
    <style:style style:name="T129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130" style:family="text">
      <style:text-properties style:text-outline="false" style:text-line-through-style="none" style:text-line-through-type="none" fo:font-style="normal" fo:text-shadow="none" officeooo:rsid="1e0491ca" style:font-style-asian="normal" style:font-name-complex="標楷體" style:text-emphasize="none"/>
    </style:style>
    <style:style style:name="T131" style:family="text">
      <style:text-properties style:text-outline="false" style:text-line-through-style="none" style:text-line-through-type="none" fo:font-style="normal" fo:text-shadow="none" officeooo:rsid="1d9bb035" style:font-style-asian="normal" style:font-name-complex="標楷體" style:text-emphasize="none"/>
    </style:style>
    <style:style style:name="T132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font-name-complex="標楷體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font-name-complex="標楷體" style:text-emphasize="none"/>
    </style:style>
    <style:style style:name="T135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officeooo:rsid="1f2b5203" style:font-name-asian="標楷體1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officeooo:rsid="1f5968ea" style:font-name-asian="標楷體1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officeooo:rsid="199f7f15" style:font-name-asian="標楷體1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officeooo:rsid="1e67aeba" style:font-name-asian="標楷體1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officeooo:rsid="1e6cb1db" style:font-name-asian="標楷體1" style:font-style-asian="normal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officeooo:rsid="1fc8eae4" style:font-name-asian="標楷體1" style:font-style-asian="normal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text-emphasize="none"/>
    </style:style>
    <style:style style:name="T144" style:family="text">
      <style:text-properties style:text-outline="false" style:text-line-through-style="none" style:text-line-through-type="none" style:text-position="0% 100%" fo:font-style="normal" fo:text-shadow="none" officeooo:rsid="1d484334" style:font-name-asian="標楷體1" style:font-style-asian="normal" style:text-emphasize="none"/>
    </style:style>
    <style:style style:name="T145" style:family="text">
      <style:text-properties style:text-outline="false" style:text-line-through-style="none" style:text-line-through-type="none" style:text-position="0% 100%" fo:font-style="normal" fo:text-shadow="none" officeooo:rsid="1e2c657e" style:font-name-asian="標楷體1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147" style:family="text">
      <style:text-properties style:text-outline="false" style:text-line-through-style="none" style:text-line-through-type="none" style:text-position="0% 100%" fo:font-style="normal" fo:text-shadow="none" officeooo:rsid="2e6d485a" style:font-style-asian="normal" style:text-emphasize="none"/>
    </style:style>
    <style:style style:name="T148" style:family="text">
      <style:text-properties style:text-outline="false" style:text-line-through-style="none" style:text-line-through-type="none" style:text-position="0% 100%" fo:font-style="normal" fo:text-shadow="none" officeooo:rsid="18699807" style:font-style-asian="normal" style:text-emphasize="none"/>
    </style:style>
    <style:style style:name="T149" style:family="text">
      <style:text-properties style:text-outline="false" style:text-line-through-style="none" style:text-line-through-type="none" style:text-position="0% 100%" fo:font-style="normal" fo:text-shadow="none" officeooo:rsid="1f2b5203" style:font-style-asian="normal" style:text-emphasize="none"/>
    </style:style>
    <style:style style:name="T150" style:family="text">
      <style:text-properties style:text-outline="false" style:text-line-through-style="none" style:text-line-through-type="none" style:text-position="0% 100%" fo:font-style="normal" fo:text-shadow="none" officeooo:rsid="1e6cb1db" style:font-style-asian="normal" style:text-emphasize="none"/>
    </style:style>
    <style:style style:name="T151" style:family="text">
      <style:text-properties style:text-outline="false" style:text-line-through-style="none" style:text-line-through-type="none" style:text-position="0% 100%" fo:font-style="normal" fo:text-shadow="none" officeooo:rsid="21629a65" style:font-style-asian="normal" style:text-emphasize="none"/>
    </style:style>
    <style:style style:name="T152" style:family="text">
      <style:text-properties style:text-outline="false" style:text-line-through-style="none" style:text-line-through-type="none" style:text-position="0% 100%" fo:font-style="normal" fo:text-shadow="none" officeooo:rsid="1d9bb035" style:font-style-asian="normal" style:text-emphasize="none"/>
    </style:style>
    <style:style style:name="T153" style:family="text">
      <style:text-properties style:text-outline="false" style:text-line-through-style="none" style:text-line-through-type="none" style:text-position="0% 100%" fo:font-style="normal" fo:text-shadow="none" officeooo:rsid="21c0fd4b" style:font-style-asian="normal" style:text-emphasize="none"/>
    </style:style>
    <style:style style:name="T15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e6d48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5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5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5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5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b6f31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5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8699807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6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e6d485a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6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6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5380416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6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f2b5203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6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6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6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507eeb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67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68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69" style:family="text">
      <style:text-properties style:text-outline="false" style:text-line-through-style="none" style:text-line-through-type="none" style:text-position="0% 100%" style:font-name="Liberation Serif" fo:font-style="normal" fo:text-shadow="none" officeooo:rsid="1f2b5203" style:font-name-asian="標楷體1" style:font-style-asian="normal" style:text-emphasize="none"/>
    </style:style>
    <style:style style:name="T170" style:family="text">
      <style:text-properties style:text-outline="false" style:text-line-through-style="none" style:text-line-through-type="none" style:text-position="0% 100%" style:font-name="Liberation Serif" fo:font-style="normal" fo:text-shadow="none" officeooo:rsid="1e6cb1db" style:font-name-asian="標楷體1" style:font-style-asian="normal" style:text-emphasize="none"/>
    </style:style>
    <style:style style:name="T171" style:family="text">
      <style:text-properties style:text-outline="false" style:text-line-through-style="none" style:text-line-through-type="none" style:text-position="0% 100%" style:font-name="標楷體1" fo:font-style="normal" fo:text-shadow="none" officeooo:rsid="1e6e43e6" style:font-name-asian="標楷體1" style:font-style-asian="normal" style:text-emphasize="none"/>
    </style:style>
    <style:style style:name="T17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7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699807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7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7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7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77" style:family="text">
      <style:text-properties style:text-outline="false" style:text-line-through-style="none" style:text-line-through-type="none" style:text-position="0% 100%" style:font-name="Arial" fo:font-style="normal" fo:text-shadow="none" officeooo:rsid="18699807" style:font-name-asian="Arial" style:font-style-asian="normal" style:text-emphasize="none"/>
    </style:style>
    <style:style style:name="T178" style:family="text">
      <style:text-properties style:text-outline="false" style:text-line-through-style="none" style:text-line-through-type="none" style:text-position="0% 100%" style:font-name="Arial" fo:font-style="normal" fo:text-shadow="none" officeooo:rsid="1e6cb1db" style:font-name-asian="Arial" style:font-style-asian="normal" style:text-emphasize="none"/>
    </style:style>
    <style:style style:name="T179" style:family="text">
      <style:text-properties style:text-outline="false" style:text-line-through-style="none" style:text-line-through-type="none" style:text-position="0% 100%" style:font-name="Arial" fo:font-style="normal" fo:text-shadow="none" officeooo:rsid="1d9bb035" style:font-name-asian="Arial" style:font-style-asian="normal" style:text-emphasize="none"/>
    </style:style>
    <style:style style:name="T180" style:family="text">
      <style:text-properties style:text-outline="false" style:text-line-through-style="none" style:text-line-through-type="none" style:text-position="0% 100%" style:font-name="Arial" fo:font-style="normal" fo:text-shadow="none" officeooo:rsid="1f2b5203" style:font-name-asian="Arial" style:font-style-asian="normal" style:text-emphasize="none"/>
    </style:style>
    <style:style style:name="T181" style:family="text">
      <style:text-properties style:text-outline="false" style:text-line-through-style="none" style:text-line-through-type="none" style:text-position="0% 100%" style:font-name="Arial" fo:font-style="normal" fo:text-shadow="none" officeooo:rsid="199f7f15" style:font-name-asian="Arial" style:font-style-asian="normal" style:text-emphasize="none"/>
    </style:style>
    <style:style style:name="T182" style:family="text">
      <style:text-properties style:text-outline="false" style:text-line-through-style="none" style:text-line-through-type="none" style:text-position="0% 100%" style:font-name="Arial" fo:font-style="normal" fo:text-shadow="none" officeooo:rsid="1e0491ca" style:font-name-asian="Arial" style:font-style-asian="normal" style:text-emphasize="none"/>
    </style:style>
    <style:style style:name="T183" style:family="text">
      <style:text-properties style:text-outline="false" style:text-line-through-style="none" style:text-line-through-type="none" style:text-position="0% 100%" style:font-name="Arial" fo:font-style="normal" fo:text-shadow="none" officeooo:rsid="21629a65" style:font-name-asian="Arial" style:font-style-asian="normal" style:text-emphasize="none"/>
    </style:style>
    <style:style style:name="T184" style:family="text">
      <style:text-properties style:text-outline="false" style:text-line-through-style="none" style:text-line-through-type="none" style:text-position="0% 100%" style:font-name="Arial" fo:font-size="17pt" fo:font-style="normal" fo:text-shadow="none" style:text-underline-style="none" fo:font-weight="bold" officeooo:rsid="35380416" style:font-name-asian="Arial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5" style:family="text">
      <style:text-properties style:text-outline="false" style:text-line-through-style="none" style:text-line-through-type="none" style:text-position="0% 100%" style:font-name="Arial" fo:font-size="17pt" fo:font-style="normal" fo:text-shadow="none" style:text-underline-style="none" fo:font-weight="bold" officeooo:rsid="18699807" style:font-name-asian="Arial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a1add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dd649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a1add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9" style:family="text">
      <style:text-properties style:text-outline="false" style:text-line-through-style="none" style:text-line-through-type="none" style:font-name="Arial" fo:font-style="normal" fo:text-shadow="none" style:text-underline-style="none" style:font-name-asian="Arial" style:font-style-asian="normal" style:font-name-complex="標楷體" style:text-emphasize="none"/>
    </style:style>
    <style:style style:name="T190" style:family="text">
      <style:text-properties style:text-outline="false" style:text-line-through-style="none" style:text-line-through-type="none" style:font-name="Arial" fo:font-style="normal" fo:text-shadow="none" style:text-underline-style="none" officeooo:rsid="2e24d9a5" style:font-name-asian="Arial" style:font-style-asian="normal" style:font-name-complex="標楷體" style:text-emphasize="none"/>
    </style:style>
    <style:style style:name="T191" style:family="text">
      <style:text-properties style:text-outline="false" style:text-line-through-style="none" style:text-line-through-type="none" style:font-name="Arial" fo:font-style="normal" fo:text-shadow="none" style:text-underline-style="none" officeooo:rsid="2e06642a" style:font-name-asian="Arial" style:font-style-asian="normal" style:font-name-complex="標楷體" style:text-emphasize="none"/>
    </style:style>
    <style:style style:name="T192" style:family="text">
      <style:text-properties style:text-outline="false" style:text-line-through-style="none" style:text-line-through-type="none" style:font-name="Arial" fo:font-style="normal" fo:text-shadow="none" style:text-underline-style="none" officeooo:rsid="2e031752" style:font-name-asian="Arial" style:font-style-asian="normal" style:font-name-complex="標楷體" style:text-emphasize="none"/>
    </style:style>
    <style:style style:name="T193" style:family="text">
      <style:text-properties style:text-outline="false" style:text-line-through-style="none" style:text-line-through-type="none" style:font-name="Arial" fo:font-size="17pt" fo:font-style="normal" fo:text-shadow="none" style:text-underline-style="none" fo:font-weight="bold" officeooo:rsid="2dd649d6" style:font-name-asian="Arial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94" style:family="text">
      <style:text-properties officeooo:rsid="2a71b5c6"/>
    </style:style>
    <style:style style:name="T195" style:family="text">
      <style:text-properties officeooo:rsid="2a721613"/>
    </style:style>
    <style:style style:name="T196" style:family="text">
      <style:text-properties officeooo:rsid="2ae9e95b"/>
    </style:style>
    <style:style style:name="T197" style:family="text">
      <style:text-properties officeooo:rsid="2aec1016"/>
    </style:style>
    <style:style style:name="T198" style:family="text">
      <style:text-properties officeooo:rsid="24ffe503"/>
    </style:style>
    <style:style style:name="T199" style:family="text">
      <style:text-properties officeooo:rsid="2bbd2b41"/>
    </style:style>
    <style:style style:name="T200" style:family="text">
      <style:text-properties officeooo:rsid="2c27223d"/>
    </style:style>
    <style:style style:name="T201" style:family="text">
      <style:text-properties officeooo:rsid="2c27bcd5"/>
    </style:style>
    <style:style style:name="T202" style:family="text">
      <style:text-properties officeooo:rsid="2c27fbe9"/>
    </style:style>
    <style:style style:name="T203" style:family="text">
      <style:text-properties officeooo:rsid="2cae1651"/>
    </style:style>
    <style:style style:name="T204" style:family="text">
      <style:text-properties officeooo:rsid="2d1101ad"/>
    </style:style>
    <style:style style:name="T205" style:family="text">
      <style:text-properties officeooo:rsid="2d3446cd"/>
    </style:style>
    <style:style style:name="T206" style:family="text">
      <style:text-properties officeooo:rsid="2d35749b"/>
    </style:style>
    <style:style style:name="T207" style:family="text">
      <style:text-properties officeooo:rsid="2dbfefd4"/>
    </style:style>
    <style:style style:name="T208" style:family="text">
      <style:text-properties style:font-name-asian="標楷體1"/>
    </style:style>
    <style:style style:name="T209" style:family="text">
      <style:text-properties officeooo:rsid="2e8e44b6" style:font-name-asian="標楷體1"/>
    </style:style>
    <style:style style:name="T210" style:family="text">
      <style:text-properties style:font-name-asian="標楷體1" style:font-name-complex="Arial1"/>
    </style:style>
    <style:style style:name="T211" style:family="text">
      <style:text-properties officeooo:rsid="1e6cb1db" style:font-name-asian="標楷體1"/>
    </style:style>
    <style:style style:name="T212" style:family="text">
      <style:text-properties officeooo:rsid="1d9bb035" style:font-name-asian="標楷體1"/>
    </style:style>
    <style:style style:name="T213" style:family="text">
      <style:text-properties officeooo:rsid="1d4c8afb" style:font-name-asian="標楷體1"/>
    </style:style>
    <style:style style:name="T214" style:family="text">
      <style:text-properties officeooo:rsid="1f5968ea" style:font-name-asian="標楷體1"/>
    </style:style>
    <style:style style:name="T215" style:family="text">
      <style:text-properties officeooo:rsid="1d502999" style:font-name-asian="標楷體1"/>
    </style:style>
    <style:style style:name="T216" style:family="text">
      <style:text-properties officeooo:rsid="1f2b5203" style:font-name-asian="標楷體1"/>
    </style:style>
    <style:style style:name="T217" style:family="text">
      <style:text-properties officeooo:rsid="1e258a91" style:font-name-asian="標楷體1"/>
    </style:style>
    <style:style style:name="T218" style:family="text">
      <style:text-properties officeooo:rsid="2d0cc977" style:font-name-asian="標楷體1"/>
    </style:style>
    <style:style style:name="T219" style:family="text">
      <style:text-properties officeooo:rsid="1f82ea76" style:font-name-asian="標楷體1"/>
    </style:style>
    <style:style style:name="T220" style:family="text">
      <style:text-properties officeooo:rsid="3d61ab4d" style:font-name-asian="標楷體1"/>
    </style:style>
    <style:style style:name="T221" style:family="text">
      <style:text-properties officeooo:rsid="2e01c52a"/>
    </style:style>
    <style:style style:name="T222" style:family="text">
      <style:text-properties officeooo:rsid="2e14bca1"/>
    </style:style>
    <style:style style:name="T223" style:family="text">
      <style:text-properties officeooo:rsid="2e16a6a7"/>
    </style:style>
    <style:style style:name="T224" style:family="text">
      <style:text-properties officeooo:rsid="2e19ecf7"/>
    </style:style>
    <style:style style:name="T225" style:family="text">
      <style:text-properties officeooo:rsid="2e1a97a6"/>
    </style:style>
    <style:style style:name="T226" style:family="text">
      <style:text-properties officeooo:rsid="2e2a8306"/>
    </style:style>
    <style:style style:name="T227" style:family="text">
      <style:text-properties officeooo:rsid="2e3546aa"/>
    </style:style>
    <style:style style:name="T228" style:family="text">
      <style:text-properties officeooo:rsid="2e3919bc"/>
    </style:style>
    <style:style style:name="T229" style:family="text">
      <style:text-properties officeooo:rsid="2e39cf55"/>
    </style:style>
    <style:style style:name="T230" style:family="text">
      <style:text-properties officeooo:rsid="2e3ac1df"/>
    </style:style>
    <style:style style:name="T231" style:family="text">
      <style:text-properties officeooo:rsid="2e8194b3"/>
    </style:style>
    <style:style style:name="T232" style:family="text">
      <style:text-properties officeooo:rsid="2e81c9c9"/>
    </style:style>
    <style:style style:name="T233" style:family="text">
      <style:text-properties officeooo:rsid="2e8bc896"/>
    </style:style>
    <style:style style:name="T234" style:family="text">
      <style:text-properties officeooo:rsid="2eb31cbe"/>
    </style:style>
    <style:style style:name="T235" style:family="text">
      <style:text-properties officeooo:rsid="2ed2f80d"/>
    </style:style>
    <style:style style:name="T236" style:family="text">
      <style:text-properties officeooo:rsid="2ee1a2b3"/>
    </style:style>
    <style:style style:name="T237" style:family="text">
      <style:text-properties officeooo:rsid="2ee4a72a"/>
    </style:style>
    <style:style style:name="T238" style:family="text">
      <style:text-properties officeooo:rsid="2ee5091c"/>
    </style:style>
    <style:style style:name="T239" style:family="text">
      <style:text-properties officeooo:rsid="2ee7ba46"/>
    </style:style>
    <style:style style:name="T240" style:family="text">
      <style:text-properties officeooo:rsid="2ef11d27"/>
    </style:style>
    <style:style style:name="T241" style:family="text">
      <style:text-properties officeooo:rsid="1d9bb035"/>
    </style:style>
    <style:style style:name="T242" style:family="text">
      <style:text-properties fo:font-weight="normal" officeooo:rsid="1d9bb035" style:font-weight-asian="normal" style:font-weight-complex="normal"/>
    </style:style>
    <style:style style:name="T243" style:family="text">
      <style:text-properties officeooo:rsid="2f091540"/>
    </style:style>
    <style:style style:name="T244" style:family="text">
      <style:text-properties officeooo:rsid="2f0df0cc"/>
    </style:style>
    <style:style style:name="T245" style:family="text">
      <style:text-properties officeooo:rsid="2f1dc2e4"/>
    </style:style>
    <style:style style:name="T246" style:family="text">
      <style:text-properties officeooo:rsid="2f1eea63"/>
    </style:style>
    <style:style style:name="T247" style:family="text">
      <style:text-properties officeooo:rsid="2f1f73fb"/>
    </style:style>
    <style:style style:name="T248" style:family="text">
      <style:text-properties officeooo:rsid="2f22ec6d"/>
    </style:style>
    <style:style style:name="T249" style:family="text">
      <style:text-properties officeooo:rsid="2f3a0f43"/>
    </style:style>
    <style:style style:name="T250" style:family="text">
      <style:text-properties officeooo:rsid="2f43f806"/>
    </style:style>
    <style:style style:name="T251" style:family="text">
      <style:text-properties officeooo:rsid="2f507eeb"/>
    </style:style>
    <style:style style:name="T252" style:family="text">
      <style:text-properties style:font-name-complex="標楷體"/>
    </style:style>
    <style:style style:name="T253" style:family="text">
      <style:text-properties officeooo:rsid="2f507eeb" style:font-name-complex="標楷體"/>
    </style:style>
    <style:style style:name="T254" style:family="text">
      <style:text-properties officeooo:rsid="1e0491ca"/>
    </style:style>
    <style:style style:name="T255" style:family="text">
      <style:text-properties officeooo:rsid="2ef9b8c9"/>
    </style:style>
    <style:style style:name="T256" style:family="text">
      <style:text-properties officeooo:rsid="1e6cb1db"/>
    </style:style>
    <style:style style:name="T257" style:family="text">
      <style:text-properties officeooo:rsid="1ed6674c"/>
    </style:style>
    <style:style style:name="T258" style:family="text">
      <style:text-properties officeooo:rsid="1f9fd73b"/>
    </style:style>
    <style:style style:name="T259" style:family="text">
      <style:text-properties fo:color="#000000" officeooo:rsid="1e6cb1db" style:font-name-asian="標楷體1"/>
    </style:style>
    <style:style style:name="T260" style:family="text">
      <style:text-properties fo:color="#111111"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261" style:family="text">
      <style:text-properties fo:color="#111111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62" style:family="text">
      <style:text-properties officeooo:rsid="17cb7444"/>
    </style:style>
    <style:style style:name="T263" style:family="text">
      <style:text-properties fo:color="#010101"/>
    </style:style>
    <style:style style:name="T264" style:family="text">
      <style:text-properties fo:color="#010101" style:text-outline="false" style:text-line-through-style="none" style:text-line-through-type="none" style:text-position="0% 100%" fo:font-size="3pt" fo:font-style="normal" fo:text-shadow="none" style:text-underline-style="none" fo:font-weight="bold" officeooo:rsid="1e0491ca" style:font-name-asian="標楷體1" style:font-size-asian="3pt" style:language-asian="zh" style:country-asian="TW" style:font-style-asian="normal" style:font-weight-asian="bold" style:font-name-complex="標楷體" style:font-size-complex="3pt" style:font-weight-complex="bold" style:text-emphasize="none"/>
    </style:style>
    <style:style style:name="T265" style:family="text">
      <style:text-properties fo:color="#010101" style:text-outline="false" style:text-line-through-style="none" style:text-line-through-type="none" style:text-position="0% 100%" fo:font-size="3pt" fo:font-style="normal" fo:text-shadow="none" style:text-underline-style="none" fo:font-weight="bold" officeooo:rsid="18699807" style:font-name-asian="標楷體1" style:font-size-asian="3pt" style:language-asian="zh" style:country-asian="TW" style:font-style-asian="normal" style:font-weight-asian="bold" style:font-name-complex="標楷體" style:font-size-complex="3pt" style:font-weight-complex="bold" style:text-emphasize="none"/>
    </style:style>
    <style:style style:name="T266" style:family="text">
      <style:text-properties fo:color="#010101" style:font-name-complex="Arial1"/>
    </style:style>
    <style:style style:name="T267" style:family="text">
      <style:text-properties officeooo:rsid="1eba5f30"/>
    </style:style>
    <style:style style:name="T268" style:family="text">
      <style:text-properties officeooo:rsid="1f2b5203"/>
    </style:style>
    <style:style style:name="T269" style:family="text">
      <style:text-properties style:font-name-complex="Arial1"/>
    </style:style>
    <style:style style:name="T270" style:family="text">
      <style:text-properties officeooo:rsid="24ffe503" style:font-name-complex="Arial1"/>
    </style:style>
    <style:style style:name="T271" style:family="text">
      <style:text-properties officeooo:rsid="304a82fc" style:font-name-complex="Arial1"/>
    </style:style>
    <style:style style:name="T272" style:family="text">
      <style:text-properties fo:color="#000001" style:font-name-complex="Arial1"/>
    </style:style>
    <style:style style:name="T273" style:family="text">
      <style:text-properties fo:color="#000001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74" style:family="text">
      <style:text-properties fo:color="#000001" style:text-outline="false" style:text-line-through-style="none" style:text-line-through-type="none" style:text-position="0% 100%" style:font-name="標楷體1" fo:font-size="8pt" fo:font-style="normal" fo:text-shadow="none" style:text-underline-style="none" fo:font-weight="bold" officeooo:rsid="0f91f4c5" style:font-size-asian="8pt" style:language-asian="zh" style:country-asian="TW" style:font-style-asian="normal" style:font-weight-asian="bold" style:font-name-complex="標楷體" style:font-size-complex="8pt" style:font-weight-complex="bold" style:text-emphasize="none"/>
    </style:style>
    <style:style style:name="T275" style:family="text">
      <style:text-properties fo:color="#000001" style:text-outline="false" style:text-line-through-style="none" style:text-line-through-type="none" style:text-position="0% 100%" style:font-name="標楷體1" fo:font-size="8pt" fo:font-style="normal" fo:text-shadow="none" style:text-underline-style="none" fo:font-weight="bold" officeooo:rsid="09d95731" style:font-size-asian="8pt" style:language-asian="zh" style:country-asian="TW" style:font-style-asian="normal" style:font-weight-asian="bold" style:font-name-complex="標楷體" style:font-size-complex="8pt" style:font-weight-complex="bold" style:text-emphasize="none"/>
    </style:style>
    <style:style style:name="T276" style:family="text">
      <style:text-properties fo:color="#000001" style:text-outline="false" style:text-line-through-style="none" style:text-line-through-type="none" style:text-position="0% 100%" fo:font-size="17pt" fo:font-style="normal" fo:text-shadow="none" style:text-underline-style="none" fo:font-weight="bold" officeooo:rsid="2e8e44b6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77" style:family="text">
      <style:text-properties fo:color="#000001" style:text-outline="false" style:text-line-through-style="none" style:text-line-through-type="none" style:text-position="0% 100%" fo:font-size="17pt" fo:font-style="normal" fo:text-shadow="none" style:text-underline-style="none" fo:font-weight="bold" officeooo:rsid="18699807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78" style:family="text">
      <style:text-properties fo:color="#000001" style:text-outline="false" style:text-line-through-style="none" style:text-line-through-type="none" style:text-position="0% 100%" fo:font-size="12pt" fo:font-style="normal" fo:text-shadow="none" style:text-underline-style="none" fo:font-weight="bold" officeooo:rsid="2e8e44b6" style:font-size-asian="12pt" style:language-asian="zh" style:country-asian="TW" style:font-style-asian="normal" style:font-weight-asian="bold" style:font-name-complex="標楷體" style:font-size-complex="12pt" style:font-weight-complex="bold" style:text-emphasize="none"/>
    </style:style>
    <style:style style:name="T279" style:family="text">
      <style:text-properties fo:color="#000001" style:text-outline="false" style:text-line-through-style="none" style:text-line-through-type="none" style:text-position="0% 100%" fo:font-size="12pt" fo:font-style="normal" fo:text-shadow="none" style:text-underline-style="none" fo:font-weight="bold" officeooo:rsid="18699807" style:font-size-asian="12pt" style:language-asian="zh" style:country-asian="TW" style:font-style-asian="normal" style:font-weight-asian="bold" style:font-name-complex="標楷體" style:font-size-complex="12pt" style:font-weight-complex="bold" style:text-emphasize="none"/>
    </style:style>
    <style:style style:name="T280" style:family="text">
      <style:text-properties fo:color="#000001" style:text-outline="false" style:text-line-through-style="none" style:text-line-through-type="none" style:text-position="0% 100%" style:font-name="Arial" fo:font-size="17pt" fo:font-style="normal" fo:text-shadow="none" style:text-underline-style="none" fo:font-weight="bold" officeooo:rsid="18699807" style:font-name-asian="Arial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81" style:family="text">
      <style:text-properties officeooo:rsid="1e2c657e"/>
    </style:style>
    <style:style style:name="T282" style:family="text">
      <style:text-properties officeooo:rsid="21629a65"/>
    </style:style>
    <style:style style:name="T283" style:family="text">
      <style:text-properties officeooo:rsid="303545f4"/>
    </style:style>
    <style:style style:name="T284" style:family="text">
      <style:text-properties fo:color="#1c1c1c"/>
    </style:style>
    <style:style style:name="T285" style:family="text">
      <style:text-properties fo:color="#1c1c1c" officeooo:rsid="24ffe503"/>
    </style:style>
    <style:style style:name="T286" style:family="text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87" style:family="text">
      <style:text-properties fo:color="#1c1c1c"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88" style:family="text">
      <style:text-properties officeooo:rsid="30016f0d"/>
    </style:style>
    <style:style style:name="T289" style:family="text">
      <style:text-properties officeooo:rsid="3057dc55"/>
    </style:style>
    <style:style style:name="T290" style:family="text">
      <style:text-properties officeooo:rsid="3070e80b"/>
    </style:style>
    <style:style style:name="T291" style:family="text">
      <style:text-properties officeooo:rsid="18699807"/>
    </style:style>
    <style:style style:name="T292" style:family="text">
      <style:text-properties officeooo:rsid="1f82ea76"/>
    </style:style>
    <style:style style:name="T293" style:family="text">
      <style:text-properties style:font-name="Arial" style:font-name-asian="Arial"/>
    </style:style>
    <style:style style:name="T294" style:family="text">
      <style:text-properties style:font-name="Arial" officeooo:rsid="2f43f806" style:font-name-asian="Arial"/>
    </style:style>
    <style:style style:name="T295" style:family="text">
      <style:text-properties style:font-name="Arial" style:font-name-asian="Arial" style:font-name-complex="Arial1"/>
    </style:style>
    <style:style style:name="T296" style:family="text">
      <style:text-properties style:font-name="Arial" officeooo:rsid="2f43f806" style:font-name-asian="Arial" style:font-name-complex="Arial1"/>
    </style:style>
    <style:style style:name="T297" style:family="text">
      <style:text-properties style:font-name="Arial" officeooo:rsid="30016f0d" style:font-name-asian="Arial"/>
    </style:style>
    <style:style style:name="T298" style:family="text">
      <style:text-properties style:font-name="Arial" officeooo:rsid="2aec1016" style:font-name-asian="Arial"/>
    </style:style>
    <style:style style:name="T299" style:family="text">
      <style:text-properties style:font-name="Arial" officeooo:rsid="2e8bc896" style:font-name-asian="Arial"/>
    </style:style>
    <style:style style:name="T300" style:family="text">
      <style:text-properties style:font-name="Arial" officeooo:rsid="2d3446cd" style:font-name-asian="Arial"/>
    </style:style>
    <style:style style:name="T301" style:family="text">
      <style:text-properties style:font-name="Arial" officeooo:rsid="2d35749b" style:font-name-asian="Arial"/>
    </style:style>
    <style:style style:name="T302" style:family="text">
      <style:text-properties style:font-name="Arial" officeooo:rsid="2e2a8306" style:font-name-asian="Arial"/>
    </style:style>
    <style:style style:name="T303" style:family="text">
      <style:text-properties style:font-name="Arial" officeooo:rsid="2e1a97a6" style:font-name-asian="Arial"/>
    </style:style>
    <style:style style:name="T304" style:family="text">
      <style:text-properties style:font-name="Arial" officeooo:rsid="2e14bca1" style:font-name-asian="Arial"/>
    </style:style>
    <style:style style:name="T305" style:family="text">
      <style:text-properties style:font-name="Arial" officeooo:rsid="2e16a6a7" style:font-name-asian="Arial"/>
    </style:style>
    <style:style style:name="T306" style:family="text">
      <style:text-properties style:font-name="Arial" officeooo:rsid="2e19ecf7" style:font-name-asian="Arial"/>
    </style:style>
    <style:style style:name="T307" style:family="text">
      <style:text-properties style:font-name="Arial" officeooo:rsid="2bbd2b41" style:font-name-asian="Arial"/>
    </style:style>
    <style:style style:name="T308" style:family="text">
      <style:text-properties style:font-name="Arial" officeooo:rsid="2eb31cbe" style:font-name-asian="Arial"/>
    </style:style>
    <style:style style:name="T309" style:family="text">
      <style:text-properties style:font-name="Arial" officeooo:rsid="2c27fbe9" style:font-name-asian="Arial"/>
    </style:style>
    <style:style style:name="T310" style:family="text">
      <style:text-properties style:font-name="Arial" officeooo:rsid="2c27bcd5" style:font-name-asian="Arial"/>
    </style:style>
    <style:style style:name="T311" style:family="text">
      <style:text-properties style:font-name="Arial" officeooo:rsid="2c27223d" style:font-name-asian="Arial"/>
    </style:style>
    <style:style style:name="T312" style:family="text">
      <style:text-properties style:font-name="Arial" officeooo:rsid="2e61261e" style:font-name-asian="Arial"/>
    </style:style>
    <style:style style:name="T313" style:family="text">
      <style:text-properties style:font-name="Arial" officeooo:rsid="2e6553f9" style:font-name-asian="Arial"/>
    </style:style>
    <style:style style:name="T314" style:family="text">
      <style:text-properties style:font-name="Arial" officeooo:rsid="2e39cf55" style:font-name-asian="Arial"/>
    </style:style>
    <style:style style:name="T315" style:family="text">
      <style:text-properties style:font-name="Arial" officeooo:rsid="2e3ac1df" style:font-name-asian="Arial"/>
    </style:style>
    <style:style style:name="T316" style:family="text">
      <style:text-properties style:font-name="Arial" officeooo:rsid="2e3919bc" style:font-name-asian="Arial"/>
    </style:style>
    <style:style style:name="T317" style:family="text">
      <style:text-properties style:font-name="Arial" officeooo:rsid="2e3546aa" style:font-name-asian="Arial"/>
    </style:style>
    <style:style style:name="T318" style:family="text">
      <style:text-properties style:font-name="Arial" officeooo:rsid="2e53fc7d" style:font-name-asian="Arial"/>
    </style:style>
    <style:style style:name="T319" style:family="text">
      <style:text-properties style:font-name="Arial" officeooo:rsid="2e8e44b6" style:font-name-asian="Arial"/>
    </style:style>
    <style:style style:name="T320" style:family="text">
      <style:text-properties style:font-name="Arial" officeooo:rsid="2f0df0cc" style:font-name-asian="Arial"/>
    </style:style>
    <style:style style:name="T321" style:family="text">
      <style:text-properties style:font-name="Arial" officeooo:rsid="2f1f73fb" style:font-name-asian="Arial"/>
    </style:style>
    <style:style style:name="T322" style:family="text">
      <style:text-properties style:font-name="Arial" officeooo:rsid="2f1dc2e4" style:font-name-asian="Arial"/>
    </style:style>
    <style:style style:name="T323" style:family="text">
      <style:text-properties style:font-name="Arial" officeooo:rsid="2f22ec6d" style:font-name-asian="Arial"/>
    </style:style>
    <style:style style:name="T324" style:family="text">
      <style:text-properties style:font-name="Arial" officeooo:rsid="2f1eea63" style:font-name-asian="Arial"/>
    </style:style>
    <style:style style:name="T325" style:family="text">
      <style:text-properties style:font-name="Arial" officeooo:rsid="3057dc55" style:font-name-asian="Arial"/>
    </style:style>
    <style:style style:name="T326" style:family="text">
      <style:text-properties style:font-name="Arial" officeooo:rsid="3070e80b" style:font-name-asian="Arial"/>
    </style:style>
    <style:style style:name="T327" style:family="text">
      <style:text-properties style:font-name="Arial" officeooo:rsid="24ffe503" style:font-name-asian="Arial"/>
    </style:style>
    <style:style style:name="T328" style:family="text">
      <style:text-properties style:font-name="Arial" officeooo:rsid="303545f4" style:font-name-asian="Arial"/>
    </style:style>
    <style:style style:name="T329" style:family="text">
      <style:text-properties style:font-name="Arial" officeooo:rsid="2a20ca3a" style:font-name-asian="Arial"/>
    </style:style>
    <style:style style:name="T330" style:family="text">
      <style:text-properties style:font-name="Arial" officeooo:rsid="2ae9e95b" style:font-name-asian="Arial"/>
    </style:style>
    <style:style style:name="T331" style:family="text">
      <style:text-properties style:font-name="Arial" officeooo:rsid="28cd43e6" style:font-name-asian="Arial"/>
    </style:style>
    <style:style style:name="T332" style:family="text">
      <style:text-properties style:font-name="Arial" officeooo:rsid="28ce835b" style:font-name-asian="Arial"/>
    </style:style>
    <style:style style:name="T333" style:family="text">
      <style:text-properties style:font-name="Arial" officeooo:rsid="28d25918" style:font-name-asian="Arial"/>
    </style:style>
    <style:style style:name="T334" style:family="text">
      <style:text-properties style:font-name="Arial" officeooo:rsid="2a71b5c6" style:font-name-asian="Arial"/>
    </style:style>
    <style:style style:name="T335" style:family="text">
      <style:text-properties style:font-name="Arial" officeooo:rsid="2a721613" style:font-name-asian="Arial"/>
    </style:style>
    <style:style style:name="T336" style:family="text">
      <style:text-properties style:font-name="Arial" officeooo:rsid="2caa3267" style:font-name-asian="Arial"/>
    </style:style>
    <style:style style:name="T337" style:family="text">
      <style:text-properties style:font-name="Arial" officeooo:rsid="2d1101ad" style:font-name-asian="Arial"/>
    </style:style>
    <style:style style:name="T338" style:family="text">
      <style:text-properties style:font-name="Arial" officeooo:rsid="2cae1651" style:font-name-asian="Arial"/>
    </style:style>
    <style:style style:name="T339" style:family="text">
      <style:text-properties style:font-name="Arial" officeooo:rsid="2e8194b3" style:font-name-asian="Arial"/>
    </style:style>
    <style:style style:name="T340" style:family="text">
      <style:text-properties style:font-name="Arial" officeooo:rsid="2e81c9c9" style:font-name-asian="Arial"/>
    </style:style>
    <style:style style:name="T341" style:family="text">
      <style:text-properties style:font-name="Arial" officeooo:rsid="1e0491ca" style:font-name-asian="Arial"/>
    </style:style>
    <style:style style:name="T342" style:family="text">
      <style:text-properties style:font-name="Arial" officeooo:rsid="2ed2f80d" style:font-name-asian="Arial"/>
    </style:style>
    <style:style style:name="T343" style:family="text">
      <style:text-properties style:font-name="Arial" officeooo:rsid="2ee1a2b3" style:font-name-asian="Arial"/>
    </style:style>
    <style:style style:name="T344" style:family="text">
      <style:text-properties style:font-name="Arial" officeooo:rsid="2ee4a72a" style:font-name-asian="Arial"/>
    </style:style>
    <style:style style:name="T345" style:family="text">
      <style:text-properties style:font-name="Arial" officeooo:rsid="2ef11d27" style:font-name-asian="Arial"/>
    </style:style>
    <style:style style:name="T346" style:family="text">
      <style:text-properties style:font-name="Arial" officeooo:rsid="2ee5091c" style:font-name-asian="Arial"/>
    </style:style>
    <style:style style:name="T347" style:family="text">
      <style:text-properties style:font-name="Arial" officeooo:rsid="2f3a0f43" style:font-name-asian="Arial"/>
    </style:style>
    <style:style style:name="T348" style:family="text">
      <style:text-properties style:font-name="Arial" officeooo:rsid="2f507eeb" style:font-name-asian="Arial"/>
    </style:style>
    <style:style style:name="T349" style:family="text">
      <style:text-properties style:font-name="Arial" officeooo:rsid="2f507eeb" style:font-name-asian="Arial" style:font-name-complex="標楷體"/>
    </style:style>
    <style:style style:name="T350" style:family="text">
      <style:text-properties style:font-name="Arial" officeooo:rsid="1d502999" style:font-name-asian="Arial"/>
    </style:style>
    <style:style style:name="T351" style:family="text">
      <style:text-properties style:font-name="Arial" officeooo:rsid="1e6cb1db" style:font-name-asian="Arial"/>
    </style:style>
    <style:style style:name="T352" style:family="text">
      <style:text-properties style:font-name="Arial" officeooo:rsid="1e65a078" style:font-name-asian="Arial"/>
    </style:style>
    <style:style style:name="T353" style:family="text">
      <style:text-properties style:font-name="Arial" officeooo:rsid="1d9bb035" style:font-name-asian="Arial"/>
    </style:style>
    <style:style style:name="T354" style:family="text">
      <style:text-properties style:font-name="Arial" officeooo:rsid="1e2c657e" style:font-name-asian="Arial"/>
    </style:style>
    <style:style style:name="T355" style:family="text">
      <style:text-properties style:font-name="Arial" style:text-underline-style="none" officeooo:rsid="28d41afd" style:font-name-asian="Arial" style:font-name-complex="標楷體"/>
    </style:style>
    <style:style style:name="T356" style:family="text">
      <style:text-properties style:font-name="Arial" style:text-underline-style="none" officeooo:rsid="2e807a6f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26133635" text:style-name="L1">
        <text:list-item>
          <text:p text:style-name="P1"><text:bookmark-start text:name="基督教"/>基督教<text:bookmark-end text:name="基督教"/></text:p>
          <text:list>
            <text:list-item>
              <text:p text:style-name="P4">耶和華。</text:p>
              <text:list>
                <text:list-item>
                  <text:p text:style-name="P5">耶和華 是（基督教 認定的）上帝、（人類 認定的）神、（中國<text:span text:style-name="T284">（天壇）</text:span>認定的）天。</text:p>
                </text:list-item>
                <text:list-item>
                  <text:p text:style-name="P6">耶和華<text:span text:style-name="T27"> </text:span><text:span text:style-name="T294">↔</text:span><text:span text:style-name="T36"> &lt;?a&gt;</text:span><text:span text:style-name="T250">個體。</text:span></text:p>
                  <text:list>
                    <text:list-item>
                      <text:p text:style-name="P43"><text:span text:style-name="T27">n</text:span><text:span text:style-name="T78"> </text:span><text:span text:style-name="T79">≥</text:span><text:span text:style-name="T78"> a </text:span><text:span text:style-name="T79">≥</text:span><text:span text:style-name="T78"> u</text:span><text:span text:style-name="T210">。</text:span></text:p>
                      <text:list>
                        <text:list-item>
                          <text:p text:style-name="P44"><text:span text:style-name="T37">明顯例子，力</text:span><text:span text:style-name="T78">個體</text:span><text:span text:style-name="T37"> </text:span><text:span text:style-name="T296">↔</text:span><text:span text:style-name="T37"> &lt;?1&gt;個體。</text:span></text:p>
                        </text:list-item>
                        <text:list-item>
                          <text:p text:style-name="P44"><text:span text:style-name="T37">明顯例子，人類</text:span><text:span text:style-name="T78">個體</text:span><text:span text:style-name="T37"> </text:span><text:span text:style-name="T296">↔</text:span><text:span text:style-name="T37"> &lt;?2&gt;個體。</text:span></text:p>
                        </text:list-item>
                        <text:list-item>
                          <text:p text:style-name="P44"><text:span text:style-name="T78">明顯例子，&lt;_?3_&gt;個體 </text:span><text:span text:style-name="T296">↔</text:span><text:span text:style-name="T78"> &lt;?3&gt;個體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7">我是即我是。</text:p>
                  <text:list>
                    <text:list-item>
                      <text:p text:style-name="P177">創世紀的 <text:span text:style-name="T27">第3</text:span>章。</text:p>
                      <text:list>
                        <text:list-item>
                          <text:p text:style-name="P177"><text:span text:style-name="T27">I </text:span><text:span text:style-name="T94">am who I AM.</text:span></text:p>
                        </text:list-item>
                      </text:list>
                    </text:list-item>
                    <text:list-item>
                      <text:p text:style-name="P177">抽象例子，程式語言。</text:p>
                      <text:list>
                        <text:list-item>
                          <text:p text:style-name="P178"><text:span text:style-name="T270">耶和華 </text:span><text:span text:style-name="T295">↔</text:span><text:span text:style-name="T269"> 物件。</text:span><text:span text:style-name="T266">、介面</text:span><text:span text:style-name="T263">、</text:span><text:span text:style-name="T266">類別、腳本、機械碼、程式碼</text:span><text:span text:style-name="T272">、程式專案</text:span></text:p>
                        </text:list-item>
                        <text:list-item>
                          <text:p text:style-name="P179"><text:span text:style-name="T269">人類、人類文明、人類個體</text:span><text:span text:style-name="T270"> </text:span><text:span text:style-name="T295">↔</text:span><text:span text:style-name="T269"> 物件的 函數、成員。</text:span></text:p>
                        </text:list-item>
                        <text:list-item>
                          <text:p text:style-name="P180"><text:span text:style-name="T288">我是 </text:span><text:span text:style-name="T297">↔</text:span><text:span text:style-name="T38">（Python</text:span><text:span text:style-name="T288">程式語言</text:span><text:span text:style-name="T38"> 的）self</text:span><text:span text:style-name="T271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耶穌。</text:p>
              <text:list>
                <text:list-item>
                  <text:p text:style-name="P4">道成肉身。</text:p>
                </text:list-item>
                <text:list-item>
                  <text:p text:style-name="P4">同時 是 神子、人子。</text:p>
                  <text:list>
                    <text:list-item>
                      <text:p text:style-name="P4">同時 有 神性、人性。</text:p>
                    </text:list-item>
                  </text:list>
                </text:list-item>
                <text:list-item>
                  <text:p text:style-name="P4">中保。</text:p>
                  <text:list>
                    <text:list-item>
                      <text:p text:style-name="P4">神、人 之間的 橋梁。</text:p>
                    </text:list-item>
                  </text:list>
                </text:list-item>
              </text:list>
            </text:list-item>
            <text:list-item>
              <text:p text:style-name="P7">聖靈。</text:p>
              <text:list>
                <text:list-item>
                  <text:p text:style-name="P45">聖靈 <text:span text:style-name="T298">↔</text:span><text:span text:style-name="T197"> 本代型意識層個體、心靈導師、第二層級意識（以上）。</text:span></text:p>
                  <text:list>
                    <text:list-item>
                      <text:p text:style-name="P45">心靈導師 是 心靈導師（意識層個體）。</text:p>
                    </text:list-item>
                    <text:list-item>
                      <text:p text:style-name="P45">心靈導師 是 某一特定意識層個體。</text:p>
                    </text:list-item>
                  </text:list>
                </text:list-item>
              </text:list>
            </text:list-item>
            <text:list-item>
              <text:p text:style-name="P7">屬靈。</text:p>
              <text:list>
                <text:list-item>
                  <text:p text:style-name="P46">屬靈 <text:span text:style-name="T293">↔</text:span> 說話的能力、（以諾書 認定的）<text:span text:style-name="T56">理解智慧話語的能力</text:span>。</text:p>
                  <text:list>
                    <text:list-item>
                      <text:p text:style-name="P45">說話 是 使用 某一特定 語言、模式、規則、共識、工具 說話、溝通、交互作用。</text:p>
                      <text:list>
                        <text:list-item>
                          <text:p text:style-name="P45">明顯例子，某一特定個體 使用 語言，傳遞 某一特定 名稱、描述，到 其他個體。</text:p>
                        </text:list-item>
                        <text:list-item>
                          <text:p text:style-name="P45">說話 不是 共感語言、肢體語言、臉部表情、手語、文字、摩斯密碼、電磁波訊號。</text:p>
                          <text:list>
                            <text:list-item>
                              <text:p text:style-name="P45">共感語言 的 明顯例子，情緒傳染、情感傳播、鏡像神經元。</text:p>
                            </text:list-item>
                          </text:list>
                        </text:list-item>
                        <text:list-item>
                          <text:p text:style-name="P45">說話 是 口語、言傳、意會。</text:p>
                        </text:list-item>
                      </text:list>
                    </text:list-item>
                  </text:list>
                </text:list-item>
                <text:list-item>
                  <text:p text:style-name="P47">屬靈 <text:span text:style-name="T293">↔</text:span> 屬靈氣。</text:p>
                  <text:list>
                    <text:list-item>
                      <text:p text:style-name="P300">（屬靈氣 的 描述在 <text:span text:style-name="T51">書籍 (基督教)</text:span> 文件群的 <text:span text:style-name="T51">基督教</text:span> 的 <text:span text:style-name="T107">屬靈氣</text:span>）</text:p>
                    </text:list-item>
                  </text:list>
                </text:list-item>
              </text:list>
            </text:list-item>
            <text:list-item>
              <text:p text:style-name="P45">屬靈氣。</text:p>
              <text:list>
                <text:list-item>
                  <text:p text:style-name="P45">屬靈氣 <text:span text:style-name="T299">↔</text:span><text:span text:style-name="T233"> 意識層。</text:span></text:p>
                </text:list-item>
              </text:list>
            </text:list-item>
            <text:list-item>
              <text:p text:style-name="P45">屬血氣。</text:p>
              <text:list>
                <text:list-item>
                  <text:p text:style-name="P45">屬血氣 <text:span text:style-name="T299">↔</text:span><text:span text:style-name="T233"> 肉質層。</text:span></text:p>
                </text:list-item>
              </text:list>
            </text:list-item>
            <text:list-item>
              <text:p text:style-name="P1">因信稱義。</text:p>
              <text:list>
                <text:list-item>
                  <text:p text:style-name="P4">不是 因行稱義。</text:p>
                  <text:list>
                    <text:list-item>
                      <text:p text:style-name="P8">行 是 行動。</text:p>
                      <text:list>
                        <text:list-item>
                          <text:p text:style-name="P9">行動 是 思想、決策、行動 的 行動。</text:p>
                        </text:list-item>
                        <text:list-item>
                          <text:p text:style-name="P9">假定，某一特定個體 進行 某一特定行動。</text:p>
                          <text:list>
                            <text:list-item>
                              <text:p text:style-name="P9">該個體 以 該行動 為 圓心、出發點，做出 行動。</text:p>
                              <text:list>
                                <text:list-item>
                                  <text:p text:style-name="P9">明顯例子，假定，該個體 被迫 吃素。</text:p>
                                  <text:list>
                                    <text:list-item>
                                      <text:p text:style-name="P9">被迫 的 明顯例子，領導層強迫國民群吃素、齋戒習俗、食物匱乏。</text:p>
                                    </text:list-item>
                                    <text:list-item>
                                      <text:p text:style-name="P9">該個體 以 吃素、行動 為 圓心、出發點。</text:p>
                                    </text:list-item>
                                    <text:list-item>
                                      <text:p text:style-name="P9">該個體 做出 吃素 的行動。</text:p>
                                    </text:list-item>
                                    <text:list-item>
                                      <text:p text:style-name="P9">該個體的 內心、慾望、思想，有機率 想要 吃肉。</text:p>
                                      <text:list>
                                        <text:list-item>
                                          <text:p text:style-name="P9">該個體 有機率不斷 克制自己不要吃肉、逼迫自己要吃素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">該個體 不是（基督教 認定的）義人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不是，以 行動、行為 分辨，某一特定行為 是、不是 義。</text:p>
                    </text:list-item>
                    <text:list-item>
                      <text:p text:style-name="P11">不是，以 現象 分辨，某一特定行為 是、不是 義。</text:p>
                      <text:list>
                        <text:list-item>
                          <text:p text:style-name="P11">現象 是 已經、正在、即將 做出 該行為，的 現象、主觀賦予。</text:p>
                          <text:list>
                            <text:list-item>
                              <text:p text:style-name="P301">（主觀賦予 的 內容 在 <text:span text:style-name="T48">_ (第</text:span><text:span text:style-name="T50">4</text:span><text:span text:style-name="T48">本)</text:span><text:span text:style-name="T55"> 文件的 </text:span><text:span text:style-name="T48">意義</text:span><text:span text:style-name="T55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是 因信稱義。</text:p>
                  <text:list>
                    <text:list-item>
                      <text:p text:style-name="P1">信 是 思想。</text:p>
                      <text:list>
                        <text:list-item>
                          <text:p text:style-name="P4">思想 是 思想、決策、行動 的 思想。</text:p>
                        </text:list-item>
                        <text:list-item>
                          <text:p text:style-name="P12">因信稱義 是 只要 思想 就能夠 稱義。</text:p>
                          <text:list>
                            <text:list-item>
                              <text:p text:style-name="P12">（後續的）決策、行動 是 思想的 自然產物。</text:p>
                            </text:list-item>
                            <text:list-item>
                              <text:p text:style-name="P12">（後續的）決策、行動 是 自然而然、理所當然 的 過程、結果、現象。</text:p>
                            </text:list-item>
                            <text:list-item>
                              <text:p text:style-name="P12">抽象例子，思想 <text:span text:style-name="T300">↔</text:span><text:span text:style-name="T28"> 想到 </text:span><text:span text:style-name="T32">f(x)、</text:span><text:span text:style-name="T31">某一特定函數</text:span><text:span text:style-name="T33">、某一特定曲線</text:span><text:span text:style-name="T205">。</text:span></text:p>
                              <text:list>
                                <text:list-item>
                                  <text:p text:style-name="P12">決策 <text:span text:style-name="T301">↔</text:span><text:span text:style-name="T206"> 選擇 顏料、尺寸、時機。</text:span></text:p>
                                </text:list-item>
                                <text:list-item>
                                  <text:p text:style-name="P12">行動 <text:span text:style-name="T301">↔</text:span><text:span text:style-name="T206"> 畫</text:span><text:span text:style-name="T32">出 f(x)、該函數、該曲線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">假定，某一特定個體 蘊含 某一特定思想。</text:p>
                          <text:list>
                            <text:list-item>
                              <text:p text:style-name="P4">該個體 以 該思想 為 圓心、出發點，做出 決策、行動。</text:p>
                              <text:list>
                                <text:list-item>
                                  <text:p text:style-name="P4">該決策、該行動 是 自然而然、理所當然 的 決策、行動。</text:p>
                                </text:list-item>
                                <text:list-item>
                                  <text:p text:style-name="P4">明顯例子，假定，該個體 是 佛教教徒。</text:p>
                                  <text:list>
                                    <text:list-item>
                                      <text:p text:style-name="P4">該個體 以 佛教、思想 為 圓心、出發點。</text:p>
                                    </text:list-item>
                                    <text:list-item>
                                      <text:p text:style-name="P4">該個體 自然而然、理所當然 做出 吃素 的 決策、行動。</text:p>
                                    </text:list-item>
                                    <text:list-item>
                                      <text:p text:style-name="P4">該個體 有機率是（基督教 認定的）義人。</text:p>
                                      <text:list>
                                        <text:list-item>
                                          <text:p text:style-name="P13">假定，基督教 認定，該個體的 思想 是 義。</text:p>
                                          <text:list>
                                            <text:list-item>
                                              <text:p text:style-name="P13">該個體 是（基督教 認定的）義人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">假定，基督教 認定，該個體的 思想 不是 義。</text:p>
                                          <text:list>
                                            <text:list-item>
                                              <text:p text:style-name="P4">該個體 不是（基督教 認定的）義人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">假定，該個體的思想、某一特定聖靈個體的思想 共振、共鳴、共識。</text:p>
                              <text:list>
                                <text:list-item>
                                  <text:p text:style-name="P4">該聖靈個體 有機率成為 該個體的 靈魂導師。</text:p>
                                  <text:list>
                                    <text:list-item>
                                      <text:p text:style-name="P4">（基督教 認定的）聖靈充滿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因信稱義 不是 思想。</text:p>
                          <text:list>
                            <text:list-item>
                              <text:p text:style-name="P14">因信稱義 不是 只要有 思想、信念、中心思想 就是 義、義人。</text:p>
                            </text:list-item>
                            <text:list-item>
                              <text:p text:style-name="P14">沒有 行動，連 判定的 必要、資格 都沒有。</text:p>
                            </text:list-item>
                          </text:list>
                        </text:list-item>
                        <text:list-item>
                          <text:p text:style-name="P14">因信稱義 是 思想、決策、行動。</text:p>
                          <text:list>
                            <text:list-item>
                              <text:p text:style-name="P14">假定，某一特定個體 做出 某一特定行動。</text:p>
                              <text:list>
                                <text:list-item>
                                  <text:p text:style-name="P15">該個體 做出該行動 的 思想、動機、驅動力，判定 該個體 是、不是 義人。</text:p>
                                </text:list-item>
                                <text:list-item>
                                  <text:p text:style-name="P16">該個體 做出該行動 的 思想、動機、驅動力，判定 該行動 是、不是 義行。</text:p>
                                </text:list-item>
                                <text:list-item>
                                  <text:p text:style-name="P17">明顯例子，某一特定個體 做出，捐錢給 基金會，的 行動。</text:p>
                                  <text:list>
                                    <text:list-item>
                                      <text:p text:style-name="P17">該個體的 思想 有機率是 逃稅、洗錢。</text:p>
                                    </text:list-item>
                                    <text:list-item>
                                      <text:p text:style-name="P18">該個體的 思想 有機率是 幫助 基金會營運、基金會在幫助的其他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因信稱義 是 蘊含 某一特定思想，做出 相對應的 決策、行動，才是 義、義人。</text:p>
                              <text:list>
                                <text:list-item>
                                  <text:p text:style-name="P14">蘊含 思想、中心思想。</text:p>
                                </text:list-item>
                                <text:list-item>
                                  <text:p text:style-name="P19">真誠的 遵從 內心。</text:p>
                                  <text:list>
                                    <text:list-item>
                                      <text:p text:style-name="P19">自然而然、理所當然 做出 相對應於思想的 決策、行動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2">（相關內容 在 <text:span text:style-name="T107">哲學 (莊子)</text:span> 文件群的 <text:span text:style-name="T107">神人</text:span> 的 <text:span text:style-name="T107">（基督教 的）智慧樹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是，以 思想、信念、中心思想 分辨，某一特定行為 是、不是 義。</text:p>
                    </text:list-item>
                    <text:list-item>
                      <text:p text:style-name="P10">是，以 本質 分辨，某一特定行為 是、不是 義。</text:p>
                      <text:list>
                        <text:list-item>
                          <text:p text:style-name="P10">本質 是 已經、正在、即將 做出 該行為，的 本質、客觀賦予。</text:p>
                          <text:list>
                            <text:list-item>
                              <text:p text:style-name="P301">（客觀賦予 的 內容 在 <text:span text:style-name="T48">_ (第</text:span><text:span text:style-name="T50">4</text:span><text:span text:style-name="T48">本)</text:span><text:span text:style-name="T55"> 文件的 </text:span><text:span text:style-name="T48">意義</text:span><text:span text:style-name="T55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義。</text:p>
            </text:list-item>
            <text:list-item>
              <text:p text:style-name="P50">罪。</text:p>
              <text:list>
                <text:list-item>
                  <text:p text:style-name="P50">悔改。</text:p>
                </text:list-item>
                <text:list-item>
                  <text:p text:style-name="P50">不要再犯罪。</text:p>
                  <text:list>
                    <text:list-item>
                      <text:p text:style-name="P50">不要 再次犯罪。</text:p>
                    </text:list-item>
                    <text:list-item>
                      <text:p text:style-name="P50">不要 再度犯罪。</text:p>
                    </text:list-item>
                    <text:list-item>
                      <text:p text:style-name="P50">不要 繼續犯罪。</text:p>
                    </text:list-item>
                    <text:list-item>
                      <text:p text:style-name="P51">認罪 瞬間、之後，不要 犯罪。</text:p>
                    </text:list-item>
                    <text:list-item>
                      <text:p text:style-name="P50">悔改 瞬間、之後，不要 犯罪。</text:p>
                      <text:list>
                        <text:list-item>
                          <text:p text:style-name="P50">知錯能改，善莫大焉。</text:p>
                        </text:list-item>
                      </text:list>
                    </text:list-item>
                  </text:list>
                </text:list-item>
                <text:list-item>
                  <text:p text:style-name="P67">某一特定個體 有機率 不認罪、不悔改、心剛硬、認定耶穌是免罪金牌。</text:p>
                  <text:list>
                    <text:list-item>
                      <text:p text:style-name="P52"><text:span text:style-name="T54">明顯例子，</text:span>恩典福音。</text:p>
                    </text:list-item>
                  </text:list>
                </text:list-item>
                <text:list-item>
                  <text:p text:style-name="P68">某一特定個體 有機率 不認罪、不悔改、心剛硬、悖逆神、不敬畏神。</text:p>
                  <text:list>
                    <text:list-item>
                      <text:p text:style-name="P68">明顯例子，出埃及記的 埃及法老。</text:p>
                    </text:list-item>
                  </text:list>
                </text:list-item>
                <text:list-item>
                  <text:p text:style-name="P53">罪 的 本質。</text:p>
                  <text:list>
                    <text:list-item>
                      <text:p text:style-name="P54">以 自己 為中心思想。</text:p>
                      <text:list>
                        <text:list-item>
                          <text:p text:style-name="P54">我、我、我。</text:p>
                          <text:list>
                            <text:list-item>
                              <text:p text:style-name="P298">我非要不可。</text:p>
                            </text:list-item>
                            <text:list-item>
                              <text:p text:style-name="P298">我一定要。</text:p>
                            </text:list-item>
                            <text:list-item>
                              <text:p text:style-name="P298">我想要。</text:p>
                            </text:list-item>
                            <text:list-item>
                              <text:p text:style-name="P298">我要。</text:p>
                            </text:list-item>
                            <text:list-item>
                              <text:p text:style-name="P298">我的。</text:p>
                            </text:list-item>
                            <text:list-item>
                              <text:p text:style-name="P298">我。</text:p>
                            </text:list-item>
                          </text:list>
                        </text:list-item>
                        <text:list-item>
                          <text:p text:style-name="P298">不聽從 聖靈 的提醒。</text:p>
                        </text:list-item>
                        <text:list-item>
                          <text:p text:style-name="P182">不聆聽 聖靈 的提醒。</text:p>
                        </text:list-item>
                        <text:list-item>
                          <text:p text:style-name="P182">把 榮耀 歸給 自己。</text:p>
                          <text:list>
                            <text:list-item>
                              <text:p text:style-name="P182">明顯例子，摩西 敲打 石頭 兩次。</text:p>
                              <text:list>
                                <text:list-item>
                                  <text:p text:style-name="P182">摩西 把 榮耀 歸給 自己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2">把 罪惡 歸給 其他個體。</text:p>
                          <text:list>
                            <text:list-item>
                              <text:p text:style-name="P182">明顯例子，亞當、夏娃 吃下 智慧之果。</text:p>
                              <text:list>
                                <text:list-item>
                                  <text:p text:style-name="P182">亞當 把 罪惡 歸給 夏娃。</text:p>
                                </text:list-item>
                                <text:list-item>
                                  <text:p text:style-name="P182">夏娃 把 罪惡 歸給 蛇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2">罪。</text:p>
                  <text:list>
                    <text:list-item>
                      <text:p text:style-name="P183">明顯例子，<text:span text:style-name="T95">外遇、強姦、姦屍。</text:span></text:p>
                    </text:list-item>
                    <text:list-item>
                      <text:p text:style-name="P183">順性<text:span text:style-name="T95">的 </text:span>罪<text:span text:style-name="T95">。</text:span></text:p>
                      <text:list>
                        <text:list-item>
                          <text:p text:style-name="P184">順性 是 異性。</text:p>
                          <text:list>
                            <text:list-item>
                              <text:p text:style-name="P184">性 是（肉質層 的）性別。</text:p>
                            </text:list-item>
                            <text:list-item>
                              <text:p text:style-name="P185"><text:span text:style-name="T95">抽象例子，</text:span>異<text:span text:style-name="T95">性相吸。</text:span></text:p>
                            </text:list-item>
                          </text:list>
                        </text:list-item>
                        <text:list-item>
                          <text:p text:style-name="P186">明顯例子，<text:span text:style-name="T95">（異性戀，但是）外遇、強姦、姦屍。</text:span></text:p>
                        </text:list-item>
                      </text:list>
                    </text:list-item>
                    <text:list-item>
                      <text:p text:style-name="P187">逆性<text:span text:style-name="T95">的 </text:span>罪<text:span text:style-name="T95">。</text:span></text:p>
                      <text:list>
                        <text:list-item>
                          <text:p text:style-name="P248">逆性 是 同性。</text:p>
                          <text:list>
                            <text:list-item>
                              <text:p text:style-name="P248">抽象例子，同性相斥。</text:p>
                            </text:list-item>
                          </text:list>
                        </text:list-item>
                        <text:list-item>
                          <text:p text:style-name="P186">明顯例子，<text:span text:style-name="T95">同性戀（、同性戀外遇、同性戀強姦、同性戀姦屍）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悔改。</text:p>
              <text:list>
                <text:list-item>
                  <text:p text:style-name="P20">認罪 →<text:span text:style-name="T221"> 悔改 → 得救。</text:span></text:p>
                  <text:list>
                    <text:list-item>
                      <text:p text:style-name="P21">明顯例子，某一特定<text:span text:style-name="T125">個體 在 茫茫大海，游泳。</text:span></text:p>
                      <text:list>
                        <text:list-item>
                          <text:p text:style-name="P21"><text:span text:style-name="T125">該個體 持續依靠 太陽、月亮、星星 定航游泳 </text:span><text:span text:style-name="T190">↔</text:span><text:span text:style-name="T128"> 持續相信 神、中心思想、思想。</text:span></text:p>
                        </text:list-item>
                        <text:list-item>
                          <text:p text:style-name="P21"><text:span text:style-name="T125">該個體 溺水 </text:span><text:span text:style-name="T191">↔</text:span><text:span text:style-name="T127"> 犯罪、迷失自我、迷失方向、迷航、不愛神、不愛人、只愛己。</text:span></text:p>
                        </text:list-item>
                        <text:list-item>
                          <text:p text:style-name="P188">假定，該個體 正在 溺水。</text:p>
                          <text:list>
                            <text:list-item>
                              <text:p text:style-name="P55"><text:span text:style-name="T125">該個體 不承認、不認定 自己 正在 溺水 </text:span><text:span text:style-name="T189">↔</text:span><text:span text:style-name="T124"> 不認罪。</text:span></text:p>
                              <text:list>
                                <text:list-item>
                                  <text:p text:style-name="P55"><text:span text:style-name="T124">該個體 有機率有 溺水 經歷、經驗、記憶。</text:span><text:span text:style-name="T10">（再犯罪、認定只要悔改一次）</text:span></text:p>
                                </text:list-item>
                              </text:list>
                            </text:list-item>
                            <text:list-item>
                              <text:p text:style-name="P21"><text:span text:style-name="T125">該個體 承認、認定 自己 正在 溺水 </text:span><text:span text:style-name="T192">↔</text:span><text:span text:style-name="T126"> 認罪。</text:span></text:p>
                            </text:list-item>
                          </text:list>
                        </text:list-item>
                        <text:list-item>
                          <text:p text:style-name="P194">該個體 正在 從 溺水 恢復到 游泳 <text:span text:style-name="T293">↔</text:span> 悔改。</text:p>
                          <text:list>
                            <text:list-item>
                              <text:p text:style-name="P194">該個體 成功 從 溺水 恢復到 游泳 <text:span text:style-name="T302">↔</text:span><text:span text:style-name="T226"> </text:span>得救、得勝。</text:p>
                            </text:list-item>
                          </text:list>
                        </text:list-item>
                        <text:list-item>
                          <text:p text:style-name="P195">該個體 獲得 浮板、救生圈、救身衣 <text:span text:style-name="T293">↔</text:span> 被聖靈充滿、聽從聖靈的提醒、恩典。</text:p>
                          <text:list>
                            <text:list-item>
                              <text:p text:style-name="P195">該個體 想要 從 溺水 恢復到 游泳 <text:span text:style-name="T303">↔</text:span><text:span text:style-name="T225"> 思想</text:span>。</text:p>
                            </text:list-item>
                            <text:list-item>
                              <text:p text:style-name="P195">該個體 決定抓住 其他個體 提供的 浮板、救生圈、救生衣 <text:span text:style-name="T303">↔</text:span><text:span text:style-name="T225"> 決策。</text:span></text:p>
                              <text:list>
                                <text:list-item>
                                  <text:p text:style-name="P195">浮板、救生圈、救生衣 <text:span text:style-name="T304">↔</text:span><text:span text:style-name="T222"> 聖靈、充滿聖靈、聖靈提供的提醒。</text:span></text:p>
                                </text:list-item>
                              </text:list>
                            </text:list-item>
                            <text:list-item>
                              <text:p text:style-name="P195">該個體（逐漸）從 溺水 恢復到 游泳 <text:span text:style-name="T303">↔</text:span><text:span text:style-name="T225"> 行動。</text:span></text:p>
                            </text:list-item>
                          </text:list>
                        </text:list-item>
                        <text:list-item>
                          <text:p text:style-name="P195">該個體 故意溺水 <text:span text:style-name="T305">↔</text:span><text:span text:style-name="T223"> 故意犯罪。</text:span></text:p>
                          <text:list>
                            <text:list-item>
                              <text:p text:style-name="P195">該個體 有機率 失去 浮板、救生圈、救生衣。</text:p>
                            </text:list-item>
                            <text:list-item>
                              <text:p text:style-name="P195">該個體 有機率不會被 其他個體 幫助、拯救。</text:p>
                            </text:list-item>
                            <text:list-item>
                              <text:p text:style-name="P195">該個體 有機率 游不到 岸邊、岸上。</text:p>
                            </text:list-item>
                          </text:list>
                        </text:list-item>
                        <text:list-item>
                          <text:p text:style-name="P195">該個體 到達 岸上 <text:span text:style-name="T306">↔</text:span><text:span text:style-name="T224"> 進入 新耶路撒冷城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得勝。</text:p>
            </text:list-item>
            <text:list-item>
              <text:p text:style-name="P20">律法。</text:p>
            </text:list-item>
            <text:list-item>
              <text:p text:style-name="P20">戒律。</text:p>
            </text:list-item>
            <text:list-item>
              <text:p text:style-name="P20">靈魂體。</text:p>
              <text:list>
                <text:list-item>
                  <text:p text:style-name="P22">靈 <text:span text:style-name="T307">↔</text:span><text:span text:style-name="T199"> 本代型意識層個體、（基督教 認定的）聖靈、（道家 認定的）</text:span><text:span text:style-name="T102">胎光</text:span>。</text:p>
                </text:list-item>
                <text:list-item>
                  <text:p text:style-name="P23">魂 <text:span text:style-name="T307">↔</text:span><text:span text:style-name="T199"> 祖代型意識層個體、（基督教 認定的）靈魂、（道家 認定的）</text:span><text:span text:style-name="T102">爽靈</text:span>。</text:p>
                </text:list-item>
                <text:list-item>
                  <text:p text:style-name="P23">體 <text:span text:style-name="T307">↔</text:span><text:span text:style-name="T199"> 肉質層、（基督教 認定的）身體、（道家 認定的）</text:span><text:span text:style-name="T102">幽精</text:span><text:span text:style-name="T199">、（道家 認定的）魄</text:span>。</text:p>
                </text:list-item>
              </text:list>
            </text:list-item>
            <text:list-item>
              <text:p text:style-name="P23">先知。</text:p>
              <text:list>
                <text:list-item>
                  <text:p text:style-name="P24">舊約時代、聖經還沒完成。</text:p>
                  <text:list>
                    <text:list-item>
                      <text:p text:style-name="P24">先知 做出 預言、神蹟。</text:p>
                      <text:list>
                        <text:list-item>
                          <text:p text:style-name="P24">為了 增加 信徒。</text:p>
                        </text:list-item>
                      </text:list>
                    </text:list-item>
                  </text:list>
                </text:list-item>
                <text:list-item>
                  <text:p text:style-name="P24">新約時代、聖經已經完成。</text:p>
                  <text:list>
                    <text:list-item>
                      <text:p text:style-name="P24">先知 講解 聖經。</text:p>
                      <text:list>
                        <text:list-item>
                          <text:p text:style-name="P24">聖經 是 預言、神蹟。</text:p>
                          <text:list>
                            <text:list-item>
                              <text:p text:style-name="P25">舊約聖經 是 以 耶和華 為 地基、基石、房角石。</text:p>
                            </text:list-item>
                            <text:list-item>
                              <text:p text:style-name="P25">新約聖經 是 以 耶穌 為 地基、基石、房角石。</text:p>
                            </text:list-item>
                          </text:list>
                        </text:list-item>
                        <text:list-item>
                          <text:p text:style-name="P25">為了 增加 信徒。</text:p>
                        </text:list-item>
                        <text:list-item>
                          <text:p text:style-name="P25">為了 宣揚 福音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使徒。</text:p>
              <text:list>
                <text:list-item>
                  <text:p text:style-name="P23">使徒 同時具備、集於一身，資格、低標、最低標準。</text:p>
                  <text:list>
                    <text:list-item>
                      <text:p text:style-name="P23">見過 死前的 耶穌。</text:p>
                    </text:list-item>
                    <text:list-item>
                      <text:p text:style-name="P23">見過 死後復活的 耶穌。</text:p>
                    </text:list-item>
                    <text:list-item>
                      <text:p text:style-name="P23">被 耶穌 親自 挑選、指示、差遣。</text:p>
                    </text:list-item>
                  </text:list>
                </text:list-item>
              </text:list>
            </text:list-item>
            <text:list-item>
              <text:p text:style-name="P23">福音。</text:p>
              <text:list>
                <text:list-item>
                  <text:p text:style-name="P23">（基督教 認定的）正確的 福音。</text:p>
                  <text:list>
                    <text:list-item>
                      <text:p text:style-name="P26">（基督教 認定的）正確的 福音的 特徵。</text:p>
                      <text:list>
                        <text:list-item>
                          <text:p text:style-name="P23">建立在 磐石 之上。</text:p>
                          <text:list>
                            <text:list-item>
                              <text:p text:style-name="P23">磐石 <text:span text:style-name="T308">↔</text:span><text:span text:style-name="T234"> 聖經、聖經的內容。</text:span></text:p>
                            </text:list-item>
                          </text:list>
                        </text:list-item>
                        <text:list-item>
                          <text:p text:style-name="P23">因信稱義。</text:p>
                          <text:list>
                            <text:list-item>
                              <text:p text:style-name="P23">思想、決策、行動 聖經、聖經的內容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聖經。</text:p>
                    </text:list-item>
                  </text:list>
                </text:list-item>
                <text:list-item>
                  <text:p text:style-name="P27">（基督教 認定的）錯誤的 福音。</text:p>
                  <text:list>
                    <text:list-item>
                      <text:p text:style-name="P27">（基督教 認定的）錯誤的 福音的 特徵。</text:p>
                      <text:list>
                        <text:list-item>
                          <text:p text:style-name="P23">離經叛道。</text:p>
                          <text:list>
                            <text:list-item>
                              <text:p text:style-name="P23">離開、不看 聖經、聖經的內容。</text:p>
                            </text:list-item>
                            <text:list-item>
                              <text:p text:style-name="P26">背叛、牴觸 聖經、聖經的內容。</text:p>
                              <text:list>
                                <text:list-item>
                                  <text:p text:style-name="P26">牴觸 是 知道 聖經、聖經的內容 的 思想。</text:p>
                                </text:list-item>
                                <text:list-item>
                                  <text:p text:style-name="P26">牴觸 是 進行 違背 聖經、聖經的內容 的 行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成功福音。</text:p>
                      <text:list>
                        <text:list-item>
                          <text:p text:style-name="P28">激發 貪婪。</text:p>
                          <text:list>
                            <text:list-item>
                              <text:p text:style-name="P29">（成功福音 認定的）財富轉移、財富大轉移。</text:p>
                            </text:list-item>
                          </text:list>
                        </text:list-item>
                        <text:list-item>
                          <text:p text:style-name="P28">付錢，換取（成功福音 認定的）證書 的 一張紙。</text:p>
                          <text:list>
                            <text:list-item>
                              <text:p text:style-name="P28">開 先知學校、使徒學校。</text:p>
                            </text:list-item>
                            <text:list-item>
                              <text:p text:style-name="P28">假先知、假使徒。</text:p>
                            </text:list-item>
                          </text:list>
                        </text:list-item>
                        <text:list-item>
                          <text:p text:style-name="P30">抽搐、顫抖、發癲、大笑、搖頭、倒地、在地上翻滾、<text:span text:style-name="T121">手一指人人就倒、</text:span>說方言但是沒有其他個體翻譯。</text:p>
                        </text:list-item>
                        <text:list-item>
                          <text:p text:style-name="P28">說出 虛偽預言。</text:p>
                          <text:list>
                            <text:list-item>
                              <text:p text:style-name="P249">假定，虛偽預言 沒有 發生、實現。</text:p>
                              <text:list>
                                <text:list-item>
                                  <text:p text:style-name="P249">該個體 有機率假裝 什麼事都沒發生。</text:p>
                                </text:list-item>
                                <text:list-item>
                                  <text:p text:style-name="P249">該個體 有機率 道歉。</text:p>
                                </text:list-item>
                                <text:list-item>
                                  <text:p text:style-name="P249">該個體 有機率 欺騙、誘騙 其他個體，說錯 預言，道歉 就沒事。</text:p>
                                </text:list-item>
                                <text:list-item>
                                  <text:p text:style-name="P249">該個體 有機率 欺騙、誘騙 其他個體，說出 虛偽預言 沒什麼大不了。</text:p>
                                </text:list-item>
                                <text:list-item>
                                  <text:p text:style-name="P249">該個體 有機率 要求、誘導，其他個體 不要 認定 該個體 是 假先知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聽。</text:p>
              <text:list>
                <text:list-item>
                  <text:p text:style-name="P23">凡有耳的，就應當聽。</text:p>
                  <text:list>
                    <text:list-item>
                      <text:p text:style-name="P23">耳 <text:span text:style-name="T309">↔</text:span><text:span text:style-name="T202"> 接收、感測、感受。</text:span></text:p>
                    </text:list-item>
                    <text:list-item>
                      <text:p text:style-name="P23">聽 <text:span text:style-name="T310">↔</text:span><text:span text:style-name="T201"> 感知、認知、思考。</text:span></text:p>
                    </text:list-item>
                    <text:list-item>
                      <text:p text:style-name="P23">聽 <text:span text:style-name="T311">↔</text:span><text:span text:style-name="T200"> </text:span>思想、決策、行動。</text:p>
                    </text:list-item>
                  </text:list>
                </text:list-item>
              </text:list>
            </text:list-item>
            <text:list-item>
              <text:p text:style-name="P3">愛。</text:p>
              <text:list>
                <text:list-item>
                  <text:p text:style-name="P23">愛 神。</text:p>
                </text:list-item>
                <text:list-item>
                  <text:p text:style-name="P23">愛 人。</text:p>
                </text:list-item>
              </text:list>
            </text:list-item>
            <text:list-item>
              <text:p text:style-name="P23">末日審判。</text:p>
              <text:list>
                <text:list-item>
                  <text:p text:style-name="P23">啟示錄。</text:p>
                  <text:list>
                    <text:list-item>
                      <text:p text:style-name="P303">（相關內容 在 <text:span text:style-name="T48">神、預言</text:span><text:span text:style-name="T55"> 文件群的 </text:span><text:span text:style-name="T108">啟示錄</text:span>）</text:p>
                    </text:list-item>
                  </text:list>
                </text:list-item>
                <text:list-item>
                  <text:p text:style-name="P23">以西結書。</text:p>
                  <text:list>
                    <text:list-item>
                      <text:p text:style-name="P303">（相關內容 在 <text:span text:style-name="T48">神、預言</text:span><text:span text:style-name="T55"> 文件群的 </text:span><text:span text:style-name="T108">以西結書</text:span>）</text:p>
                    </text:list-item>
                  </text:list>
                </text:list-item>
              </text:list>
            </text:list-item>
            <text:list-item>
              <text:p text:style-name="P4">榮神益人。</text:p>
              <text:list>
                <text:list-item>
                  <text:p text:style-name="P4">光榮、榮耀、愛 神。</text:p>
                </text:list-item>
                <text:list-item>
                  <text:p text:style-name="P4">有益、幫助、愛 人。</text:p>
                </text:list-item>
              </text:list>
            </text:list-item>
            <text:list-item>
              <text:p text:style-name="P4">相信。</text:p>
              <text:list>
                <text:list-item>
                  <text:p text:style-name="P4">持續相信 →<text:span text:style-name="T207"> 持續信任 → 持續堅信。</text:span></text:p>
                </text:list-item>
                <text:list-item>
                  <text:p text:style-name="P4">現在進行式。</text:p>
                </text:list-item>
                <text:list-item>
                  <text:p text:style-name="P4">抽象例子，只買不賣、終生投資、跨世代複利效應累積資產。</text:p>
                </text:list-item>
              </text:list>
            </text:list-item>
            <text:list-item>
              <text:p text:style-name="P56">榮耀上帝。</text:p>
              <text:list>
                <text:list-item>
                  <text:p text:style-name="P56">榮耀 歸於 神、主、上帝。</text:p>
                </text:list-item>
                <text:list-item>
                  <text:p text:style-name="P56">讚頌 神、主、上帝。</text:p>
                </text:list-item>
                <text:list-item>
                  <text:p text:style-name="P56">讚美 神、主、上帝。</text:p>
                </text:list-item>
                <text:list-item>
                  <text:p text:style-name="P56">成功 歸於 神、主、上帝。</text:p>
                  <text:list>
                    <text:list-item>
                      <text:p text:style-name="P250">失敗 只是 還沒有成功。</text:p>
                    </text:list-item>
                  </text:list>
                </text:list-item>
                <text:list-item>
                  <text:p text:style-name="P56">喜悅 共享於 神、主、上帝。</text:p>
                  <text:list>
                    <text:list-item>
                      <text:p text:style-name="P250">悲傷 只是 還沒有喜悅。</text:p>
                    </text:list-item>
                  </text:list>
                </text:list-item>
                <text:list-item>
                  <text:p text:style-name="P250">相信上帝的 安排。</text:p>
                </text:list-item>
                <text:list-item>
                  <text:p text:style-name="P189">相信聖靈的 提醒。</text:p>
                </text:list-item>
              </text:list>
            </text:list-item>
            <text:list-item>
              <text:p text:style-name="P189">靠恩典得救。</text:p>
              <text:list>
                <text:list-item>
                  <text:p text:style-name="P246"><text:span text:style-name="T208">大衛鮑森 認定的 靠恩典得救。</text:span><text:span text:style-name="T2">（</text:span><text:span text:style-name="T3">@goodtvdavidpawson（</text:span><text:span text:style-name="T4">YouTube</text:span><text:span text:style-name="T3">）的 </text:span><text:span text:style-name="T2">神的恩典）</text:span></text:p>
                  <text:list>
                    <text:list-item>
                      <text:p text:style-name="P189">恩典。</text:p>
                      <text:list>
                        <text:list-item>
                          <text:p text:style-name="P251">恩典 是 神 主動提供給 人。</text:p>
                        </text:list-item>
                      </text:list>
                    </text:list-item>
                    <text:list-item>
                      <text:p text:style-name="P189">得救 是 神、人 雙方 行動，人 才能夠 得救。</text:p>
                      <text:list>
                        <text:list-item>
                          <text:p text:style-name="P189">得救 是 人 願意接收，神（主動提供）的 恩典、禮物。</text:p>
                        </text:list-item>
                        <text:list-item>
                          <text:p text:style-name="P189">要有（持續）相信、信任、堅信。</text:p>
                        </text:list-item>
                        <text:list-item>
                          <text:p text:style-name="P189">要有（持續）行動。</text:p>
                        </text:list-item>
                        <text:list-item>
                          <text:p text:style-name="P189">因信稱義。</text:p>
                        </text:list-item>
                        <text:list-item>
                          <text:p text:style-name="P190">明顯例子，第一個個體 溺水。</text:p>
                          <text:list>
                            <text:list-item>
                              <text:p text:style-name="P190">第二個個體 在 岸邊。</text:p>
                            </text:list-item>
                            <text:list-item>
                              <text:p text:style-name="P190">第二個個體 付出行動，主動丟出 救生索、救生圈。</text:p>
                            </text:list-item>
                            <text:list-item>
                              <text:p text:style-name="P181">第一個個體 付出行動，抓住 救生索、救生圈。</text:p>
                            </text:list-item>
                            <text:list-item>
                              <text:p text:style-name="P181">第二個個體 付出行動，把 第一個個體 拉上岸。</text:p>
                            </text:list-item>
                            <text:list-item>
                              <text:p text:style-name="P181">第二個個體 把 榮耀 歸於 第一個個體。</text:p>
                              <text:list>
                                <text:list-item>
                                  <text:p text:style-name="P181">榮耀上帝。</text:p>
                                  <text:list>
                                    <text:list-item>
                                      <text:p text:style-name="P309"><text:span text:style-name="T186">（榮耀上帝 的 描述 在 </text:span><text:span text:style-name="T188">榮耀上帝</text:span><text:span text:style-name="T186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8"><text:span text:style-name="T186">第一個個體 </text:span><text:span text:style-name="T193">↔</text:span><text:span text:style-name="T187"> 人。</text:span></text:p>
                              <text:list>
                                <text:list-item>
                                  <text:p text:style-name="P196">第二個個體 <text:span text:style-name="T293">↔</text:span> 神、主、上帝。</text:p>
                                </text:list-item>
                                <text:list-item>
                                  <text:p text:style-name="P196">救生索、救生圈 <text:span text:style-name="T293">↔</text:span> 恩典、福音。</text:p>
                                </text:list-item>
                                <text:list-item>
                                  <text:p text:style-name="P196">拉上岸 <text:span text:style-name="T293">↔</text:span> 得救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9">靠恩典得救 的 謬誤、錯誤認定。</text:p>
                      <text:list>
                        <text:list-item>
                          <text:p text:style-name="P189">強迫接受恩典。</text:p>
                          <text:list>
                            <text:list-item>
                              <text:p text:style-name="P189">強迫成為基督教教徒、強迫相信神的存在、強迫被得救。</text:p>
                            </text:list-item>
                          </text:list>
                        </text:list-item>
                        <text:list-item>
                          <text:p text:style-name="P191">白白得來的恩典。</text:p>
                          <text:list>
                            <text:list-item>
                              <text:p text:style-name="P191">天上掉下來的禮物、一次得救永遠得救、未來犯罪也沒關係、再犯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1"><text:s/>約。</text:p>
              <text:list>
                <text:list-item>
                  <text:p text:style-name="P191">諾亞之約。</text:p>
                  <text:list>
                    <text:list-item>
                      <text:p text:style-name="P197">舊約。</text:p>
                    </text:list-item>
                    <text:list-item>
                      <text:p text:style-name="P191">（基督教 認定的）上帝、人類 立約。</text:p>
                    </text:list-item>
                    <text:list-item>
                      <text:p text:style-name="P252">不使用 大洪水 殲滅、滅絕 人類。</text:p>
                    </text:list-item>
                  </text:list>
                </text:list-item>
                <text:list-item>
                  <text:p text:style-name="P191">亞伯拉罕之約。</text:p>
                  <text:list>
                    <text:list-item>
                      <text:p text:style-name="P197">舊約。</text:p>
                    </text:list-item>
                    <text:list-item>
                      <text:p text:style-name="P191">（基督教 認定的）上帝、亞伯拉罕 立約。</text:p>
                    </text:list-item>
                    <text:list-item>
                      <text:p text:style-name="P191">割禮之約。</text:p>
                      <text:list>
                        <text:list-item>
                          <text:p text:style-name="P191">因信稱義。</text:p>
                        </text:list-item>
                      </text:list>
                    </text:list-item>
                    <text:list-item>
                      <text:p text:style-name="P191">祝福、咒詛。</text:p>
                    </text:list-item>
                  </text:list>
                </text:list-item>
                <text:list-item>
                  <text:p text:style-name="P191">摩西之約。</text:p>
                  <text:list>
                    <text:list-item>
                      <text:p text:style-name="P197">舊約。</text:p>
                    </text:list-item>
                    <text:list-item>
                      <text:p text:style-name="P191">（基督教 認定的）上帝、以色列人 立約。</text:p>
                    </text:list-item>
                    <text:list-item>
                      <text:p text:style-name="P191">十誡。</text:p>
                    </text:list-item>
                  </text:list>
                </text:list-item>
                <text:list-item>
                  <text:p text:style-name="P191">大衛之約。</text:p>
                  <text:list>
                    <text:list-item>
                      <text:p text:style-name="P197">舊約。</text:p>
                    </text:list-item>
                  </text:list>
                </text:list-item>
                <text:list-item>
                  <text:p text:style-name="P191">彌賽亞之約。</text:p>
                  <text:list>
                    <text:list-item>
                      <text:p text:style-name="P198">新約。</text:p>
                    </text:list-item>
                    <text:list-item>
                      <text:p text:style-name="P191">（基督教 認定的）上帝、人類 立約。</text:p>
                    </text:list-item>
                    <text:list-item>
                      <text:p text:style-name="P191">（基督教 認定的）彌賽亞降臨、耶穌再臨。</text:p>
                    </text:list-item>
                  </text:list>
                </text:list-item>
              </text:list>
            </text:list-item>
            <text:list-item>
              <text:p text:style-name="P191">彌賽亞。</text:p>
              <text:list>
                <text:list-item>
                  <text:p text:style-name="P191">（基督教 認定的）基督、摩西、（信使（畫）認定的）信使、（道家 認定的）紫徽聖人。</text:p>
                  <text:list>
                    <text:list-item>
                      <text:p text:style-name="P191"><text:span text:style-name="T62">摩西 </text:span><text:span text:style-name="T312">↔</text:span><text:span text:style-name="T63"> 彌賽亞。</text:span></text:p>
                      <text:list>
                        <text:list-item>
                          <text:p text:style-name="P253">以色列人 <text:span text:style-name="T293">↔</text:span> 人類。</text:p>
                        </text:list-item>
                        <text:list-item>
                          <text:p text:style-name="P192"><text:span text:style-name="T63">出埃及記 </text:span><text:span text:style-name="T313">↔</text:span><text:span text:style-name="T64"> 啟示錄、以西結書、末日審判</text:span>、<text:span text:style-name="T64">信使（畫）、日月神示</text:span>、推背圖<text:span text:style-name="T64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1">三位一體。</text:p>
              <text:list>
                <text:list-item>
                  <text:p text:style-name="P191">上帝。</text:p>
                </text:list-item>
                <text:list-item>
                  <text:p text:style-name="P191">基督。</text:p>
                </text:list-item>
                <text:list-item>
                  <text:p text:style-name="P191">聖靈。</text:p>
                </text:list-item>
                <text:list-item>
                  <text:p text:style-name="P191">抽象例子，硬碟 <text:span text:style-name="T314">↔</text:span><text:span text:style-name="T229"> 上帝。</text:span></text:p>
                  <text:list>
                    <text:list-item>
                      <text:p text:style-name="P191">硬碟的 標頭檔 <text:span text:style-name="T314">↔</text:span><text:span text:style-name="T229"> 基督。</text:span></text:p>
                    </text:list-item>
                    <text:list-item>
                      <text:p text:style-name="P191">在 某一特定檔案的 標頭檔 標上的 某一特定 標籤、標記 <text:span text:style-name="T314">↔</text:span><text:span text:style-name="T229"> 聖靈。</text:span></text:p>
                    </text:list-item>
                    <text:list-item>
                      <text:p text:style-name="P191">磁區 <text:span text:style-name="T315">↔</text:span><text:span text:style-name="T230"> 地球。</text:span></text:p>
                    </text:list-item>
                  </text:list>
                </text:list-item>
                <text:list-item>
                  <text:p text:style-name="P191">抽象例子，作業系統 <text:span text:style-name="T316">↔</text:span><text:span text:style-name="T228"> 上帝。</text:span></text:p>
                  <text:list>
                    <text:list-item>
                      <text:p text:style-name="P191">系統檔、系統執行檔 <text:span text:style-name="T316">↔</text:span><text:span text:style-name="T228"> 基督。</text:span></text:p>
                    </text:list-item>
                    <text:list-item>
                      <text:p text:style-name="P193">在 某一特定檔案 標上的 某一特定 標籤、標記 <text:span text:style-name="T316">↔</text:span><text:span text:style-name="T228"> 聖靈。</text:span></text:p>
                    </text:list-item>
                    <text:list-item>
                      <text:p text:style-name="P191">資料夾 <text:span text:style-name="T315">↔</text:span><text:span text:style-name="T230"> 地球。</text:span></text:p>
                    </text:list-item>
                  </text:list>
                </text:list-item>
                <text:list-item>
                  <text:p text:style-name="P191">抽象例子，遊戲伺服器、<text:span text:style-name="T28">GM、遊戲公司</text:span> <text:span text:style-name="T317">↔</text:span><text:span text:style-name="T227"> 上帝。</text:span></text:p>
                  <text:list>
                    <text:list-item>
                      <text:p text:style-name="P191"><text:span text:style-name="T27">GM操控的 角色 </text:span><text:span text:style-name="T317">↔</text:span><text:span text:style-name="T58"> 基督。</text:span></text:p>
                      <text:list>
                        <text:list-item>
                          <text:p text:style-name="P191"><text:span text:style-name="T58">GM 是 遊戲管理員、遊戲管理者</text:span><text:span text:style-name="T60">。</text:span></text:p>
                        </text:list-item>
                      </text:list>
                    </text:list-item>
                    <text:list-item>
                      <text:p text:style-name="P193"><text:span text:style-name="T58">在 某一特定角色 標上的 </text:span>某一特定 <text:span text:style-name="T58">標籤、標記 </text:span><text:span text:style-name="T317">↔</text:span><text:span text:style-name="T58"> 聖靈。</text:span></text:p>
                    </text:list-item>
                    <text:list-item>
                      <text:p text:style-name="P191"><text:span text:style-name="T58">遊戲地圖、遊戲場景、資料庫 </text:span><text:span text:style-name="T315">↔</text:span><text:span text:style-name="T59"> 地球。</text:span></text:p>
                    </text:list-item>
                  </text:list>
                </text:list-item>
                <text:list-item>
                  <text:p text:style-name="P191"><text:span text:style-name="T59">抽象例子，太陽、光 </text:span><text:span text:style-name="T318">↔</text:span><text:span text:style-name="T61"> 上帝。</text:span></text:p>
                  <text:list>
                    <text:list-item>
                      <text:p text:style-name="P254">月亮、實體 <text:span text:style-name="T293">↔</text:span> 基督。</text:p>
                    </text:list-item>
                    <text:list-item>
                      <text:p text:style-name="P254">星星、影子 <text:span text:style-name="T293">↔</text:span> 聖靈。</text:p>
                    </text:list-item>
                    <text:list-item>
                      <text:p text:style-name="P199">地球、土壤 <text:span text:style-name="T293">↔</text:span> 地球。</text:p>
                    </text:list-item>
                  </text:list>
                </text:list-item>
              </text:list>
            </text:list-item>
            <text:list-item>
              <text:p text:style-name="P199">權柄。</text:p>
              <text:list>
                <text:list-item>
                  <text:p text:style-name="P247"><text:span text:style-name="T208">權柄 </text:span><text:span text:style-name="T319">↔</text:span><text:span text:style-name="T34">（電腦</text:span><text:span text:style-name="T209"> 認定的）權限。</text:span></text:p>
                </text:list-item>
              </text:list>
            </text:list-item>
            <text:list-item>
              <text:p text:style-name="P200">誡命。</text:p>
              <text:list>
                <text:list-item>
                  <text:p text:style-name="P200">愛。</text:p>
                  <text:list>
                    <text:list-item>
                      <text:p text:style-name="P200">愛神。</text:p>
                    </text:list-item>
                    <text:list-item>
                      <text:p text:style-name="P200">愛人。</text:p>
                    </text:list-item>
                  </text:list>
                </text:list-item>
              </text:list>
            </text:list-item>
            <text:list-item>
              <text:p text:style-name="P200">使徒、先知、傳福音的、牧師、教師。</text:p>
            </text:list-item>
            <text:list-item>
              <text:p text:style-name="P200">生出 沒有 後悔 的 懊悔 來。</text:p>
              <text:list>
                <text:list-item>
                  <text:p text:style-name="P200">正在做的 當下 就，生出 懊悔。</text:p>
                  <text:list>
                    <text:list-item>
                      <text:p text:style-name="P201">並且，正在做的 當下 就，認罪。</text:p>
                      <text:list>
                        <text:list-item>
                          <text:p text:style-name="P201">認罪 的 明顯例子，發現錯誤、承認錯誤。</text:p>
                        </text:list-item>
                        <text:list-item>
                          <text:p text:style-name="P201">認罪 的 抽象例子，發現自己正在溺水、承認自己正在溺水。</text:p>
                        </text:list-item>
                      </text:list>
                    </text:list-item>
                    <text:list-item>
                      <text:p text:style-name="P201">並且，正在做的 當下 就，悔改、改過。</text:p>
                      <text:list>
                        <text:list-item>
                          <text:p text:style-name="P201">悔改 的 抽象例子，抓住救生圈、從溺水狀態狀態轉移到游泳狀態和上岸狀態。</text:p>
                        </text:list-item>
                      </text:list>
                    </text:list-item>
                    <text:list-item>
                      <text:p text:style-name="P201">並且，正在做的 當下 就，修正 思想。</text:p>
                    </text:list-item>
                    <text:list-item>
                      <text:p text:style-name="P201">並且，正在做的 當下 就，修正 決策。</text:p>
                    </text:list-item>
                    <text:list-item>
                      <text:p text:style-name="P201">並且，正在做的 當下 就，修正 行動。</text:p>
                    </text:list-item>
                    <text:list-item>
                      <text:p text:style-name="P201">並且，正在做的 當下 就，做出 不會 懊悔的 行動。</text:p>
                    </text:list-item>
                    <text:list-item>
                      <text:p text:style-name="P201">明顯例子，自適應系統、閉迴路系統。</text:p>
                    </text:list-item>
                    <text:list-item>
                      <text:p text:style-name="P200">事前、事中 懊悔、悔改、修正。</text:p>
                    </text:list-item>
                    <text:list-item>
                      <text:p text:style-name="P200">事後 自然而然、理所當然 沒有 後悔。</text:p>
                    </text:list-item>
                  </text:list>
                </text:list-item>
                <text:list-item>
                  <text:p text:style-name="P200">懊悔的 反應 越慢，發生 後悔的 機率 越高。</text:p>
                  <text:list>
                    <text:list-item>
                      <text:p text:style-name="P200">反應 是 做出 行動 之後，形成 懊悔 的所需 間隔。</text:p>
                      <text:list>
                        <text:list-item>
                          <text:p text:style-name="P200">明顯例子，影片。</text:p>
                          <text:list>
                            <text:list-item>
                              <text:p text:style-name="P200">影像、聲音，反應 越慢，越不同步。</text:p>
                              <text:list>
                                <text:list-item>
                                  <text:p text:style-name="P200">明顯例子，聲音 跟不上 影像。</text:p>
                                </text:list-item>
                                <text:list-item>
                                  <text:p text:style-name="P200">明顯例子，聲音 比 影像 慢 <text:span text:style-name="T66">10000</text:span><text:span text:style-name="T243">秒。</text:span></text:p>
                                </text:list-item>
                                <text:list-item>
                                  <text:p text:style-name="P200">影像 <text:span text:style-name="T320">↔</text:span><text:span text:style-name="T244"> 某一特定行動、該行動之後的相對應的行動和產出。</text:span></text:p>
                                  <text:list>
                                    <text:list-item>
                                      <text:p text:style-name="P200">影像 <text:span text:style-name="T321">↔</text:span><text:span text:style-name="T247"> 行動、產出。</text:span></text:p>
                                    </text:list-item>
                                    <text:list-item>
                                      <text:p text:style-name="P200">聲音 <text:span text:style-name="T320">↔</text:span><text:span text:style-name="T244"> 懊悔、後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0">假定，某一特定個體 沒有 被（基督教 認定的）聖靈 感動。</text:p>
                  <text:list>
                    <text:list-item>
                      <text:p text:style-name="P200">該個體 正在做的 當下，有機率不會 產生 懊悔。</text:p>
                      <text:list>
                        <text:list-item>
                          <text:p text:style-name="P200">明顯例子，機械運動、開迴路系統。</text:p>
                        </text:list-item>
                      </text:list>
                    </text:list-item>
                    <text:list-item>
                      <text:p text:style-name="P200">該個體 有機率事後 後悔、極端後悔。</text:p>
                    </text:list-item>
                    <text:list-item>
                      <text:p text:style-name="P200">懊悔的 反應 越慢，發生 後悔的 機率 越高。</text:p>
                      <text:list>
                        <text:list-item>
                          <text:p text:style-name="P202">明顯例子，酒駕。</text:p>
                          <text:list>
                            <text:list-item>
                              <text:p text:style-name="P202">酒駕 是 喝酒 之後，駕駛汽車、開車。</text:p>
                            </text:list-item>
                            <text:list-item>
                              <text:p text:style-name="P202">喝酒 之後，懊悔的 反應 變慢，後悔的 機率 變高。</text:p>
                            </text:list-item>
                            <text:list-item>
                              <text:p text:style-name="P202">喝酒 <text:span text:style-name="T322">↔</text:span><text:span text:style-name="T35"> CPU、GPU </text:span><text:span text:style-name="T245">性能降低。</text:span></text:p>
                              <text:list>
                                <text:list-item>
                                  <text:p text:style-name="P202">喝酒 <text:span text:style-name="T323">↔</text:span><text:span text:style-name="T248"> 產生 </text:span><text:span text:style-name="T67">lag、卡住、</text:span><text:span text:style-name="T68">當機</text:span><text:span text:style-name="T248"> 現象。</text:span></text:p>
                                </text:list-item>
                                <text:list-item>
                                  <text:p text:style-name="P202">思想、決策、行動 駕駛汽車、開車 <text:span text:style-name="T322">↔</text:span><text:span text:style-name="T245"> 影像。</text:span></text:p>
                                </text:list-item>
                                <text:list-item>
                                  <text:p text:style-name="P202">懊悔 <text:span text:style-name="T322">↔</text:span><text:span text:style-name="T245"> 聲音。</text:span></text:p>
                                </text:list-item>
                                <text:list-item>
                                  <text:p text:style-name="P202">發生事故、車禍 <text:span text:style-name="T322">↔</text:span><text:span text:style-name="T245"> 影像。</text:span></text:p>
                                </text:list-item>
                                <text:list-item>
                                  <text:p text:style-name="P202">後悔 <text:span text:style-name="T324">↔</text:span><text:span text:style-name="T246"> 聲音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4">聖經。</text:p>
              <text:list>
                <text:list-item>
                  <text:p text:style-name="P224">聖經 不是 歷史書。</text:p>
                  <text:list>
                    <text:list-item>
                      <text:p text:style-name="P225">聖經 不是 紀載、紀錄（人類 認定的）歷史、過去 的 書籍。</text:p>
                    </text:list-item>
                  </text:list>
                </text:list-item>
                <text:list-item>
                  <text:p text:style-name="P224">聖經 是 先知書、預言書。</text:p>
                  <text:list>
                    <text:list-item>
                      <text:p text:style-name="P226">聖經 是 紀載、紀錄（人類 認定的）預言、未來 的 書籍。</text:p>
                    </text:list-item>
                  </text:list>
                </text:list-item>
                <text:list-item>
                  <text:p text:style-name="P224">聖經 是 以（人類 認定的）歷史、歷史事件 迷彩的、映射的 預言書。</text:p>
                  <text:list>
                    <text:list-item>
                      <text:p text:style-name="P227">迷彩。</text:p>
                      <text:list>
                        <text:list-item>
                          <text:p text:style-name="P203"><text:span text:style-name="T198">聖經</text:span> 看似、被認定是 <text:span text:style-name="T198">歷史書、（部分 紀載、記錄 的 內容）自相矛盾的歷史書。</text:span></text:p>
                          <text:list>
                            <text:list-item>
                              <text:p text:style-name="P228">自相矛盾 的 原因很明顯，記載、紀錄 的 個體 只能寫出 自己知道的 記憶。</text:p>
                              <text:list>
                                <text:list-item>
                                  <text:p text:style-name="P204">被（基督教 認定的）聖靈感動的 <text:span text:style-name="T198">個體 只能寫出 自己知道的 記憶、歷史。</text:span></text:p>
                                </text:list-item>
                                <text:list-item>
                                  <text:p text:style-name="P205">抽象例子，畫出<text:span text:style-name="T27">L</text:span>的臉（死亡筆記本）。</text:p>
                                </text:list-item>
                                <text:list-item>
                                  <text:p text:style-name="P229">自相矛盾的歷史 的 明顯例子，徐福的 落腳地點。</text:p>
                                  <text:list>
                                    <text:list-item>
                                      <text:p text:style-name="P206">徐福 是（被 秦始王 下令、指派）探索 長生不老藥的 徐福。</text:p>
                                    </text:list-item>
                                    <text:list-item>
                                      <text:p text:style-name="P230">假定，第一個個體（認定 自己）知道 徐福 是誰、時空背景、落腳地點。</text:p>
                                    </text:list-item>
                                    <text:list-item>
                                      <text:p text:style-name="P231">假定，第一個個體 知道的、認定的 歷史是，徐福的 落腳地點 在 日本。</text:p>
                                    </text:list-item>
                                    <text:list-item>
                                      <text:p text:style-name="P207"><text:span text:style-name="T198">假定，第一個個體 被</text:span>聖靈感動，<text:span text:style-name="T198">記載、紀錄 先知書、預言書。</text:span></text:p>
                                    </text:list-item>
                                    <text:list-item>
                                      <text:p text:style-name="P232">第一個個體的 先知書、預言書，會以 徐福的 落腳地點 在 日本，的 歷史框架、歷史架構、歷史流程，來（記載、紀錄）預言。</text:p>
                                      <text:list>
                                        <text:list-item>
                                          <text:p text:style-name="P208">歷史框架、歷史架構、歷史流程 <text:span text:style-name="T325">↔</text:span><text:span text:style-name="T289"> 程式框架、程式架構、程式流程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2">假定，第二個個體（認定 自己）知道 徐福 是誰、時空背景、落腳地點。</text:p>
                                    </text:list-item>
                                    <text:list-item>
                                      <text:p text:style-name="P232">假定，第二個個體 知道的、認定的 歷史是，徐福的 落腳地點 在 海裡。</text:p>
                                    </text:list-item>
                                    <text:list-item>
                                      <text:p text:style-name="P208"><text:span text:style-name="T198">假定，第二個個體 被</text:span>聖靈感動，<text:span text:style-name="T198">記載、紀錄 先知書、預言書。</text:span></text:p>
                                    </text:list-item>
                                    <text:list-item>
                                      <text:p text:style-name="P232">第二個個體的 先知書、預言書，會以 徐福的 落腳地點 在 海裡，的 歷史框架、歷史架構、歷史流程，來（記載、紀錄）預言。</text:p>
                                      <text:list>
                                        <text:list-item>
                                          <text:p text:style-name="P208">歷史框架、歷史架構、歷史流程 <text:span text:style-name="T325">↔</text:span><text:span text:style-name="T289"> 程式框架、程式架構、程式流程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09">假定，某一特定個體<text:span text:style-name="T198">（認定 自己）</text:span>知道，<text:span text:style-name="T198">徐福 是誰、時空背景、落腳地點。</text:span></text:p>
                                      <text:list>
                                        <text:list-item>
                                          <text:p text:style-name="P209">假定，該個體 <text:span text:style-name="T198">知道的、認定的 歷史是，徐福的 落腳地點 在 日本。</text:span></text:p>
                                        </text:list-item>
                                        <text:list-item>
                                          <text:p text:style-name="P209">該個體 閱讀 <text:span text:style-name="T198">第一個個體的 先知書、預言書 的時候，毫無違和感。</text:span></text:p>
                                        </text:list-item>
                                        <text:list-item>
                                          <text:p text:style-name="P209">該個體 閱讀 <text:span text:style-name="T198">第二個個體的 先知書、預言書 的時候，會有違和感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0">假定，某一特定個體<text:span text:style-name="T198">（認定 自己）</text:span>知道，<text:span text:style-name="T198">徐福 是誰、時空背景。</text:span></text:p>
                                      <text:list>
                                        <text:list-item>
                                          <text:p text:style-name="P210">假定，該個體 <text:span text:style-name="T198">不</text:span>知道，<text:span text:style-name="T198">落腳地點、歷史事件的全貌。</text:span></text:p>
                                          <text:list>
                                            <text:list-item>
                                              <text:p text:style-name="P211">明顯例子，該個體<text:span text:style-name="T198">（認定 自己）</text:span>知道，秦始王 想要 長生不老。</text:p>
                                            </text:list-item>
                                            <text:list-item>
                                              <text:p text:style-name="P211">明顯例子，該個體 不知道，秦始王 有指派人 尋找 長生不老藥。</text:p>
                                            </text:list-item>
                                            <text:list-item>
                                              <text:p text:style-name="P212">明顯例子，該個體 不知道，秦始王 指派 徐福 尋找 長生不老藥。</text:p>
                                            </text:list-item>
                                            <text:list-item>
                                              <text:p text:style-name="P212">明顯例子，該個體 不知道，徐福 尋找 長生不老藥的 過程。</text:p>
                                            </text:list-item>
                                            <text:list-item>
                                              <text:p text:style-name="P212">明顯例子，該個體 不知道，徐福 <text:span text:style-name="T198">思想、決策、行動、落腳地點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3">假定，該個體 閱讀，<text:span text:style-name="T198">第一個個體的 先知書、預言書。</text:span></text:p>
                                        </text:list-item>
                                        <text:list-item>
                                          <text:p text:style-name="P213">該個體 有機率接受，<text:span text:style-name="T198">第一個個體的 先知書、預言書，的 內容</text:span>。</text:p>
                                        </text:list-item>
                                        <text:list-item>
                                          <text:p text:style-name="P213">假定，該個體 閱讀，<text:span text:style-name="T198">第二個個體的 先知書、預言書。</text:span></text:p>
                                        </text:list-item>
                                        <text:list-item>
                                          <text:p text:style-name="P213">該個體 有機率認定，<text:span text:style-name="T198">第一個個體、第二個個體 的 先知書、預言書（部分 紀載、記錄 的 內容）自相矛盾</text:span>。</text:p>
                                        </text:list-item>
                                        <text:list-item>
                                          <text:p text:style-name="P214">該個體 有機率認定，<text:span text:style-name="T198">第一個個體、第二個個體 的 先知書、預言書 是（部分 紀載、記錄 的 內容）自相矛盾的歷史書。</text:span></text:p>
                                        </text:list-item>
                                        <text:list-item>
                                          <text:p text:style-name="P214">該個體 有機率 忘記、沒有意識到，<text:span text:style-name="T198">第一個個體、第二個個體 的 先知書、預言書，是 紀載、紀錄（人類 認定的）預言、未來 的書籍。</text:span></text:p>
                                        </text:list-item>
                                        <text:list-item>
                                          <text:p text:style-name="P215">該個體 有機率 忘記、沒有意識到，<text:span text:style-name="T198">第一個個體、第二個個體 的 先知書、預言書，是以（ 第一個個體、第二個個體 認定的）歷史、過去 為 框架、架構，紀載、紀錄（人類 認定的）預言、未來 的書籍。</text:span></text:p>
                                        </text:list-item>
                                        <text:list-item>
                                          <text:p text:style-name="P233">紀載、紀錄（人類 認定的）歷史、過去，不是 目的、目標。</text:p>
                                        </text:list-item>
                                        <text:list-item>
                                          <text:p text:style-name="P233">紀載、紀錄（人類 認定的）歷史、過去，是 手段、方法。</text:p>
                                        </text:list-item>
                                        <text:list-item>
                                          <text:p text:style-name="P233">紀載、紀錄（人類 認定的）預言、未來，是 目的、目標。</text:p>
                                        </text:list-item>
                                        <text:list-item>
                                          <text:p text:style-name="P216">明顯例子，假定，第三個個體 是 徐福（他自己）。</text:p>
                                          <text:list>
                                            <text:list-item>
                                              <text:p text:style-name="P217">假定，第三個個體 知道，<text:span text:style-name="T198">徐福 是誰、時空背景、落腳地點</text:span>。</text:p>
                                            </text:list-item>
                                            <text:list-item>
                                              <text:p text:style-name="P217">假定，第三個個體<text:span text:style-name="T198">、其他個體（認定 自己）知道的，徐福 是誰、時空背景、落腳地點，不同</text:span>。</text:p>
                                            </text:list-item>
                                            <text:list-item>
                                              <text:p text:style-name="P218">抽象例子，第三個個體 <text:span text:style-name="T326">↔</text:span><text:span text:style-name="T290"> 中二病患者。</text:span></text:p>
                                            </text:list-item>
                                            <text:list-item>
                                              <text:p text:style-name="P219">抽象例子，<text:span text:style-name="T198">其他個體 </text:span><text:span text:style-name="T327">↔</text:span><text:span text:style-name="T198"> 御宅族、</text:span>正常個體。</text:p>
                                            </text:list-item>
                                            <text:list-item>
                                              <text:p text:style-name="P220"><text:span text:style-name="T198">其他個體 有機率 無視、不想去看、拒絕承認、不願意解析，</text:span>第三個個體<text:span text:style-name="T198"> 的 先知書、預言書，紀載、紀錄 的（人類 認定的）預言、未來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4">聖經 實際是 先知書、預言書。</text:p>
                          <text:list>
                            <text:list-item>
                              <text:p text:style-name="P221"><text:span text:style-name="T198">聖經 實際是（紀載、記錄</text:span><text:span text:style-name="T285">（人類 認定的）</text:span><text:span text:style-name="T198">預言、未來 的）先知書、預言書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2">讓 人類 更容易、相對容易 瞭解<text:span text:style-name="T198">（人類 認定的）預言、未來</text:span>。</text:p>
                      <text:list>
                        <text:list-item>
                          <text:p text:style-name="P238">抽象例子，人類 已知<text:span text:style-name="T198">（人類 認定的）歷史、歷史事件 的 時空背景、過程、一切。</text:span></text:p>
                          <text:list>
                            <text:list-item>
                              <text:p text:style-name="P235">聖經 不用、不需要 在浪費篇幅在，描述 前因後果、過程、時空背景。</text:p>
                            </text:list-item>
                            <text:list-item>
                              <text:p text:style-name="P239">聖經 直接 切入核心、簡明扼要、破題法 的 紀載、紀錄<text:span text:style-name="T198">（人類 認定的）預言。</text:span></text:p>
                            </text:list-item>
                          </text:list>
                        </text:list-item>
                        <text:list-item>
                          <text:p text:style-name="P240">抽象例子，程式語言。</text:p>
                          <text:list>
                            <text:list-item>
                              <text:p text:style-name="P240">把 現有專案、現有框架 複製一份。</text:p>
                            </text:list-item>
                            <text:list-item>
                              <text:p text:style-name="P240">修改、保留、留存 必要的、無傷大雅的、無相關的 內容、程式碼。</text:p>
                            </text:list-item>
                            <text:list-item>
                              <text:p text:style-name="P240">明顯例子<text:span text:style-name="T28">，瀏覽器，</text:span><text:span text:style-name="T46">Chromium → Edge</text:span><text:span text:style-name="T283">。</text:span></text:p>
                              <text:list>
                                <text:list-item>
                                  <text:p text:style-name="P241"><text:span text:style-name="T46">Chromium </text:span><text:span text:style-name="T328">↔</text:span><text:span text:style-name="T46"> 聖經 寫的</text:span><text:span text:style-name="T198">（人類 認定的）歷史、過去、歷史事件</text:span><text:span text:style-name="T46">。</text:span></text:p>
                                </text:list-item>
                                <text:list-item>
                                  <text:p text:style-name="P242"><text:span text:style-name="T46">Edge </text:span><text:span text:style-name="T328">↔</text:span><text:span text:style-name="T46"> 聖經 要描述的</text:span><text:span text:style-name="T198">（人類 認定的）</text:span>預言、未來、預言<text:span text:style-name="T198">事件。</text:span></text:p>
                                  <text:list>
                                    <text:list-item>
                                      <text:p text:style-name="P243">預言 不是 明寫。</text:p>
                                    </text:list-item>
                                    <text:list-item>
                                      <text:p text:style-name="P243">預言 是 映射、多重應驗。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3">抽象例子，<text:span text:style-name="T198">（人類 認定的）歷史、歷史事件 </text:span><text:span text:style-name="T327">↔</text:span><text:span text:style-name="T198">（預言的）投影、影子。</text:span></text:p>
                      <text:list>
                        <text:list-item>
                          <text:p text:style-name="P236">預言書 <text:span text:style-name="T293">↔</text:span>（預言的）內容、實體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傳道書"/>傳道書<text:bookmark-end text:name="傳道書"/></text:p>
          <text:list>
            <text:list-item>
              <text:p text:style-name="P4">第<text:span text:style-name="T53">8</text:span><text:span text:style-name="T28">章</text:span>。</text:p>
              <text:list>
                <text:list-item>
                  <text:p text:style-name="P31">義人。</text:p>
                </text:list-item>
                <text:list-item>
                  <text:p text:style-name="P31">智慧人。</text:p>
                </text:list-item>
              </text:list>
            </text:list-item>
            <text:list-item>
              <text:p text:style-name="P31">第<text:span text:style-name="T27">9</text:span>章。</text:p>
              <text:list>
                <text:list-item>
                  <text:p text:style-name="P4">日光 之下 <text:span text:style-name="T329">↔</text:span><text:span text:style-name="T118">（舞台劇的）聚光燈 之下。</text:span></text:p>
                </text:list-item>
                <text:list-item>
                  <text:p text:style-name="P4">珍惜。</text:p>
                </text:list-item>
                <text:list-item>
                  <text:p text:style-name="P4">智慧人。</text:p>
                  <text:list>
                    <text:list-item>
                      <text:p text:style-name="P4">思想、決策、行動 德、行善、愛。</text:p>
                    </text:list-item>
                    <text:list-item>
                      <text:p text:style-name="P4">不求 其他個體的 回應、回報、回饋。</text:p>
                      <text:list>
                        <text:list-item>
                          <text:p text:style-name="P4">不求 是 不主動要求、不暗示要求、不認定會有、不期望、不期待、不在乎。</text:p>
                        </text:list-item>
                        <text:list-item>
                          <text:p text:style-name="P4">回應 是 反應、交互作用。</text:p>
                        </text:list-item>
                        <text:list-item>
                          <text:p text:style-name="P255">某一特定個體 德、行善、愛。</text:p>
                          <text:list>
                            <text:list-item>
                              <text:p text:style-name="P255">該個體 越不在乎 其他個體的 回應、回報、回饋。</text:p>
                              <text:list>
                                <text:list-item>
                                  <text:p text:style-name="P256">該個體 德 的機率 越高。</text:p>
                                </text:list-item>
                                <text:list-item>
                                  <text:p text:style-name="P256">該個體 以 德、行善、愛 為中心思想。</text:p>
                                  <text:list>
                                    <text:list-item>
                                      <text:p text:style-name="P257">該個體 自然而然、理所當然 做調整，提升、昇華 德、行善、愛。</text:p>
                                      <text:list>
                                        <text:list-item>
                                          <text:p text:style-name="P257">提升、昇華 德、行善、愛 是 思想、決策、行動 更多的 德、行善。</text:p>
                                          <text:list>
                                            <text:list-item>
                                              <text:p text:style-name="P257">更多的 是 對於 該個體 來說，更多的、更想要的、更優良的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">該個體 越在乎 其他個體的 回應、回報、回饋。</text:p>
                              <text:list>
                                <text:list-item>
                                  <text:p text:style-name="P32">該個體 缺德、無德、反德 的機率 越高。</text:p>
                                  <text:list>
                                    <text:list-item>
                                      <text:p text:style-name="P33">原因很明顯，該個體 非監督式學習、自適應 其他個體、外物 的 反應。</text:p>
                                      <text:list>
                                        <text:list-item>
                                          <text:p text:style-name="P32">該個體 有機率使用 該反應，做 相對應的 調整、變化、迷航。</text:p>
                                        </text:list-item>
                                        <text:list-item>
                                          <text:p text:style-name="P32">該個體 有機率不知不覺 行惡。</text:p>
                                        </text:list-item>
                                        <text:list-item>
                                          <text:p text:style-name="P32">該個體的 情緒 有機率 逐漸、發散、不可逆 波濤洶湧。</text:p>
                                          <text:list>
                                            <text:list-item>
                                              <text:p text:style-name="P32">其他個體的 回應 越惡劣，該個體 波濤洶湧的機率 越高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2">德、行善、愛 不是 被軟土深掘、一昧行善。</text:p>
                                          <text:list>
                                            <text:list-item>
                                              <text:p text:style-name="P32">其他個體的 回應 越惡劣，該個體 遠離該其他個體的 機率 越高。</text:p>
                                            </text:list-item>
                                            <text:list-item>
                                              <text:p text:style-name="P32">該個體 不降低、不退化，德、行善、愛 的 思想、決策、行動。</text:p>
                                            </text:list-item>
                                            <text:list-item>
                                              <text:p text:style-name="P32">佛渡有緣人。</text:p>
                                            </text:list-item>
                                            <text:list-item>
                                              <text:p text:style-name="P304">（佛渡有緣人 的 內容 在 <text:span text:style-name="T107">宇宙胞</text:span> 文件的 <text:span text:style-name="T107">佛渡有緣人</text:span>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2">該個體 以 回應、回報、回饋 為中心思想。</text:p>
                                  <text:list>
                                    <text:list-item>
                                      <text:p text:style-name="P34"><text:span text:style-name="T119">該個體 自然而然、理所當然 做調整，提升、昇華 </text:span><text:span text:style-name="T124">回應、回報、回饋</text:span><text:span text:style-name="T119">。</text:span></text:p>
                                      <text:list>
                                        <text:list-item>
                                          <text:p text:style-name="P258">提升、昇華 回應、回報、回饋 是 獲得 更多的 回應、回報、回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8">第11章。</text:p>
              <text:list>
                <text:list-item>
                  <text:p text:style-name="P259">看風的，必不播種；望雲的，必不收割。</text:p>
                  <text:list>
                    <text:list-item>
                      <text:p text:style-name="P244">把握良機。</text:p>
                      <text:list>
                        <text:list-item>
                          <text:p text:style-name="P260"><text:span text:style-name="T115">珍惜</text:span><text:span text:style-name="T114">。</text:span></text:p>
                          <text:list>
                            <text:list-item>
                              <text:p text:style-name="P244">珍惜 時間、自由、能力、資源、一切。</text:p>
                            </text:list-item>
                          </text:list>
                        </text:list-item>
                        <text:list-item>
                          <text:p text:style-name="P244">有能力 就去 做。</text:p>
                          <text:list>
                            <text:list-item>
                              <text:p text:style-name="P244">明顯例子，根據 時節，有 時間、自由、能力、資源、一切 就去 播種、收割。</text:p>
                              <text:list>
                                <text:list-item>
                                  <text:p text:style-name="P244">時節 的 明顯例子，春天播種、秋天收割。</text:p>
                                </text:list-item>
                                <text:list-item>
                                  <text:p text:style-name="P245">假定，正在、已知附近 狂風暴雨、有危險。</text:p>
                                  <text:list>
                                    <text:list-item>
                                      <text:p text:style-name="P245">停止 播種、收割。</text:p>
                                    </text:list-item>
                                    <text:list-item>
                                      <text:p text:style-name="P245">不要 播種、收割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7">不求 其他個體的 回應、回報、回饋。</text:p>
                    </text:list-item>
                    <text:list-item>
                      <text:p text:style-name="P237">結果 是 過程的 一環、其中一部分、某一特定瞬間、暫態、現象。</text:p>
                    </text:list-item>
                  </text:list>
                </text:list-item>
              </text:list>
            </text:list-item>
            <text:list-item>
              <text:p text:style-name="P237">第<text:span text:style-name="T28">12章</text:span>。</text:p>
              <text:list>
                <text:list-item>
                  <text:p text:style-name="P237">神都必審問 <text:span text:style-name="T330">↔</text:span><text:span text:style-name="T196"> </text:span><text:span text:style-name="T29">Log檔、Log系</text:span><text:span text:style-name="T196">統、審判系統。</text:span></text:p>
                </text:list-item>
              </text:list>
            </text:list-item>
          </text:list>
        </text:list-item>
        <text:list-item>
          <text:p text:style-name="P4"><text:bookmark-start text:name="箴言"/>箴言<text:bookmark-end text:name="箴言"/></text:p>
          <text:list>
            <text:list-item>
              <text:p text:style-name="P35">第<text:span text:style-name="T47">4</text:span>章，<text:span text:style-name="T28">第24節</text:span>。</text:p>
              <text:list>
                <text:list-item>
                  <text:p text:style-name="P35">生命的泉源 來自於 心。</text:p>
                </text:list-item>
                <text:list-item>
                  <text:p text:style-name="P35">烏合之眾都來飲取生命的泉源，泉源因此中毒。</text:p>
                  <text:list>
                    <text:list-item>
                      <text:p text:style-name="P35">尼采。</text:p>
                    </text:list-item>
                  </text:list>
                </text:list-item>
                <text:list-item>
                  <text:p text:style-name="P35">心 <text:span text:style-name="T331">↔</text:span><text:span text:style-name="T98"> 意識層個體。</text:span></text:p>
                </text:list-item>
                <text:list-item>
                  <text:p text:style-name="P35">生命的泉源 <text:span text:style-name="T332">↔</text:span><text:span text:style-name="T99"> 第一層級意識（以下）。</text:span></text:p>
                  <text:list>
                    <text:list-item>
                      <text:p text:style-name="P35"><text:span text:style-name="T100">生命的泉源 </text:span><text:span text:style-name="T355">↔</text:span><text:span text:style-name="T101"> 專注力、精神力、創造力、想像力、行動力、情緒、情感、記憶、能量。</text:span></text:p>
                    </text:list-item>
                  </text:list>
                </text:list-item>
                <text:list-item>
                  <text:p text:style-name="P36">烏合之眾 <text:span text:style-name="T333">↔</text:span><text:span text:style-name="T106"> 慾望 吸引 烏合之眾。</text:span></text:p>
                  <text:list>
                    <text:list-item>
                      <text:p text:style-name="P57">烏合之眾的 存在、變化，有機率讓 該個體 產生 慾望。</text:p>
                      <text:list>
                        <text:list-item>
                          <text:p text:style-name="P37">假定，該個體 蘊含 該慾望。</text:p>
                          <text:list>
                            <text:list-item>
                              <text:p text:style-name="P37">該個體 吸引 烏合之眾，來飲取 該個體的 生命的泉源。<text:span text:style-name="T1">（吸引力法則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烏合之眾 <text:span text:style-name="T332">↔</text:span><text:span text:style-name="T99"> 金錢、權力、名聲、地位、利益、奢華、競爭、鬥爭、比較、相對剝奪感。</text:span></text:p>
                    </text:list-item>
                  </text:list>
                </text:list-item>
              </text:list>
            </text:list-item>
            <text:list-item>
              <text:p text:style-name="P35"><text:span text:style-name="T28">第8</text:span>章。</text:p>
              <text:list>
                <text:list-item>
                  <text:p text:style-name="P35">智慧 <text:span text:style-name="T334">↔</text:span><text:span text:style-name="T194"> 道高。</text:span></text:p>
                  <text:list>
                    <text:list-item>
                      <text:p text:style-name="P38">有品德的智慧 <text:span text:style-name="T334">↔</text:span><text:span text:style-name="T194"> </text:span>道高、德高。</text:p>
                      <text:list>
                        <text:list-item>
                          <text:p text:style-name="P35">品德 <text:span text:style-name="T335">↔</text:span><text:span text:style-name="T195"> 德。</text:span></text:p>
                        </text:list-item>
                        <text:list-item>
                          <text:p text:style-name="P39">智慧 <text:span text:style-name="T335">↔</text:span><text:span text:style-name="T195"> 道。</text:span></text:p>
                        </text:list-item>
                        <text:list-item>
                          <text:p text:style-name="P39">明顯例子，共生、德。</text:p>
                        </text:list-item>
                      </text:list>
                    </text:list-item>
                    <text:list-item>
                      <text:p text:style-name="P38">沒有品德的智慧 <text:span text:style-name="T334">↔</text:span><text:span text:style-name="T194"> </text:span>道高、德低。</text:p>
                      <text:list>
                        <text:list-item>
                          <text:p text:style-name="P40">明顯例子，弱肉強食、缺德、無德、反德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<text:span text:style-name="T28">第13</text:span>章。</text:p>
              <text:list>
                <text:list-item>
                  <text:p text:style-name="P40">謙卑、低調、悔改。</text:p>
                </text:list-item>
                <text:list-item>
                  <text:p text:style-name="P69">傾聽、查驗、執行（其他個體的）建議。</text:p>
                  <text:list>
                    <text:list-item>
                      <text:p text:style-name="P69">假定，該建議 查驗 通過。</text:p>
                      <text:list>
                        <text:list-item>
                          <text:p text:style-name="P69">執行 該建議。</text:p>
                        </text:list-item>
                      </text:list>
                    </text:list-item>
                    <text:list-item>
                      <text:p text:style-name="P69">假定，該建議 查驗 不通過。</text:p>
                      <text:list>
                        <text:list-item>
                          <text:p text:style-name="P69">不執行 該建議。</text:p>
                        </text:list-item>
                      </text:list>
                    </text:list-item>
                    <text:list-item>
                      <text:p text:style-name="P69">明顯例子，第一個個體 建議 第二個個體 喝酒。</text:p>
                      <text:list>
                        <text:list-item>
                          <text:p text:style-name="P69">第二個個體 傾聽 第一個個體的 喝酒 建議。</text:p>
                        </text:list-item>
                        <text:list-item>
                          <text:p text:style-name="P69">假定，第二個個體 查驗 喝酒 不通過。</text:p>
                          <text:list>
                            <text:list-item>
                              <text:p text:style-name="P69">明顯例子，第二個個體 得知，喝酒 會損傷到 大腦。</text:p>
                            </text:list-item>
                            <text:list-item>
                              <text:p text:style-name="P69">第二個個體 婉拒、不接受 喝酒。</text:p>
                            </text:list-item>
                          </text:list>
                        </text:list-item>
                        <text:list-item>
                          <text:p text:style-name="P69">假定，第二個個體 查驗 喝酒 通過。</text:p>
                          <text:list>
                            <text:list-item>
                              <text:p text:style-name="P69">明顯例子，第二個個體 得知，喝酒 會暫時性忘記 痛苦。</text:p>
                              <text:list>
                                <text:list-item>
                                  <text:p text:style-name="P69">第二個個體 喝酒。</text:p>
                                </text:list-item>
                              </text:list>
                            </text:list-item>
                            <text:list-item>
                              <text:p text:style-name="P69">明顯例子，第二個個體 得知，喝酒 是 第一個個體的興趣。</text:p>
                              <text:list>
                                <text:list-item>
                                  <text:p text:style-name="P69">第二個個體 有機率 喝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<text:span text:style-name="T28">第14</text:span>章。</text:p>
              <text:list>
                <text:list-item>
                  <text:p text:style-name="P69">仁人的 言語，使 家庭、群體、文明 溫暖、和樂、光明。</text:p>
                  <text:list>
                    <text:list-item>
                      <text:p text:style-name="P69">仁人的 言語，成就他人。</text:p>
                      <text:list>
                        <text:list-item>
                          <text:p text:style-name="P69">仁 是 孔子 認定的 仁。</text:p>
                        </text:list-item>
                        <text:list-item>
                          <text:p text:style-name="P69">言語 是 基督教 認定的 屬靈。</text:p>
                        </text:list-item>
                      </text:list>
                    </text:list-item>
                  </text:list>
                </text:list-item>
                <text:list-item>
                  <text:p text:style-name="P69">不仁人的 言語，使 家庭、群體、文明 冰冷、鬥爭、黑暗。</text:p>
                  <text:list>
                    <text:list-item>
                      <text:p text:style-name="P69">不仁人的 言語，唯我獨尊。</text:p>
                    </text:list-item>
                  </text:list>
                </text:list-item>
                <text:list-item>
                  <text:p text:style-name="P70">謙卑。</text:p>
                  <text:list>
                    <text:list-item>
                      <text:p text:style-name="P70">謙卑 不是 自卑、謙虛。</text:p>
                    </text:list-item>
                    <text:list-item>
                      <text:p text:style-name="P70">謙卑 不是 高傲、自大。</text:p>
                    </text:list-item>
                    <text:list-item>
                      <text:p text:style-name="P70">謙卑 是 有 受教的心。</text:p>
                    </text:list-item>
                    <text:list-item>
                      <text:p text:style-name="P70">謙卑 是 蘊含 受教思想。</text:p>
                    </text:list-item>
                    <text:list-item>
                      <text:p text:style-name="P70">謙卑 是（莊子 認定的）無己。</text:p>
                    </text:list-item>
                  </text:list>
                </text:list-item>
                <text:list-item>
                  <text:p text:style-name="P71">智慧。</text:p>
                  <text:list>
                    <text:list-item>
                      <text:p text:style-name="P71">敬畏，獲得 智慧。</text:p>
                    </text:list-item>
                    <text:list-item>
                      <text:p text:style-name="P71">愚昧，自取 滅亡。</text:p>
                    </text:list-item>
                    <text:list-item>
                      <text:p text:style-name="P71">明顯例子，某一特定個體 爬山。</text:p>
                      <text:list>
                        <text:list-item>
                          <text:p text:style-name="P71">假定，該個體 對 山、山的習性、山上的氣候，蘊含的 思想 是 敬畏。</text:p>
                          <text:list>
                            <text:list-item>
                              <text:p text:style-name="P71">思想 是 思想、決策、行動 的 思想。</text:p>
                            </text:list-item>
                            <text:list-item>
                              <text:p text:style-name="P71">該個體 非監督式學習 山。</text:p>
                            </text:list-item>
                            <text:list-item>
                              <text:p text:style-name="P71">其他個體 傳承，山、山的習性、山上的氣候 給 該個體。</text:p>
                              <text:list>
                                <text:list-item>
                                  <text:p text:style-name="P71">該個體 主動詢問 其他個體。</text:p>
                                </text:list-item>
                                <text:list-item>
                                  <text:p text:style-name="P71">其他個體 主動傳承、被詢問之後傳承。</text:p>
                                </text:list-item>
                                <text:list-item>
                                  <text:p text:style-name="P71">該個體、其他個體 共享情報、分享經驗、傳播新知、雙工傳承、交互作用。</text:p>
                                  <text:list>
                                    <text:list-item>
                                      <text:p text:style-name="P71">新知 是 最新消息、即時消息、不同以往的消息、校正舊常識的新常識。</text:p>
                                    </text:list-item>
                                    <text:list-item>
                                      <text:p text:style-name="P71">雙工 是 單工、半雙工、雙工 的 雙工。</text:p>
                                    </text:list-item>
                                    <text:list-item>
                                      <text:p text:style-name="P71">明顯例子，登山相關的 書籍、平台、論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1">假定，該個體 對 山、山的習性、山上的氣候，蘊含的 思想 是 愚昧。</text:p>
                          <text:list>
                            <text:list-item>
                              <text:p text:style-name="P71">該個體 自取 滅亡。</text:p>
                            </text:list-item>
                            <text:list-item>
                              <text:p text:style-name="P71">明顯例子，認定自己做好準備的新手、認定自己什麼都懂的老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平靜。</text:p>
                  <text:list>
                    <text:list-item>
                      <text:p text:style-name="P72">心靈平靜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十誡。</text:p>
          <text:list>
            <text:list-item>
              <text:p text:style-name="P58">愛。</text:p>
              <text:list>
                <text:list-item>
                  <text:p text:style-name="P58">愛 神。</text:p>
                </text:list-item>
                <text:list-item>
                  <text:p text:style-name="P58">愛 人。</text:p>
                </text:list-item>
              </text:list>
            </text:list-item>
          </text:list>
        </text:list-item>
        <text:list-item>
          <text:p text:style-name="P41"><text:bookmark-start text:name="歌林多前書"/>歌林多前書<text:bookmark-end text:name="歌林多前書"/></text:p>
          <text:list>
            <text:list-item>
              <text:p text:style-name="P299">歌林多前書 <text:span text:style-name="T293">↔</text:span> 本書。</text:p>
            </text:list-item>
            <text:list-item>
              <text:p text:style-name="P48"><text:span text:style-name="T27">第14章，第1</text:span>節。</text:p>
              <text:list>
                <text:list-item>
                  <text:p text:style-name="P48">愛 <text:span text:style-name="T293">↔</text:span> 愛。</text:p>
                </text:list-item>
                <text:list-item>
                  <text:p text:style-name="P45">屬靈 <text:span text:style-name="T293">↔</text:span> 說話的能力。</text:p>
                  <text:list>
                    <text:list-item>
                      <text:p text:style-name="P305"><text:span text:style-name="T198">（內容 在 </text:span><text:span text:style-name="T109">哲學</text:span><text:span text:style-name="T48"> (</text:span><text:span text:style-name="T49">tmp)</text:span><text:span text:style-name="T198"> 文件的 </text:span><text:span text:style-name="T112">基督教</text:span><text:span text:style-name="T103"> 的 </text:span><text:span text:style-name="T112">屬靈</text:span><text:span text:style-name="T198">）</text:span></text:p>
                    </text:list-item>
                  </text:list>
                </text:list-item>
              </text:list>
            </text:list-item>
            <text:list-item>
              <text:p text:style-name="P48"><text:span text:style-name="T27">第16章，第9節</text:span>。</text:p>
              <text:list>
                <text:list-item>
                  <text:p text:style-name="P49">聖靈 <text:span text:style-name="T298">↔</text:span><text:span text:style-name="T197"> 本代型意識層個體、心靈導師、第二層級意識（以上）。</text:span></text:p>
                  <text:list>
                    <text:list-item>
                      <text:p text:style-name="P306"><text:span text:style-name="T198">（內容 在 </text:span><text:span text:style-name="T109">哲學</text:span><text:span text:style-name="T48"> (</text:span><text:span text:style-name="T49">tmp)</text:span><text:span text:style-name="T198"> 文件的 </text:span><text:span text:style-name="T112">基督教</text:span><text:span text:style-name="T103"> 的 </text:span><text:span text:style-name="T112">聖靈</text:span><text:span text:style-name="T198">）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以西結書"/>以西結書<text:bookmark-end text:name="以西結書"/></text:p>
          <text:list>
            <text:list-item>
              <text:p text:style-name="P35">第<text:span text:style-name="T57">2</text:span><text:span text:style-name="T28">章</text:span>。</text:p>
              <text:list>
                <text:list-item>
                  <text:p text:style-name="P42">第<text:span text:style-name="T28">29節 </text:span><text:span text:style-name="T336">↔</text:span><text:span text:style-name="T30"> </text:span>有機率 是 寫給、提醒、隱喻給（基督教的）啟示錄第十二章的婦人。</text:p>
                </text:list-item>
              </text:list>
            </text:list-item>
          </text:list>
        </text:list-item>
        <text:list-item>
          <text:p text:style-name="P59"><text:bookmark-start text:name="詩篇"/>詩篇<text:bookmark-end text:name="詩篇"/></text:p>
          <text:list>
            <text:list-item>
              <text:p text:style-name="P59">第<text:span text:style-name="T28">1章</text:span>。</text:p>
              <text:list>
                <text:list-item>
                  <text:p text:style-name="P59">大衛 <text:span text:style-name="T337">↔</text:span><text:span text:style-name="T204">（基督教 認定的）義人。</text:span></text:p>
                </text:list-item>
              </text:list>
            </text:list-item>
            <text:list-item>
              <text:p text:style-name="P59">第<text:span text:style-name="T27">2</text:span>章。</text:p>
              <text:list>
                <text:list-item>
                  <text:p text:style-name="P60">耶和華 <text:span text:style-name="T338">↔</text:span><text:span text:style-name="T203">（日月神示 認定的）</text:span><text:span text:style-name="T120">原本世間的大神</text:span><text:span text:style-name="T203">。</text:span></text:p>
                </text:list-item>
              </text:list>
            </text:list-item>
            <text:list-item>
              <text:p text:style-name="P59">第<text:span text:style-name="T27">9</text:span>章。</text:p>
              <text:list>
                <text:list-item>
                  <text:p text:style-name="P59">提醒 正在經歷（基督教 認定的）末日審判 的 義人、惡人、人類個體。</text:p>
                </text:list-item>
              </text:list>
            </text:list-item>
          </text:list>
        </text:list-item>
        <text:list-item>
          <text:p text:style-name="P59"><text:bookmark-start text:name="以諾書"/>以諾書<text:bookmark-end text:name="以諾書"/></text:p>
          <text:list>
            <text:list-item>
              <text:p text:style-name="P61">紀載、紀錄 神話時代的 歷史。</text:p>
              <text:list>
                <text:list-item>
                  <text:p text:style-name="P61">神話時代 是 中國 認定的 神話時代。</text:p>
                </text:list-item>
              </text:list>
            </text:list-item>
            <text:list-item>
              <text:p text:style-name="P61">紀載、紀錄（以諾 認定的）未來。</text:p>
            </text:list-item>
            <text:list-item>
              <text:p text:style-name="P59">至高的聖者。</text:p>
              <text:list>
                <text:list-item>
                  <text:p text:style-name="P62">最偉大的、最神聖的、最至高無上的。</text:p>
                  <text:list>
                    <text:list-item>
                      <text:p text:style-name="P59">最偉大的 不是 最偉大的神。</text:p>
                    </text:list-item>
                    <text:list-item>
                      <text:p text:style-name="P59">最偉大的 是 最偉大的（本身）。</text:p>
                    </text:list-item>
                  </text:list>
                </text:list-item>
                <text:list-item>
                  <text:p text:style-name="P59">猶大福音 認定的 最偉大的。</text:p>
                </text:list-item>
                <text:list-item>
                  <text:p text:style-name="P59">至高的聖者 差遣、指派 神。</text:p>
                  <text:list>
                    <text:list-item>
                      <text:p text:style-name="P59">神 差遣、指派 天使。</text:p>
                    </text:list-item>
                  </text:list>
                </text:list-item>
                <text:list-item>
                  <text:p text:style-name="P59"><text:span text:style-name="T28">&lt;?2&gt;個</text:span>體 有機率認定，至高的聖者 是 未知的敬畏。</text:p>
                  <text:list>
                    <text:list-item>
                      <text:p text:style-name="P307">（未知的敬畏 的 描述 在<text:span text:style-name="T28"> </text:span><text:span text:style-name="T51">_</text:span><text:span text:style-name="T28"> 文</text:span>件群的 <text:span text:style-name="T134">宗教</text:span><text:span text:style-name="T132"> 的 </text:span><text:span text:style-name="T133">未知的敬畏</text:span>）</text:p>
                    </text:list-item>
                  </text:list>
                </text:list-item>
              </text:list>
            </text:list-item>
            <text:list-item>
              <text:p text:style-name="P59">神。</text:p>
              <text:list>
                <text:list-item>
                  <text:p text:style-name="P63">（其中一位）神 是（基督教 認定的）耶和華。</text:p>
                </text:list-item>
                <text:list-item>
                  <text:p text:style-name="P63"><text:span text:style-name="T28">&lt;?2&gt;個</text:span>體 有機率認定，神 是 已知的敬畏。</text:p>
                  <text:list>
                    <text:list-item>
                      <text:p text:style-name="P307">（已知的敬畏 的 描述 在<text:span text:style-name="T28"> </text:span><text:span text:style-name="T51">_</text:span><text:span text:style-name="T28"> 文</text:span>件群的 <text:span text:style-name="T134">宗教</text:span><text:span text:style-name="T132"> 的 </text:span><text:span text:style-name="T134">已知</text:span><text:span text:style-name="T133">的敬畏</text:span>）</text:p>
                    </text:list-item>
                  </text:list>
                </text:list-item>
              </text:list>
            </text:list-item>
            <text:list-item>
              <text:p text:style-name="P59">天使。</text:p>
              <text:list>
                <text:list-item>
                  <text:p text:style-name="P64">（基督教 認定的）天使。</text:p>
                </text:list-item>
                <text:list-item>
                  <text:p text:style-name="P64"><text:span text:style-name="T28">&lt;?2&gt;個</text:span>體 有機率認定，天使 是 已知的敬畏。</text:p>
                </text:list-item>
              </text:list>
            </text:list-item>
            <text:list-item>
              <text:p text:style-name="P63">以諾書 在 基督教 成立 之前，廣為流傳。</text:p>
              <text:list>
                <text:list-item>
                  <text:p text:style-name="P63">基督教 認定 耶和華 是 最偉大的神。</text:p>
                  <text:list>
                    <text:list-item>
                      <text:p text:style-name="P63">基督教 認定 耶和華 是 至高無上的存在。</text:p>
                    </text:list-item>
                    <text:list-item>
                      <text:p text:style-name="P63">基督教 拒絕接受 以諾書、猶大福音。</text:p>
                      <text:list>
                        <text:list-item>
                          <text:p text:style-name="P64">基督教 認定 以諾書、猶大福音 是 偽經。</text:p>
                        </text:list-item>
                      </text:list>
                    </text:list-item>
                  </text:list>
                </text:list-item>
                <text:list-item>
                  <text:p text:style-name="P64">基督教 認定，神 降下 大洪水的 原因 是 人類 犯罪。</text:p>
                  <text:list>
                    <text:list-item>
                      <text:p text:style-name="P64">基督教 拒絕接受，神 降下 大洪水的 原因 是 天使 犯罪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bookmark-start text:name="約伯記"/>約伯記<text:bookmark-end text:name="約伯記"/></text:p>
          <text:list>
            <text:list-item>
              <text:p text:style-name="P65">第<text:span text:style-name="T27">1</text:span>章。</text:p>
            </text:list-item>
            <text:list-item>
              <text:p text:style-name="P65">第<text:span text:style-name="T27">2</text:span>章。</text:p>
              <text:list>
                <text:list-item>
                  <text:p text:style-name="P65">即便是（基督教 認定的）義人、完美的義人 也會 受到 神的 試煉。</text:p>
                  <text:list>
                    <text:list-item>
                      <text:p text:style-name="P65">神 會 給予 祝福，也會 給予 試煉。</text:p>
                    </text:list-item>
                    <text:list-item>
                      <text:p text:style-name="P65">神 給予的 祝福、試煉 是 方法。</text:p>
                    </text:list-item>
                    <text:list-item>
                      <text:p text:style-name="P65">讓 某一特定個體 成為 義人 是 目標。</text:p>
                      <text:list>
                        <text:list-item>
                          <text:p text:style-name="P65">抽象例子，義人 <text:span text:style-name="T339">↔</text:span><text:span text:style-name="T231"> 麵粉</text:span>。</text:p>
                        </text:list-item>
                      </text:list>
                    </text:list-item>
                    <text:list-item>
                      <text:p text:style-name="P65">試驗 該個體 是、不是 義人 是 目標。</text:p>
                      <text:list>
                        <text:list-item>
                          <text:p text:style-name="P65">抽象例子，試煉 <text:span text:style-name="T340">↔</text:span><text:span text:style-name="T232"> </text:span>濾網。</text:p>
                        </text:list-item>
                      </text:list>
                    </text:list-item>
                    <text:list-item>
                      <text:p text:style-name="P107">維持、提升、昇華 該義人 是 目標。</text:p>
                      <text:list>
                        <text:list-item>
                          <text:p text:style-name="P66"><text:span text:style-name="T104">抽象例子，祝福 </text:span><text:span text:style-name="T356">↔</text:span><text:span text:style-name="T105"> 守護、</text:span><text:span text:style-name="T104">加水、發酵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8">明顯例子，細胞。</text:p>
                  <text:list>
                    <text:list-item>
                      <text:p text:style-name="P108">讓 某一特定細胞 成為 正常細胞、優良細胞 是 目標。</text:p>
                    </text:list-item>
                    <text:list-item>
                      <text:p text:style-name="P108">觀測、測試、查驗 該細胞 是、不是 正常細胞、優良細胞 是 目標。</text:p>
                    </text:list-item>
                    <text:list-item>
                      <text:p text:style-name="P108">維持、提升、昇華 該正常細胞、該優良細胞 是 目標。</text:p>
                    </text:list-item>
                  </text:list>
                </text:list-item>
              </text:list>
            </text:list-item>
            <text:list-item>
              <text:p text:style-name="P108">第<text:span text:style-name="T27">3</text:span>章。</text:p>
              <text:list>
                <text:list-item>
                  <text:p text:style-name="P108">（基督教 認定的）傳道書。</text:p>
                  <text:list>
                    <text:list-item>
                      <text:p text:style-name="P108">一切 都是 虛空、捕風。</text:p>
                      <text:list>
                        <text:list-item>
                          <text:p text:style-name="P108">虛空、捕風 是 傳道書 認定的 虛空、捕風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第<text:span text:style-name="T27">4</text:span>章。</text:p>
            </text:list-item>
            <text:list-item>
              <text:p text:style-name="P108">第<text:span text:style-name="T27">5</text:span>章。</text:p>
            </text:list-item>
            <text:list-item>
              <text:p text:style-name="P108">第<text:span text:style-name="T27">6</text:span>章。</text:p>
            </text:list-item>
            <text:list-item>
              <text:p text:style-name="P108">第<text:span text:style-name="T27">7</text:span>章。</text:p>
              <text:list>
                <text:list-item>
                  <text:p text:style-name="P108">可憐之人必有可惡之處 是 謬論。</text:p>
                </text:list-item>
              </text:list>
            </text:list-item>
            <text:list-item>
              <text:p text:style-name="P118">第<text:span text:style-name="T27">8</text:span>章。</text:p>
            </text:list-item>
            <text:list-item>
              <text:p text:style-name="P118">第<text:span text:style-name="T27">9</text:span>章。</text:p>
            </text:list-item>
            <text:list-item>
              <text:p text:style-name="P118">第<text:span text:style-name="T27">10</text:span>章。</text:p>
            </text:list-item>
            <text:list-item>
              <text:p text:style-name="P119"><text:span text:style-name="T241">第</text:span><text:span text:style-name="T242">11</text:span><text:span text:style-name="T241">章。</text:span></text:p>
            </text:list-item>
            <text:list-item>
              <text:p text:style-name="P119">第<text:span text:style-name="T27">12</text:span>章。</text:p>
            </text:list-item>
            <text:list-item>
              <text:p text:style-name="P120"><text:span text:style-name="T241">第</text:span><text:span text:style-name="T69">13</text:span><text:span text:style-name="T241">章。</text:span></text:p>
            </text:list-item>
            <text:list-item>
              <text:p text:style-name="P120">第<text:span text:style-name="T27">14</text:span>章。</text:p>
            </text:list-item>
            <text:list-item>
              <text:p text:style-name="P121">第<text:span text:style-name="T27">1</text:span><text:span text:style-name="T70">5</text:span>章。</text:p>
            </text:list-item>
            <text:list-item>
              <text:p text:style-name="P122"><text:span text:style-name="T241">第</text:span><text:span text:style-name="T69">1</text:span><text:span text:style-name="T76">6</text:span><text:span text:style-name="T241">章。</text:span></text:p>
            </text:list-item>
            <text:list-item>
              <text:p text:style-name="P123"><text:span text:style-name="T241">第</text:span><text:span text:style-name="T69">1</text:span><text:span text:style-name="T77">7</text:span><text:span text:style-name="T241">章。</text:span></text:p>
            </text:list-item>
            <text:list-item>
              <text:p text:style-name="P124"><text:span text:style-name="T69">第18章</text:span><text:span text:style-name="T241">。</text:span></text:p>
            </text:list-item>
            <text:list-item>
              <text:p text:style-name="P125"><text:span text:style-name="T69">第1</text:span><text:span text:style-name="T27">9</text:span><text:span text:style-name="T69">章</text:span><text:span text:style-name="T241">。</text:span></text:p>
            </text:list-item>
            <text:list-item>
              <text:p text:style-name="P126"><text:span text:style-name="T254">第</text:span><text:span text:style-name="T80">20</text:span><text:span text:style-name="T254">章。</text:span></text:p>
            </text:list-item>
            <text:list-item>
              <text:p text:style-name="P126"><text:span text:style-name="T254">第</text:span><text:span text:style-name="T80">2</text:span><text:span text:style-name="T69">1</text:span><text:span text:style-name="T254">章。</text:span></text:p>
            </text:list-item>
            <text:list-item>
              <text:p text:style-name="P127"><text:span text:style-name="T254">第</text:span><text:span text:style-name="T80">2</text:span><text:span text:style-name="T81">2</text:span><text:span text:style-name="T254">章。</text:span></text:p>
            </text:list-item>
            <text:list-item>
              <text:p text:style-name="P128"><text:span text:style-name="T254">第</text:span><text:span text:style-name="T83">2</text:span><text:span text:style-name="T82">3</text:span><text:span text:style-name="T254">章。</text:span></text:p>
              <text:list>
                <text:list-item>
                  <text:p text:style-name="P128"><text:span text:style-name="T254">約伯記的 第</text:span><text:span text:style-name="T83">2</text:span><text:span text:style-name="T82">3</text:span><text:span text:style-name="T254">章 </text:span><text:span text:style-name="T341">↔</text:span><text:span text:style-name="T254"> </text:span><text:span text:style-name="T84">出埃及記</text:span><text:span text:style-name="T254">的 第</text:span><text:span text:style-name="T83">2</text:span><text:span text:style-name="T82">3</text:span><text:span text:style-name="T254">章。</text:span></text:p>
                </text:list-item>
              </text:list>
            </text:list-item>
            <text:list-item>
              <text:p text:style-name="P117"><text:span text:style-name="T254">第</text:span><text:span text:style-name="T83">2</text:span><text:span text:style-name="T84">4</text:span><text:span text:style-name="T254">章。</text:span></text:p>
            </text:list-item>
            <text:list-item>
              <text:p text:style-name="P129"><text:span text:style-name="T254">第</text:span><text:span text:style-name="T83">2</text:span><text:span text:style-name="T85">5</text:span><text:span text:style-name="T254">章。</text:span></text:p>
            </text:list-item>
            <text:list-item>
              <text:p text:style-name="P129"><text:span text:style-name="T254">第</text:span><text:span text:style-name="T83">2</text:span><text:span text:style-name="T85">6</text:span><text:span text:style-name="T254">章。</text:span></text:p>
            </text:list-item>
            <text:list-item>
              <text:p text:style-name="P130"><text:span text:style-name="T254">第</text:span><text:span text:style-name="T83">2</text:span><text:span text:style-name="T86">7</text:span><text:span text:style-name="T254">章。</text:span></text:p>
            </text:list-item>
            <text:list-item>
              <text:p text:style-name="P131"><text:span text:style-name="T254">第</text:span><text:span text:style-name="T83">2</text:span><text:span text:style-name="T69">8</text:span><text:span text:style-name="T254">章。</text:span></text:p>
              <text:list>
                <text:list-item>
                  <text:p text:style-name="P132">智慧、聰明。</text:p>
                </text:list-item>
              </text:list>
            </text:list-item>
            <text:list-item>
              <text:p text:style-name="P133"><text:span text:style-name="T254">第</text:span><text:span text:style-name="T83">2</text:span><text:span text:style-name="T87">9</text:span><text:span text:style-name="T254">章。</text:span></text:p>
            </text:list-item>
            <text:list-item>
              <text:p text:style-name="P134"><text:span text:style-name="T254">第</text:span><text:span text:style-name="T82">3</text:span><text:span text:style-name="T88">0</text:span><text:span text:style-name="T255">章。</text:span></text:p>
            </text:list-item>
            <text:list-item>
              <text:p text:style-name="P135"><text:span text:style-name="T254">第</text:span><text:span text:style-name="T82">3</text:span><text:span text:style-name="T89">1</text:span><text:span text:style-name="T255">章。</text:span></text:p>
            </text:list-item>
            <text:list-item>
              <text:p text:style-name="P136"><text:span text:style-name="T254">第</text:span><text:span text:style-name="T82">3</text:span><text:span text:style-name="T83">2</text:span><text:span text:style-name="T255">章。</text:span></text:p>
            </text:list-item>
            <text:list-item>
              <text:p text:style-name="P137"><text:span text:style-name="T254">第</text:span><text:span text:style-name="T82">33</text:span><text:span text:style-name="T255">章。</text:span></text:p>
            </text:list-item>
            <text:list-item>
              <text:p text:style-name="P138"><text:span text:style-name="T130">第</text:span><text:span text:style-name="T122">3</text:span><text:span text:style-name="T123">4</text:span><text:span text:style-name="T131">章。</text:span></text:p>
            </text:list-item>
          </text:list>
        </text:list-item>
        <text:list-item>
          <text:p text:style-name="P108"><text:bookmark-start text:name="以弗所書"/>以弗所書<text:bookmark-end text:name="以弗所書"/></text:p>
          <text:list>
            <text:list-item>
              <text:p text:style-name="P108">第<text:span text:style-name="T65">1</text:span>章。</text:p>
            </text:list-item>
            <text:list-item>
              <text:p text:style-name="P108">第<text:span text:style-name="T27">2</text:span>章。</text:p>
              <text:list>
                <text:list-item>
                  <text:p text:style-name="P108">（基督教 認定的）因信稱義。</text:p>
                  <text:list>
                    <text:list-item>
                      <text:p text:style-name="P109">以弗所書 認定，你們得救是本乎恩，也因著信。</text:p>
                      <text:list>
                        <text:list-item>
                          <text:p text:style-name="P109">恩 <text:span text:style-name="T342">↔</text:span><text:span text:style-name="T235"> 給予、分享、（基督教 認定的）恩典。</text:span></text:p>
                        </text:list-item>
                        <text:list-item>
                          <text:p text:style-name="P109">信 <text:span text:style-name="T342">↔</text:span><text:span text:style-name="T235"> 信用、承諾、約定。</text:span></text:p>
                          <text:list>
                            <text:list-item>
                              <text:p text:style-name="P109">約定 是 基督教 認定的 彌賽亞之約。</text:p>
                            </text:list-item>
                          </text:list>
                        </text:list-item>
                        <text:list-item>
                          <text:p text:style-name="P109">信 <text:span text:style-name="T343">↔</text:span><text:span text:style-name="T236"> 信念。</text:span></text:p>
                          <text:list>
                            <text:list-item>
                              <text:p text:style-name="P109">因信稱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9">以佛所書 認定，這並不是出於自己，乃是神所賜的。</text:p>
                    </text:list-item>
                    <text:list-item>
                      <text:p text:style-name="P108">以弗所書 認定，也不是出於行為，免得有人自誇。</text:p>
                      <text:list>
                        <text:list-item>
                          <text:p text:style-name="P108">某一特定個體 得救 不是 因為 該個體 做出 某一特定行動。</text:p>
                        </text:list-item>
                        <text:list-item>
                          <text:p text:style-name="P108">該個體 得救 是因為 神的恩、神的信、該個體的信。</text:p>
                          <text:list>
                            <text:list-item>
                              <text:p text:style-name="P108">神的信 <text:span text:style-name="T344">↔</text:span><text:span text:style-name="T237"> 神的 信用、承諾、約定。</text:span></text:p>
                            </text:list-item>
                            <text:list-item>
                              <text:p text:style-name="P108">該個體的信 <text:span text:style-name="T344">↔</text:span><text:span text:style-name="T237"> 該個體的 信念、因信稱義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8">以弗所書 認定，我們原是他的工作，在基督耶穌裡造成的，為要叫我們行善，就是神所預備叫我們行的。</text:p>
                      <text:list>
                        <text:list-item>
                          <text:p text:style-name="P108">神 揀選 某一特定個體。</text:p>
                          <text:list>
                            <text:list-item>
                              <text:p text:style-name="P108">神 行動，想要、驅動、讓 該個體 行善。</text:p>
                            </text:list-item>
                            <text:list-item>
                              <text:p text:style-name="P110">假定，某一特定個體 被揀選。</text:p>
                              <text:list>
                                <text:list-item>
                                  <text:p text:style-name="P110">揀選 →<text:span text:style-name="T239"> 擁有 得救 條件、機會、資格。</text:span></text:p>
                                </text:list-item>
                                <text:list-item>
                                  <text:p text:style-name="P110">該個體 是（基督教 認定的）聖民。</text:p>
                                </text:list-item>
                                <text:list-item>
                                  <text:p text:style-name="P110">該個體 是（日月神示 認定的）臣民。</text:p>
                                </text:list-item>
                              </text:list>
                            </text:list-item>
                            <text:list-item>
                              <text:p text:style-name="P108">假定，該個體 行善、因信稱義。</text:p>
                              <text:list>
                                <text:list-item>
                                  <text:p text:style-name="P108">該個體 得救。</text:p>
                                </text:list-item>
                                <text:list-item>
                                  <text:p text:style-name="P108">末日審判，該個體 到達、進入（基督教 認定的）新天新地、新耶路撒冷城。</text:p>
                                </text:list-item>
                              </text:list>
                            </text:list-item>
                            <text:list-item>
                              <text:p text:style-name="P111">假定，該個體 不行善、不因信稱義。</text:p>
                              <text:list>
                                <text:list-item>
                                  <text:p text:style-name="P111">該個體 沒有 得救。</text:p>
                                </text:list-item>
                                <text:list-item>
                                  <text:p text:style-name="P111">末日審判，該個體 到達、進入（基督教 認定的）火湖、地獄。</text:p>
                                </text:list-item>
                              </text:list>
                            </text:list-item>
                            <text:list-item>
                              <text:p text:style-name="P111">舊約聖經、舊約時代、耶穌死前 <text:span text:style-name="T345">↔</text:span><text:span text:style-name="T240"> 以色列人 被揀選。</text:span></text:p>
                            </text:list-item>
                            <text:list-item>
                              <text:p text:style-name="P111">新約聖經、新約時代、耶穌死後 <text:span text:style-name="T345">↔</text:span><text:span text:style-name="T240"> 人類 被揀選。</text:span></text:p>
                            </text:list-item>
                          </text:list>
                        </text:list-item>
                        <text:list-item>
                          <text:p text:style-name="P108">我們 <text:span text:style-name="T346">↔</text:span><text:span text:style-name="T238"> 神 行動 的，產物、產出、現象。</text:span></text:p>
                        </text:list-item>
                        <text:list-item>
                          <text:p text:style-name="P108">他 <text:span text:style-name="T293">↔</text:span>（以弗所書 認定的）<text:span text:style-name="T238">神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2">得救 與 割禮。</text:p>
                  <text:list>
                    <text:list-item>
                      <text:p text:style-name="P112">舊約聖經、舊約時代、耶穌死前，以色列人，受 割禮 才擁有 得救 條件、機會、資格。</text:p>
                    </text:list-item>
                    <text:list-item>
                      <text:p text:style-name="P112">新約聖經、新約時代、耶穌死後，人類，不用受 割禮。</text:p>
                      <text:list>
                        <text:list-item>
                          <text:p text:style-name="P113">新約聖經、新約時代、耶穌死後，人類，割禮、得救 是 無相關。</text:p>
                        </text:list-item>
                      </text:list>
                    </text:list-item>
                    <text:list-item>
                      <text:p text:style-name="P114">新約聖經、新約時代、耶穌死後，人類，因信稱義 才擁有 得救 條件、機會、資格。</text:p>
                      <text:list>
                        <text:list-item>
                          <text:p text:style-name="P114">因信稱義 是 基督教 認定的 因信稱義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2">第<text:span text:style-name="T27">3</text:span>章。</text:p>
            </text:list-item>
            <text:list-item>
              <text:p text:style-name="P112">第<text:span text:style-name="T27">4</text:span>章。</text:p>
            </text:list-item>
            <text:list-item>
              <text:p text:style-name="P112">第<text:span text:style-name="T27">5</text:span>章。</text:p>
              <text:list>
                <text:list-item>
                  <text:p text:style-name="P112">查驗。</text:p>
                </text:list-item>
              </text:list>
            </text:list-item>
            <text:list-item>
              <text:p text:style-name="P112">第<text:span text:style-name="T27">6章</text:span>。</text:p>
              <text:list>
                <text:list-item>
                  <text:p text:style-name="P115">屬血氣 <text:span text:style-name="T347">↔</text:span><text:span text:style-name="T249"> 物質、肉體。</text:span></text:p>
                </text:list-item>
                <text:list-item>
                  <text:p text:style-name="P116">屬血氣 <text:span text:style-name="T347">↔</text:span><text:span text:style-name="T249"> 肉質層、</text:span><text:span text:style-name="T71">第</text:span><text:span text:style-name="T73">0</text:span><text:span text:style-name="T71">層級型態（以下）</text:span><text:span text:style-name="T249">、</text:span><text:span text:style-name="T71">第</text:span><text:span text:style-name="T73">0</text:span><text:span text:style-name="T71">層級宗體層（以下）</text:span><text:span text:style-name="T249">。</text:span></text:p>
                </text:list-item>
                <text:list-item>
                  <text:p text:style-name="P115">屬靈氣 <text:span text:style-name="T347">↔</text:span><text:span text:style-name="T249"> 精神、意識、信念、價值觀、世界觀。</text:span></text:p>
                </text:list-item>
                <text:list-item>
                  <text:p text:style-name="P116">屬靈氣 <text:span text:style-name="T347">↔</text:span><text:span text:style-name="T249"> 意識層、</text:span><text:span text:style-name="T71">第</text:span><text:span text:style-name="T74">1</text:span><text:span text:style-name="T71">層級型態（以上）</text:span><text:span text:style-name="T249">、</text:span><text:span text:style-name="T71">第</text:span><text:span text:style-name="T72">1</text:span><text:span text:style-name="T71">層級宗體層（以上）</text:span><text:span text:style-name="T249">。</text:span></text:p>
                </text:list-item>
                <text:list-item>
                  <text:p text:style-name="P115">全副軍裝 <text:span text:style-name="T347">↔</text:span><text:span text:style-name="T249">（</text:span>以弗所書 認定的<text:span text:style-name="T249">）</text:span>真理、公義、和平的福音、信德、救恩、神的道、聖靈。</text:p>
                </text:list-item>
              </text:list>
            </text:list-item>
          </text:list>
        </text:list-item>
        <text:list-item>
          <text:p text:style-name="P139"><text:bookmark-start text:name="出埃及記"/>出埃及記<text:bookmark-end text:name="出埃及記"/></text:p>
          <text:list>
            <text:list-item>
              <text:p text:style-name="P139">第<text:span text:style-name="T28">21章</text:span>。</text:p>
              <text:list>
                <text:list-item>
                  <text:p text:style-name="P140">以命還命，以眼還眼，以牙還牙。</text:p>
                  <text:list>
                    <text:list-item>
                      <text:p text:style-name="P139">以命還命，以眼還眼 <text:span text:style-name="T348">↔</text:span><text:span text:style-name="T251"> </text:span>舊約時代、報復、無序到有序的過渡期。</text:p>
                    </text:list-item>
                    <text:list-item>
                      <text:p text:style-name="P141"><text:span text:style-name="T75">左臉被打，伸出右臉</text:span><text:span text:style-name="T252"> </text:span><text:span text:style-name="T349">↔</text:span><text:span text:style-name="T253"> 新約時代、忍讓、暫態的有序。</text:span></text:p>
                      <text:list>
                        <text:list-item>
                          <text:p text:style-name="P73">忍讓 的 明顯例子，退一步，海闊天空。</text:p>
                        </text:list-item>
                        <text:list-item>
                          <text:p text:style-name="P73">新約時代 逐漸 化解、消除，舊約時代 遺留下來的 報復風氣、暴戾之氣。</text:p>
                        </text:list-item>
                      </text:list>
                    </text:list-item>
                    <text:list-item>
                      <text:p text:style-name="P142"><text:span text:style-name="T253">德</text:span><text:span text:style-name="T252"> </text:span><text:span text:style-name="T349">↔</text:span><text:span text:style-name="T253"> 無己、穩態的有序。</text:span></text:p>
                      <text:list>
                        <text:list-item>
                          <text:p text:style-name="P308"><text:span text:style-name="T253">（德 的 描述在 </text:span><text:span text:style-name="T110">德</text:span><text:span text:style-name="T253"> 文件群的 </text:span><text:span text:style-name="T111">德 不是 單純、無知、易騙</text:span><text:span text:style-name="T253">）</text:span></text:p>
                        </text:list-item>
                        <text:list-item>
                          <text:p text:style-name="P308"><text:span text:style-name="T253">（無己 的 描述在 </text:span><text:span text:style-name="T52">哲學 (莊子)</text:span><text:span text:style-name="T253"> 文件群的 </text:span><text:span text:style-name="T110">無己</text:span><text:span text:style-name="T253">）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4"><text:bookmark-start text:name="假定，（基督教 認定的）彌賽亞 ↔ 本書"/><text:span text:style-name="T262">假定，</text:span><text:span text:style-name="T147">（基督教 認定的）</text:span><text:span text:style-name="T148">彌賽亞 </text:span><text:span text:style-name="T177">↔</text:span><text:span text:style-name="T148"> 本書</text:span><text:bookmark-end text:name="假定，（基督教 認定的）彌賽亞 ↔ 本書"/></text:p>
          <text:list>
            <text:list-item>
              <text:p text:style-name="P169"><text:span text:style-name="T154">（基督教 認定的）</text:span><text:span text:style-name="T155">父的 靈 </text:span><text:span text:style-name="T184">↔</text:span><text:span text:style-name="T154">（基督教 認定的）</text:span><text:span text:style-name="T155">聖靈</text:span><text:span text:style-name="T156">。</text:span></text:p>
              <text:list>
                <text:list-item>
                  <text:p text:style-name="P170"><text:span text:style-name="T154">（基督教 認定的）</text:span><text:span text:style-name="T155">父</text:span><text:span text:style-name="T154">、上帝、耶</text:span><text:span text:style-name="T155">和華 </text:span><text:span text:style-name="T184">↔</text:span><text:span text:style-name="T156">（人類 認定的）神。</text:span></text:p>
                </text:list-item>
              </text:list>
            </text:list-item>
            <text:list-item>
              <text:p text:style-name="P171"><text:span text:style-name="T157">（基督教</text:span><text:span text:style-name="T167"> 認</text:span><text:span text:style-name="T168">定的）先知、施洗約翰、</text:span><text:span text:style-name="T158">摩西</text:span><text:span text:style-name="T167"> </text:span><text:span text:style-name="T185">↔</text:span><text:span text:style-name="T261">（對於 讀者 來說，完全不重要 的存在）</text:span><text:span text:style-name="T167">。</text:span><text:span text:style-name="T265">瑪麗亞、</text:span><text:span text:style-name="T264">啟示錄第十二章的婦</text:span><text:span text:style-name="T265">人</text:span></text:p>
            </text:list-item>
            <text:list-item>
              <text:p text:style-name="P172"><text:span text:style-name="T160">（基督教 認定的）</text:span><text:span text:style-name="T159">子、耶穌、</text:span><text:span text:style-name="T161">約</text:span><text:span text:style-name="T159">書亞 </text:span><text:span text:style-name="T185">↔</text:span><text:span text:style-name="T159"> 本書。</text:span></text:p>
              <text:list>
                <text:list-item>
                  <text:p text:style-name="P173"><text:span text:style-name="T160">（基督教 認定的）道路</text:span><text:span text:style-name="T159"> </text:span><text:span text:style-name="T185">↔</text:span><text:span text:style-name="T159"> 本書</text:span><text:span text:style-name="T160">的 內容</text:span><text:span text:style-name="T162">。</text:span><text:span text:style-name="T276">抽象例子，</text:span><text:span text:style-name="T273">蛹化期</text:span><text:span text:style-name="T277"> </text:span><text:span text:style-name="T280">↔</text:span><text:span text:style-name="T277"> 公開亮相（影宅）。</text:span></text:p>
                </text:list-item>
                <text:list-item>
                  <text:p text:style-name="P174"><text:span text:style-name="T160">（基督教 認定的）所多瑪</text:span><text:span text:style-name="T159"> </text:span><text:span text:style-name="T185">↔</text:span><text:span text:style-name="T163">（人類 認定的）生物大滅絕。</text:span><text:span text:style-name="T278">抽象例子，</text:span><text:span text:style-name="T279">公開亮相 失敗的 個體（影宅）。</text:span></text:p>
                  <text:list>
                    <text:list-item>
                      <text:p text:style-name="P175"><text:span text:style-name="T160">（基督教 認定的）羅德</text:span><text:span text:style-name="T159"> </text:span><text:span text:style-name="T185">↔</text:span><text:span text:style-name="T163">（人類 認定的）</text:span><text:span text:style-name="T164">霍皮族。</text:span><text:span text:style-name="T274">蛹化期 是 從 第一層級文明 到達 第</text:span><text:span text:style-name="T275">二</text:span><text:span text:style-name="T274">層級文明 的 必經過程、過渡期。</text:span></text:p>
                    </text:list-item>
                    <text:list-item>
                      <text:p text:style-name="P176"><text:span text:style-name="T160">（基督教 認定的）義人</text:span><text:span text:style-name="T159"> </text:span><text:span text:style-name="T185">↔</text:span><text:span text:style-name="T174">（阿米</text:span><text:span text:style-name="T286">（</text:span><text:span text:style-name="T287">星星的孩子</text:span><text:span text:style-name="T286">）</text:span><text:span text:style-name="T174">認定的）</text:span><text:span text:style-name="T165">第二種孩子</text:span><text:span text:style-name="T160">。</text:span></text:p>
                      <text:list>
                        <text:list-item>
                          <text:p text:style-name="P310"><text:span text:style-name="T174">（</text:span><text:span text:style-name="T165">第二種孩子 </text:span><text:span text:style-name="T166">的 描述在 </text:span><text:span text:style-name="T175">書籍 (阿米</text:span><text:span text:style-name="T176">)</text:span><text:span text:style-name="T166"> 文件群的 </text:span><text:span text:style-name="T175">宇宙之心</text:span><text:span text:style-name="T166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4"><text:span text:style-name="T160">（基督教 認定的）</text:span><text:span text:style-name="T162">應許之地</text:span><text:span text:style-name="T159"> </text:span><text:span text:style-name="T185">↔</text:span><text:span text:style-name="T159"> </text:span><text:span text:style-name="T172">第二層級文明</text:span><text:span text:style-name="T173">。</text:span></text:p>
                </text:list-item>
              </text:list>
            </text:list-item>
          </text:list>
        </text:list-item>
        <text:list-item>
          <text:p text:style-name="P75"><text:bookmark-start text:name="映射"/>映射<text:bookmark-end text:name="映射"/></text:p>
          <text:list>
            <text:list-item>
              <text:p text:style-name="P261">耶和華 <text:span text:style-name="T293">↔</text:span>（人類 認定的）神。</text:p>
            </text:list-item>
            <text:list-item>
              <text:p text:style-name="P144"><text:span text:style-name="T214">耶和華的靈</text:span><text:span text:style-name="T215"> </text:span><text:span text:style-name="T350">↔</text:span><text:span text:style-name="T215">（基督教 認定的）聖</text:span><text:span text:style-name="T214">靈。</text:span></text:p>
            </text:list-item>
            <text:list-item>
              <text:p text:style-name="P144"><text:span text:style-name="T214">耶路撒冷</text:span><text:span text:style-name="T215"> </text:span><text:span text:style-name="T350">↔</text:span><text:span text:style-name="T215"> </text:span><text:span text:style-name="T129">未來的人類文明、（人類 認定的）未來</text:span><text:span text:style-name="T215">。</text:span></text:p>
            </text:list-item>
            <text:list-item>
              <text:p text:style-name="P77">以色列。</text:p>
              <text:list>
                <text:list-item>
                  <text:p text:style-name="P78">人類。</text:p>
                </text:list-item>
                <text:list-item>
                  <text:p text:style-name="P78">人類文明。</text:p>
                </text:list-item>
                <text:list-item>
                  <text:p text:style-name="P78">人類<text:span text:style-name="T256">物種</text:span>。</text:p>
                </text:list-item>
              </text:list>
            </text:list-item>
            <text:list-item>
              <text:p text:style-name="P79"><text:span text:style-name="T92">以色列</text:span><text:span text:style-name="T256">人。</text:span></text:p>
              <text:list>
                <text:list-item>
                  <text:p text:style-name="P97">人類。</text:p>
                </text:list-item>
                <text:list-item>
                  <text:p text:style-name="P79"><text:span text:style-name="T256">人類</text:span><text:span text:style-name="T93">個體</text:span><text:span text:style-name="T256">。</text:span></text:p>
                </text:list-item>
              </text:list>
            </text:list-item>
            <text:list-item>
              <text:p text:style-name="P145"><text:span text:style-name="T41">以色列</text:span><text:span text:style-name="T212">家 </text:span><text:span text:style-name="T351">↔</text:span><text:span text:style-name="T211"> 人類</text:span><text:span text:style-name="T40">文明</text:span><text:span text:style-name="T211">。</text:span></text:p>
              <text:list>
                <text:list-item>
                  <text:p text:style-name="P146"><text:span text:style-name="T211">過去的、當下的 人類</text:span><text:span text:style-name="T40">文明</text:span><text:span text:style-name="T211">。</text:span></text:p>
                </text:list-item>
              </text:list>
            </text:list-item>
            <text:list-item>
              <text:p text:style-name="P147"><text:span text:style-name="T171">以色列</text:span><text:span text:style-name="T140">的</text:span><text:span text:style-name="T136">聖者</text:span><text:span text:style-name="T140"> </text:span><text:span text:style-name="T178">↔</text:span><text:span text:style-name="T136">（人類 認定的）神</text:span><text:span text:style-name="T140">、</text:span><text:span text:style-name="T136">（基督教 認定的）耶和華。</text:span><text:span text:style-name="T11">（</text:span><text:span text:style-name="T17">以賽亞書</text:span><text:span text:style-name="T11">）</text:span></text:p>
            </text:list-item>
            <text:list-item>
              <text:p text:style-name="P148"><text:span text:style-name="T171">以色列境內</text:span><text:span text:style-name="T140"> </text:span><text:span text:style-name="T179">↔</text:span><text:span text:style-name="T140"> 人類文明。</text:span><text:span text:style-name="T13">（</text:span><text:span text:style-name="T18">撒耳母記下</text:span><text:span text:style-name="T13">）</text:span></text:p>
            </text:list-item>
            <text:list-item>
              <text:p text:style-name="P80"><text:span text:style-name="T149">你的救主</text:span><text:span text:style-name="T146"> </text:span><text:span text:style-name="T178">↔</text:span><text:span text:style-name="T150">（人類 認定的）神</text:span><text:span text:style-name="T146">、</text:span><text:span text:style-name="T149">（基督教 認定的）耶和華。</text:span><text:span text:style-name="T14">（</text:span><text:span text:style-name="T19">以賽亞書</text:span><text:span text:style-name="T14">）</text:span></text:p>
            </text:list-item>
            <text:list-item>
              <text:p text:style-name="P81"><text:span text:style-name="T149">你們的救贖主</text:span><text:span text:style-name="T146"> </text:span><text:span text:style-name="T178">↔</text:span><text:span text:style-name="T150">（人類 認定的）神</text:span><text:span text:style-name="T146">、</text:span><text:span text:style-name="T149">（基督教 認定的）耶和華。</text:span><text:span text:style-name="T14">（</text:span><text:span text:style-name="T19">以賽亞書</text:span><text:span text:style-name="T14">）</text:span></text:p>
            </text:list-item>
            <text:list-item>
              <text:p text:style-name="P82">被擄之地 <text:span text:style-name="T293">↔</text:span>（人類文明 的）物質文明。</text:p>
            </text:list-item>
            <text:list-item>
              <text:p text:style-name="P83">抹上未泡透灰的人 <text:span text:style-name="T293">↔</text:span>（基督教 認定的）假先知、假使徒、傳假福音、假牧師、假教師。</text:p>
            </text:list-item>
            <text:list-item>
              <text:p text:style-name="P83">未泡透灰所抹的牆 <text:span text:style-name="T293">↔</text:span> 假預言、假福音。</text:p>
            </text:list-item>
            <text:list-item>
              <text:p text:style-name="P84">撒瑪利亞、北國、阿荷拉 <text:span text:style-name="T293">↔</text:span>（人類 認定的）古以色列。</text:p>
            </text:list-item>
            <text:list-item>
              <text:p text:style-name="P84">所多瑪、南國、阿荷利巴 <text:span text:style-name="T293">↔</text:span>（人類 認定的）以色列。</text:p>
            </text:list-item>
            <text:list-item>
              <text:p text:style-name="P85">猶大 <text:span text:style-name="T293">↔</text:span>（人類 認定的）以色列。</text:p>
            </text:list-item>
            <text:list-item>
              <text:p text:style-name="P85">亞捫、以東 <text:span text:style-name="T293">↔</text:span>（人類 認定的）中東國家。</text:p>
            </text:list-item>
            <text:list-item>
              <text:p text:style-name="P85">推羅 <text:span text:style-name="T293">↔</text:span> 錢、金融系統。</text:p>
            </text:list-item>
            <text:list-item>
              <text:p text:style-name="P86">巴比倫。</text:p>
              <text:list>
                <text:list-item>
                  <text:p text:style-name="P101">錢、金融系統。</text:p>
                  <text:list>
                    <text:list-item>
                      <text:p text:style-name="P149"><text:span text:style-name="T212">巴</text:span><text:span text:style-name="T39">比倫</text:span><text:span text:style-name="T42"> </text:span><text:span text:style-name="T352">↔</text:span><text:span text:style-name="T43"> </text:span><text:span text:style-name="T45">錢、金融系統、交易、資本、資產、財產。</text:span></text:p>
                    </text:list-item>
                    <text:list-item>
                      <text:p text:style-name="P150"><text:span text:style-name="T212">巴</text:span><text:span text:style-name="T39">比倫</text:span><text:span text:style-name="T42"> </text:span><text:span text:style-name="T352">↔</text:span><text:span text:style-name="T43"> </text:span><text:span text:style-name="T45">錢（本身）、金融系統（本身）、交易（本身）、資本（本身）。</text:span></text:p>
                    </text:list-item>
                    <text:list-item>
                      <text:p text:style-name="P151"><text:span text:style-name="T212">巴</text:span><text:span text:style-name="T39">比倫</text:span><text:span text:style-name="T42"> </text:span><text:span text:style-name="T352">↔</text:span><text:span text:style-name="T43"> </text:span><text:span text:style-name="T45">錢、金融系統</text:span><text:span text:style-name="T208">、交</text:span><text:span text:style-name="T45">易、資本、資產、財產 的（一切的）一切。</text:span></text:p>
                    </text:list-item>
                  </text:list>
                </text:list-item>
                <text:list-item>
                  <text:p text:style-name="P87">人類文明的 物質文明、科學、科技。<text:span text:style-name="T15">（</text:span><text:span text:style-name="T19">以賽亞書</text:span><text:span text:style-name="T15">）</text:span></text:p>
                </text:list-item>
              </text:list>
            </text:list-item>
            <text:list-item>
              <text:p text:style-name="P85">埃及。</text:p>
              <text:list>
                <text:list-item>
                  <text:p text:style-name="P88">人類文明的 信念文明、（人類 認定的）宗教。<text:span text:style-name="T14">（</text:span><text:span text:style-name="T19">以賽亞書</text:span><text:span text:style-name="T14">）</text:span></text:p>
                </text:list-item>
                <text:list-item>
                  <text:p text:style-name="P85">人類文明的 信念文明、神學、（人類 認定的）宗教。</text:p>
                </text:list-item>
                <text:list-item>
                  <text:p text:style-name="P88">天主教。<text:span text:style-name="T14">（</text:span><text:span text:style-name="T19">以賽亞書</text:span><text:span text:style-name="T14">）</text:span></text:p>
                </text:list-item>
              </text:list>
            </text:list-item>
            <text:list-item>
              <text:p text:style-name="P85">埃及王法老 <text:span text:style-name="T293">↔</text:span> 天主教教宗。</text:p>
            </text:list-item>
            <text:list-item>
              <text:p text:style-name="P85">埃及地 <text:span text:style-name="T293">↔</text:span> 梵諦岡。</text:p>
            </text:list-item>
            <text:list-item>
              <text:p text:style-name="P102">國民 <text:span text:style-name="T293">↔</text:span> 人類文明的 國民群。</text:p>
            </text:list-item>
            <text:list-item>
              <text:p text:style-name="P102">君王 <text:span text:style-name="T293">↔</text:span> 人類文明的 領導層。</text:p>
            </text:list-item>
            <text:list-item>
              <text:p text:style-name="P89">亞述 <text:span text:style-name="T293">↔</text:span>（分家前 的）基督教。</text:p>
              <text:list>
                <text:list-item>
                  <text:p text:style-name="P143">分家 是 基督教 分成 新教、天主教、東正教。</text:p>
                  <text:list>
                    <text:list-item>
                      <text:p text:style-name="P89">新教 是<text:span text:style-name="T256">（分家後 的）基督教。</text:span></text:p>
                    </text:list-item>
                  </text:list>
                </text:list-item>
              </text:list>
            </text:list-item>
            <text:list-item>
              <text:p text:style-name="P76"><text:span text:style-name="T212">亞述</text:span><text:span text:style-name="T211">人</text:span><text:span text:style-name="T212"> </text:span><text:span text:style-name="T293">↔</text:span><text:span text:style-name="T212">（分家前 的）基督教教徒。</text:span></text:p>
            </text:list-item>
            <text:list-item>
              <text:p text:style-name="P90">瑪代<text:span text:style-name="T257">人</text:span><text:span text:style-name="T90"> </text:span><text:span text:style-name="T352">↔</text:span><text:span text:style-name="T91"> </text:span>科學、科技。</text:p>
            </text:list-item>
            <text:list-item>
              <text:p text:style-name="P91">弓<text:span text:style-name="T90"> </text:span><text:span text:style-name="T352">↔</text:span><text:span text:style-name="T91"> 槍、戰車、戰機、戰艦、航母、火箭筒、無人機、潛水艇、人造衛星、導彈發射井。</text:span></text:p>
            </text:list-item>
            <text:list-item>
              <text:p text:style-name="P152"><text:span text:style-name="T39">明亮之星</text:span><text:span text:style-name="T42"> </text:span><text:span text:style-name="T352">↔</text:span><text:span text:style-name="T43"> </text:span><text:span text:style-name="T213">錢、金融系統。</text:span></text:p>
            </text:list-item>
            <text:list-item>
              <text:p text:style-name="P152"><text:span text:style-name="T39">早晨之子</text:span><text:span text:style-name="T42"> </text:span><text:span text:style-name="T352">↔</text:span><text:span text:style-name="T43"> </text:span><text:span text:style-name="T213">錢、金融系統。</text:span></text:p>
            </text:list-item>
            <text:list-item>
              <text:p text:style-name="P103">人子 <text:span text:style-name="T293">↔</text:span>（基督教 認定的）<text:span text:style-name="T258">先知</text:span>。</text:p>
            </text:list-item>
            <text:list-item>
              <text:p text:style-name="P92">本國 <text:span text:style-name="T293">↔</text:span> 人類文明。</text:p>
            </text:list-item>
            <text:list-item>
              <text:p text:style-name="P153"><text:span text:style-name="T216">子民</text:span><text:span text:style-name="T212"> </text:span><text:span text:style-name="T353">↔</text:span><text:span text:style-name="T212">（生存、生活 在 人類文明的）國民群、領導層、所有個體。</text:span></text:p>
            </text:list-item>
            <text:list-item>
              <text:p text:style-name="P265">百姓 <text:span text:style-name="T293">↔</text:span>（生存、生活 在 人類文明的）國民群、領導層、所有個體。</text:p>
            </text:list-item>
            <text:list-item>
              <text:p text:style-name="P93">一國 <text:span text:style-name="T293">↔</text:span> 一個（人類 認定的）國家。</text:p>
            </text:list-item>
            <text:list-item>
              <text:p text:style-name="P154"><text:span text:style-name="T212">非利士 </text:span><text:span text:style-name="T351">↔</text:span><text:span text:style-name="T211"> 南極。</text:span></text:p>
            </text:list-item>
            <text:list-item>
              <text:p text:style-name="P148"><text:span text:style-name="T140">非利士</text:span><text:span text:style-name="T145">人</text:span><text:span text:style-name="T140"> </text:span><text:span text:style-name="T178">↔</text:span><text:span text:style-name="T136">（人類 認定的）巨人</text:span><text:span text:style-name="T141">。</text:span><text:span text:style-name="T13">（</text:span><text:span text:style-name="T18">撒耳母記下</text:span><text:span text:style-name="T13">）</text:span></text:p>
            </text:list-item>
            <text:list-item>
              <text:p text:style-name="P155"><text:span text:style-name="T211">錫安</text:span><text:span text:style-name="T212">。</text:span></text:p>
              <text:list>
                <text:list-item>
                  <text:p text:style-name="P156"><text:span text:style-name="T211">安全區。</text:span><text:span text:style-name="T259">（經緯度 在 南極）</text:span></text:p>
                </text:list-item>
                <text:list-item>
                  <text:p text:style-name="P157"><text:span text:style-name="T211">（</text:span><text:span text:style-name="T218">塞爾維亞先知</text:span><text:span text:style-name="T217">的 預言的</text:span><text:span text:style-name="T211">）有 三個 十字架 的 地方。</text:span><text:span text:style-name="T11">（</text:span><text:span text:style-name="T17">以賽亞書</text:span><text:span text:style-name="T11">）</text:span></text:p>
                </text:list-item>
              </text:list>
            </text:list-item>
            <text:list-item>
              <text:p text:style-name="P98">外邦。</text:p>
              <text:list>
                <text:list-item>
                  <text:p text:style-name="P94">（人類文明 以外的）其他文明。</text:p>
                </text:list-item>
                <text:list-item>
                  <text:p text:style-name="P95">（<text:span text:style-name="T256">人類物種 </text:span>以外的）其他<text:span text:style-name="T256">物種。</text:span></text:p>
                </text:list-item>
              </text:list>
            </text:list-item>
            <text:list-item>
              <text:p text:style-name="P99">外邦人<text:span text:style-name="T241"> </text:span><text:span text:style-name="T293">↔</text:span><text:span text:style-name="T241">（人類物種 以外的）其他物種的 個體。</text:span></text:p>
              <text:list>
                <text:list-item>
                  <text:p text:style-name="P100">人類物種 不是 所有的 人類物種。</text:p>
                </text:list-item>
                <text:list-item>
                  <text:p text:style-name="P95"><text:span text:style-name="T256">人類物種 是</text:span>（當下的當下 生存、生活 在 人類文明的）<text:span text:style-name="T256">人類物種。</text:span></text:p>
                  <text:list>
                    <text:list-item>
                      <text:p text:style-name="P96">人類文明 是 地表的 人類文明。</text:p>
                      <text:list>
                        <text:list-item>
                          <text:p text:style-name="P96">地表 是 地球個體的 表面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8"><text:span text:style-name="T211">外邦的</text:span><text:span text:style-name="T217">使</text:span><text:span text:style-name="T211">者</text:span><text:span text:style-name="T212"> </text:span><text:span text:style-name="T351">↔</text:span><text:span text:style-name="T217">（</text:span><text:span text:style-name="T40">人類</text:span><text:span text:style-name="T217"> 認定的）天使、天上</text:span><text:span text:style-name="T211">的</text:span><text:span text:style-name="T217">使</text:span><text:span text:style-name="T211">者</text:span><text:span text:style-name="T217">。</text:span></text:p>
              <text:list>
                <text:list-item>
                  <text:p text:style-name="P158"><text:span text:style-name="T217">明顯例子，</text:span><text:span text:style-name="T44">阿米</text:span><text:span text:style-name="T217">（</text:span><text:span text:style-name="T44">星星的孩子</text:span><text:span text:style-name="T217">）。</text:span></text:p>
                </text:list-item>
              </text:list>
            </text:list-item>
            <text:list-item>
              <text:p text:style-name="P159"><text:span text:style-name="T135">摩西</text:span><text:span text:style-name="T136"> </text:span><text:span text:style-name="T180">↔</text:span><text:span text:style-name="T136">（基督教 認定的）先知。</text:span></text:p>
            </text:list-item>
            <text:list-item>
              <text:p text:style-name="P160"><text:span text:style-name="T137">何烈山 </text:span><text:span text:style-name="T181">↔</text:span><text:span text:style-name="T138"> 核彈、核戰。</text:span></text:p>
            </text:list-item>
            <text:list-item>
              <text:p text:style-name="P266">石板 <text:span text:style-name="T293">↔</text:span> 本書的 領域。</text:p>
            </text:list-item>
            <text:list-item>
              <text:p text:style-name="P161"><text:span text:style-name="T135">西乃山 </text:span><text:span text:style-name="T182">↔</text:span><text:span text:style-name="T260">（對於 讀者 來說，完全不重要 的存在）</text:span><text:span text:style-name="T135">的 領域。</text:span></text:p>
            </text:list-item>
            <text:list-item>
              <text:p text:style-name="P162"><text:span text:style-name="T139">萬國</text:span><text:span text:style-name="T137"> </text:span><text:span text:style-name="T181">↔</text:span><text:span text:style-name="T138"> 所有</text:span><text:span text:style-name="T140">文明。</text:span></text:p>
              <text:list>
                <text:list-item>
                  <text:p text:style-name="P162"><text:span text:style-name="T140">人類文明 </text:span><text:span text:style-name="T141">是 </text:span><text:span text:style-name="T138">所有</text:span><text:span text:style-name="T140">文明的 其中一個文明。</text:span></text:p>
                </text:list-item>
              </text:list>
            </text:list-item>
            <text:list-item>
              <text:p text:style-name="P267"><text:span text:style-name="T256">西拉 </text:span><text:span text:style-name="T351">↔</text:span><text:span text:style-name="T256"> 香格里拉。</text:span><text:span text:style-name="T21">（不是（人類 認定的）佩特拉、加底斯）</text:span><text:span text:style-name="T20">（</text:span><text:span text:style-name="T5">以賽亞書</text:span><text:span text:style-name="T20">）</text:span></text:p>
            </text:list-item>
            <text:list-item>
              <text:p text:style-name="P163"><text:span text:style-name="T140">雅各 </text:span><text:span text:style-name="T178">↔</text:span><text:span text:style-name="T136">（基督教 認定的）先知。</text:span><text:span text:style-name="T11">（</text:span><text:span text:style-name="T17">以賽亞書</text:span><text:span text:style-name="T11">）</text:span></text:p>
            </text:list-item>
            <text:list-item>
              <text:p text:style-name="P262"><text:span text:style-name="T241">雅各</text:span><text:span text:style-name="T219">的君</text:span><text:span text:style-name="T241"> </text:span><text:span text:style-name="T353">↔</text:span><text:span text:style-name="T241">（生存、生活 在 人類文明的）領導層</text:span>。<text:span text:style-name="T1">（</text:span><text:span text:style-name="T5">以賽亞書</text:span><text:span text:style-name="T1">）</text:span></text:p>
            </text:list-item>
            <text:list-item>
              <text:p text:style-name="P270">偶像。</text:p>
              <text:list>
                <text:list-item>
                  <text:p text:style-name="P263"><text:span text:style-name="T256">錢</text:span>。<text:span text:style-name="T1">（</text:span><text:span text:style-name="T5">以賽亞書</text:span><text:span text:style-name="T1">）</text:span></text:p>
                  <text:list>
                    <text:list-item>
                      <text:p text:style-name="P268">錢、金融系統。</text:p>
                    </text:list-item>
                    <text:list-item>
                      <text:p text:style-name="P297">錢、金融系統、交易、資本、資產、財產。</text:p>
                    </text:list-item>
                    <text:list-item>
                      <text:p text:style-name="P297">錢（本身）、金融系統（本身）、交易（本身）、資本（本身）。</text:p>
                    </text:list-item>
                    <text:list-item>
                      <text:p text:style-name="P269"><text:span text:style-name="T27">錢、金融系統</text:span><text:span text:style-name="T267">、交</text:span><text:span text:style-name="T27">易、資本、資產、財產 的（一切的）一切。</text:span></text:p>
                    </text:list-item>
                  </text:list>
                </text:list-item>
              </text:list>
            </text:list-item>
            <text:list-item>
              <text:p text:style-name="P279">瞎子 <text:span text:style-name="T351">↔</text:span><text:span text:style-name="T256"> 一心追求 道、物質文明、</text:span>錢、奶嘴樂、私慾增長 的 個體<text:span text:style-name="T256">。</text:span><text:span text:style-name="T21">（</text:span><text:span text:style-name="T5">以賽亞書</text:span><text:span text:style-name="T21">）</text:span></text:p>
            </text:list-item>
            <text:list-item>
              <text:p text:style-name="P280"><text:span text:style-name="T268">迦勒底人</text:span> <text:span text:style-name="T351">↔</text:span><text:span text:style-name="T256">（人類 認定的）蜥蜴人。</text:span><text:span text:style-name="T21">（</text:span><text:span text:style-name="T5">以賽亞書</text:span><text:span text:style-name="T21">）</text:span></text:p>
            </text:list-item>
            <text:list-item>
              <text:p text:style-name="P281"><text:span text:style-name="T268">曠野</text:span> <text:span text:style-name="T351">↔</text:span><text:span text:style-name="T256">（對於 </text:span><text:span text:style-name="T116">人類</text:span><text:span text:style-name="T117">文明 來說</text:span><text:span text:style-name="T282">）全新的、從未出現過的 精神文明 本身、學門、一切。</text:span><text:span text:style-name="T25">（</text:span><text:span text:style-name="T9">以賽亞書</text:span><text:span text:style-name="T25">）</text:span></text:p>
            </text:list-item>
            <text:list-item>
              <text:p text:style-name="P271">道路。</text:p>
              <text:list>
                <text:list-item>
                  <text:p text:style-name="P282"><text:span text:style-name="T256">（人類 認定的）神 透過、使用（</text:span><text:span text:style-name="T84">基督教</text:span><text:span text:style-name="T256"> 認定的）先知</text:span> 傳遞的、傳達的 訊息<text:span text:style-name="T256">。</text:span></text:p>
                </text:list-item>
                <text:list-item>
                  <text:p text:style-name="P282"><text:span text:style-name="T256">（人類 認定的）神 透過、使用（</text:span><text:span text:style-name="T84">以賽亞</text:span><text:span text:style-name="T256">書 認定的）</text:span>雅各 傳遞的、傳達的 訊息<text:span text:style-name="T256">。</text:span><text:span text:style-name="T22">（</text:span><text:span text:style-name="T6">以賽亞書</text:span><text:span text:style-name="T22">）</text:span></text:p>
                </text:list-item>
              </text:list>
            </text:list-item>
            <text:list-item>
              <text:p text:style-name="P283"><text:span text:style-name="T268">沙漠</text:span> <text:span text:style-name="T351">↔</text:span><text:span text:style-name="T256"> 人類文明 既有的、沙漠化的、早已存在的 精神文明 本身、學門、一切。</text:span><text:span text:style-name="T23">（</text:span><text:span text:style-name="T7">以賽亞書</text:span><text:span text:style-name="T23">）</text:span></text:p>
            </text:list-item>
            <text:list-item>
              <text:p text:style-name="P164"><text:span text:style-name="T141">江河</text:span><text:span text:style-name="T140">。</text:span></text:p>
              <text:list>
                <text:list-item>
                  <text:p text:style-name="P164"><text:span text:style-name="T136">（人類</text:span><text:span text:style-name="T141">文明 </text:span><text:span text:style-name="T136">的）</text:span><text:span text:style-name="T141">物質文明、精神文明 均衡發展、同時發展、並行發展。</text:span><text:span text:style-name="T12">（</text:span><text:span text:style-name="T17">以賽亞書</text:span><text:span text:style-name="T12">）</text:span></text:p>
                  <text:list>
                    <text:list-item>
                      <text:p text:style-name="P166"><text:span text:style-name="T136">（人類</text:span><text:span text:style-name="T141">文明 </text:span><text:span text:style-name="T136">的）</text:span><text:span text:style-name="T142">道</text:span><text:span text:style-name="T141">、</text:span><text:span text:style-name="T136">德</text:span><text:span text:style-name="T141">、個體 均衡發展、同時發展、並行發展。</text:span></text:p>
                    </text:list-item>
                    <text:list-item>
                      <text:p text:style-name="P311"><text:span text:style-name="T220">（相關內容在 </text:span><text:span text:style-name="T113">_</text:span><text:span text:style-name="T220"> 文件群的 </text:span><text:span text:style-name="T113">文明</text:span><text:span text:style-name="T220"> 的 </text:span><text:span text:style-name="T113">新生文明</text:span><text:span text:style-name="T220">）</text:span><text:span text:style-name="T211">。</text:span></text:p>
                    </text:list-item>
                  </text:list>
                </text:list-item>
              </text:list>
            </text:list-item>
            <text:list-item>
              <text:p text:style-name="P284"><text:span text:style-name="T256">野狗</text:span> <text:span text:style-name="T351">↔</text:span>（基督教 認定的）山羊。<text:span text:style-name="T21">（</text:span><text:span text:style-name="T5">以賽亞書</text:span><text:span text:style-name="T21">）</text:span></text:p>
            </text:list-item>
            <text:list-item>
              <text:p text:style-name="P285"><text:span text:style-name="T256">鴕鳥</text:span> <text:span text:style-name="T351">↔</text:span><text:span text:style-name="T256"> 不願意留心去看 預言、神蹟 的 個體。</text:span><text:span text:style-name="T21">（</text:span><text:span text:style-name="T5">以賽亞書</text:span><text:span text:style-name="T21">）</text:span></text:p>
            </text:list-item>
            <text:list-item>
              <text:p text:style-name="P264">我的百姓。</text:p>
              <text:list>
                <text:list-item>
                  <text:p text:style-name="P165"><text:span text:style-name="T141">（</text:span><text:span text:style-name="T143">以西結</text:span><text:span text:style-name="T141">書 認定的</text:span><text:span text:style-name="T136">）</text:span><text:span text:style-name="T144">公綿羊、</text:span><text:span text:style-name="T136">瘦羊</text:span><text:span text:style-name="T141">。</text:span><text:span text:style-name="T12">（</text:span><text:span text:style-name="T17">以賽亞書</text:span><text:span text:style-name="T12">）</text:span></text:p>
                  <text:list>
                    <text:list-item>
                      <text:p text:style-name="P296"><text:span text:style-name="T216">我的百姓</text:span><text:span text:style-name="T212"> </text:span><text:span text:style-name="T351">↔</text:span><text:span text:style-name="T211"> 名字有在</text:span><text:span text:style-name="T212">（啟示錄 認定的）生命冊，並且 名字沒有被塗抹掉，</text:span><text:span text:style-name="T211">的人。</text:span></text:p>
                    </text:list-item>
                  </text:list>
                </text:list-item>
              </text:list>
            </text:list-item>
            <text:list-item>
              <text:p text:style-name="P264">我的選民。</text:p>
              <text:list>
                <text:list-item>
                  <text:p text:style-name="P165"><text:span text:style-name="T141">（</text:span><text:span text:style-name="T143">以西結</text:span><text:span text:style-name="T141">書 認定的</text:span><text:span text:style-name="T136">）</text:span><text:span text:style-name="T144">我的羊、公綿羊、</text:span><text:span text:style-name="T136">瘦羊、</text:span><text:span text:style-name="T144">公山羊、</text:span><text:span text:style-name="T136">肥羊。</text:span><text:span text:style-name="T12">（</text:span><text:span text:style-name="T17">以賽亞書</text:span><text:span text:style-name="T12">）</text:span></text:p>
                  <text:list>
                    <text:list-item>
                      <text:p text:style-name="P296"><text:span text:style-name="T216">我的選民</text:span><text:span text:style-name="T212"> </text:span><text:span text:style-name="T351">↔</text:span><text:span text:style-name="T211"> 名字有在</text:span><text:span text:style-name="T212">（啟示錄 認定的）生命冊 </text:span><text:span text:style-name="T211">的人。</text:span></text:p>
                    </text:list-item>
                  </text:list>
                </text:list-item>
              </text:list>
            </text:list-item>
            <text:list-item>
              <text:p text:style-name="P272"><text:span text:style-name="T281">大衛王 </text:span><text:span text:style-name="T354">↔</text:span><text:span text:style-name="T281"> 地球文明的 領導層。</text:span><text:span text:style-name="T24">（</text:span><text:span text:style-name="T8">撒耳母記下、</text:span><text:span text:style-name="T24">以賽亞書）</text:span></text:p>
            </text:list-item>
            <text:list-item>
              <text:p text:style-name="P289"><text:span text:style-name="T281">大衛 </text:span><text:span text:style-name="T354">↔</text:span><text:span text:style-name="T281"> 人類文明的 領導層。</text:span><text:span text:style-name="T24">（</text:span><text:span text:style-name="T8">撒耳母記下、</text:span><text:span text:style-name="T24">以賽亞書）</text:span></text:p>
            </text:list-item>
            <text:list-item>
              <text:p text:style-name="P290"><text:span text:style-name="T198">磐石 </text:span><text:span text:style-name="T327">↔</text:span><text:span text:style-name="T198"> 聖經、聖經的內容。</text:span><text:span text:style-name="T24">（</text:span><text:span text:style-name="T8">撒耳母記下</text:span><text:span text:style-name="T24">）</text:span></text:p>
            </text:list-item>
            <text:list-item>
              <text:p text:style-name="P291"><text:span text:style-name="T268">約押 </text:span><text:span text:style-name="T293">↔</text:span> <text:span text:style-name="T268">人類文明的（（以西結書 認定的）公綿羊、瘦羊）領導層。</text:span><text:span text:style-name="T1">（</text:span><text:span text:style-name="T8">撒耳母記下</text:span><text:span text:style-name="T1">）</text:span></text:p>
            </text:list-item>
            <text:list-item>
              <text:p text:style-name="P292"><text:span text:style-name="T241">摩押 </text:span><text:span text:style-name="T353">↔</text:span><text:span text:style-name="T241">（人類文明 的）物質文明。</text:span><text:span text:style-name="T1">（以賽亞書）</text:span></text:p>
            </text:list-item>
            <text:list-item>
              <text:p text:style-name="P292"><text:span text:style-name="T241">摩押人 </text:span><text:span text:style-name="T353">↔</text:span><text:span text:style-name="T241"> 一心追求 道、物質文明、錢、奶嘴樂、私慾增長 的 個體。</text:span><text:span text:style-name="T1">（以賽亞書）</text:span></text:p>
            </text:list-item>
            <text:list-item>
              <text:p text:style-name="P104"><text:span text:style-name="T152">亞珥、基珥 </text:span><text:span text:style-name="T179">↔</text:span><text:span text:style-name="T152"> 錢、</text:span><text:span text:style-name="T153">金融系統</text:span><text:span text:style-name="T152">。</text:span></text:p>
            </text:list-item>
            <text:list-item>
              <text:p text:style-name="P105"><text:span text:style-name="T152">尼波、米底巴 </text:span><text:span text:style-name="T179">↔</text:span><text:span text:style-name="T152"> </text:span><text:span text:style-name="T150">道、物質文明。</text:span></text:p>
              <text:list>
                <text:list-item>
                  <text:p text:style-name="P167"><text:span text:style-name="T141">道 </text:span><text:span text:style-name="T140">的 明顯例子，（人類</text:span><text:span text:style-name="T141"> 認定的</text:span><text:span text:style-name="T136">）</text:span><text:span text:style-name="T140">科學、科技。</text:span></text:p>
                </text:list-item>
                <text:list-item>
                  <text:p text:style-name="P167"><text:span text:style-name="T140">明顯例子，建立在 </text:span><text:span text:style-name="T141">物質文明、</text:span><text:span text:style-name="T140">（人類</text:span><text:span text:style-name="T141"> 認定的</text:span><text:span text:style-name="T136">）</text:span><text:span text:style-name="T140">科學、科技 的，投影世界觀。</text:span></text:p>
                </text:list-item>
              </text:list>
            </text:list-item>
            <text:list-item>
              <text:p text:style-name="P106"><text:span text:style-name="T150">希實本 的 田地</text:span><text:span text:style-name="T151"> </text:span><text:span text:style-name="T183">↔</text:span><text:span text:style-name="T151">（對於 </text:span><text:span text:style-name="T169">人類</text:span><text:span text:style-name="T170">文明 來說</text:span><text:span text:style-name="T151">）</text:span><text:span text:style-name="T150">全新的、從未出現過的 精神文明 本身、學門、一切 的 變化、本能、</text:span><text:span text:style-name="T151">機會、可能性、發展性。</text:span><text:span text:style-name="T16">（以賽亞書）</text:span></text:p>
            </text:list-item>
            <text:list-item>
              <text:p text:style-name="P293"><text:span text:style-name="T256">西比瑪 的 葡萄樹 </text:span><text:span text:style-name="T351">↔</text:span><text:span text:style-name="T256">（對於 </text:span><text:span text:style-name="T116">人類</text:span><text:span text:style-name="T117">文明 來說</text:span><text:span text:style-name="T282">）全新的、從未出現過的 精神文明 本身、學門、一切 的 存在、傳承。</text:span><text:span text:style-name="T21">（以賽亞書）</text:span></text:p>
            </text:list-item>
            <text:list-item>
              <text:p text:style-name="P273">大馬色 <text:span text:style-name="T293">↔</text:span> 人類文明的 國家、部落。<text:span text:style-name="T1">（以賽亞書）</text:span></text:p>
            </text:list-item>
            <text:list-item>
              <text:p text:style-name="P294"><text:span text:style-name="T256">以法蓮 </text:span><text:span text:style-name="T351">↔</text:span><text:span text:style-name="T256"> 人類文明的 物質文明、科學、科技。</text:span><text:span text:style-name="T21">（以賽亞書）</text:span></text:p>
            </text:list-item>
            <text:list-item>
              <text:p text:style-name="P274"><text:span text:style-name="T268">木偶 </text:span><text:span text:style-name="T293">↔</text:span> 神像。<text:span text:style-name="T1">（以賽亞書）</text:span></text:p>
            </text:list-item>
            <text:list-item>
              <text:p text:style-name="P275">日像<text:span text:style-name="T241"> </text:span><text:span text:style-name="T293">↔</text:span> 錢。<text:span text:style-name="T1">（以賽亞書）</text:span></text:p>
            </text:list-item>
            <text:list-item>
              <text:p text:style-name="P276">古實<text:span text:style-name="T241"> </text:span><text:span text:style-name="T293">↔</text:span> 地球。<text:span text:style-name="T1">（以賽亞書）</text:span></text:p>
            </text:list-item>
            <text:list-item>
              <text:p text:style-name="P277"><text:span text:style-name="T291">大山小岡、山、岡 </text:span><text:span text:style-name="T293">↔</text:span> <text:span text:style-name="T292">錢、金融系</text:span>統。<text:span text:style-name="T1">（以賽亞書）</text:span></text:p>
            </text:list-item>
            <text:list-item>
              <text:p text:style-name="P295">荒廢之地、地</text:p>
              <text:list>
                <text:list-item>
                  <text:p text:style-name="P278"><text:span text:style-name="T262">不相信（基督教 認定的）耶和華 是 神，的 國家、文明、群體。</text:span><text:span text:style-name="T1">（</text:span><text:span text:style-name="T26">以西結</text:span><text:span text:style-name="T1">書</text:span><text:span text:style-name="T26">）</text:span></text:p>
                </text:list-item>
                <text:list-item>
                  <text:p text:style-name="P278"><text:span text:style-name="T268">無神論、反神論、不可知論 的 國家、文明、群體。</text:span><text:span text:style-name="T1">（</text:span><text:span text:style-name="T26">以西結</text:span><text:span text:style-name="T1">書</text:span><text:span text:style-name="T26">）</text:span></text:p>
                </text:list-item>
              </text:list>
            </text:list-item>
            <text:list-item>
              <text:p text:style-name="P286">青草 <text:span text:style-name="T293">↔</text:span> 大人、年輕人、壯年人。</text:p>
            </text:list-item>
            <text:list-item>
              <text:p text:style-name="P286">嫩草 <text:span text:style-name="T293">↔</text:span> 小孩、兒童、嬰兒。</text:p>
            </text:list-item>
            <text:list-item>
              <text:p text:style-name="P286">柳樹河 <text:span text:style-name="T293">↔</text:span> 冥河。</text:p>
            </text:list-item>
            <text:list-item>
              <text:p text:style-name="P287">流本人 <text:span text:style-name="T293">↔</text:span> <text:span text:style-name="T96">星船文明</text:span>。<text:span text:style-name="T1">（流便人）</text:span></text:p>
            </text:list-item>
            <text:list-item>
              <text:p text:style-name="P287">迦得人 <text:span text:style-name="T293">↔</text:span> <text:span text:style-name="T96">海洋文明</text:span>。</text:p>
            </text:list-item>
            <text:list-item>
              <text:p text:style-name="P287">瑪拿西半支派的人 <text:span text:style-name="T293">↔</text:span> <text:span text:style-name="T96">遠古文明</text:span>。</text:p>
            </text:list-item>
            <text:list-item>
              <text:p text:style-name="P288"><text:span text:style-name="T97">約旦河東</text:span> <text:span text:style-name="T293">↔</text:span> 未來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14:57.741000000</dc:date>
    <meta:editing-duration>P14DT38M32S</meta:editing-duration>
    <meta:editing-cycles>11535</meta:editing-cycles>
    <meta:document-statistic meta:table-count="0" meta:image-count="0" meta:object-count="0" meta:page-count="1" meta:paragraph-count="848" meta:word-count="14276" meta:character-count="17236" meta:non-whitespace-character-count="15405"/>
  </office:meta>
</office:document-meta>
</file>